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44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38.35mm"/>
    </style:style>
    <style:style style:name="co5" style:family="table-column">
      <style:table-column-properties fo:break-before="auto" style:column-width="52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32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1.1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1" style:family="table-cell" style:parent-style-name="Default" style:data-style-name="N0"/>
    <style:style style:name="ce11" style:family="table-cell" style:parent-style-name="Default" style:data-style-name="N123"/>
    <style:style style:name="ce12" style:family="table-cell" style:parent-style-name="Default" style:data-style-name="N122"/>
    <style:style style:name="ce1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Until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GasConsumption_m3_per_hr</text:p>
          </table:table-cell>
          <table:table-cell table:style-name="ce5" table:number-columns-repeated="3"/>
          <table:table-cell table:style-name="Default" table:number-columns-repeated="3"/>
          <table:table-cell table:style-name="ce5" table:number-columns-repeated="1013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table:style-name="ce3" office:value-type="time" office:time-value="PT00H00M00S" calcext:value-type="time">
            <text:p>0:00</text:p>
          </table:table-cell>
          <table:table-cell table:style-name="ce3" table:formula="of:=[.B2]+1/24" office:value-type="time" office:time-value="PT01H00M00S" calcext:value-type="time">
            <text:p>1:00</text:p>
          </table:table-cell>
          <table:table-cell table:style-name="ce11" table:formula="of:=[.A2]+[.B2]" office:value-type="date" office:date-value="2022-01-26" calcext:value-type="date">
            <text:p>26-01 0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2]=23/24;[.A2]+1;[.A2])" office:value-type="date" office:date-value="2022-01-26" calcext:value-type="date">
            <text:p>2022-01-26</text:p>
          </table:table-cell>
          <table:table-cell table:style-name="ce3" table:formula="of:=IF([.B2]=23/24;0;[.C2])" office:value-type="time" office:time-value="PT01H00M00S" calcext:value-type="time">
            <text:p>1:00</text:p>
          </table:table-cell>
          <table:table-cell table:style-name="ce3" table:formula="of:=[.B3]+1/24" office:value-type="time" office:time-value="PT02H00M00S" calcext:value-type="time">
            <text:p>2:00</text:p>
          </table:table-cell>
          <table:table-cell table:style-name="ce11" table:formula="of:=[.A3]+[.B3]" office:value-type="date" office:date-value="2022-01-26T01:00:00" calcext:value-type="date">
            <text:p>26-01 1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3]=23/24;[.A3]+1;[.A3])" office:value-type="date" office:date-value="2022-01-26" calcext:value-type="date">
            <text:p>2022-01-26</text:p>
          </table:table-cell>
          <table:table-cell table:style-name="ce3" table:formula="of:=IF([.B3]=23/24;0;[.C3])" office:value-type="time" office:time-value="PT02H00M00S" calcext:value-type="time">
            <text:p>2:00</text:p>
          </table:table-cell>
          <table:table-cell table:style-name="ce3" table:formula="of:=[.B4]+1/24" office:value-type="time" office:time-value="PT03H00M00S" calcext:value-type="time">
            <text:p>3:00</text:p>
          </table:table-cell>
          <table:table-cell table:style-name="ce11" table:formula="of:=[.A4]+[.B4]" office:value-type="date" office:date-value="2022-01-26T02:00:00" calcext:value-type="date">
            <text:p>26-01 2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4]=23/24;[.A4]+1;[.A4])" office:value-type="date" office:date-value="2022-01-26" calcext:value-type="date">
            <text:p>2022-01-26</text:p>
          </table:table-cell>
          <table:table-cell table:style-name="ce3" table:formula="of:=IF([.B4]=23/24;0;[.C4])" office:value-type="time" office:time-value="PT03H00M00S" calcext:value-type="time">
            <text:p>3:00</text:p>
          </table:table-cell>
          <table:table-cell table:style-name="ce3" table:formula="of:=[.B5]+1/24" office:value-type="time" office:time-value="PT04H00M00S" calcext:value-type="time">
            <text:p>4:00</text:p>
          </table:table-cell>
          <table:table-cell table:style-name="ce11" table:formula="of:=[.A5]+[.B5]" office:value-type="date" office:date-value="2022-01-26T03:00:00" calcext:value-type="date">
            <text:p>26-01 3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5]=23/24;[.A5]+1;[.A5])" office:value-type="date" office:date-value="2022-01-26" calcext:value-type="date">
            <text:p>2022-01-26</text:p>
          </table:table-cell>
          <table:table-cell table:style-name="ce3" table:formula="of:=IF([.B5]=23/24;0;[.C5])" office:value-type="time" office:time-value="PT04H00M00S" calcext:value-type="time">
            <text:p>4:00</text:p>
          </table:table-cell>
          <table:table-cell table:style-name="ce3" table:formula="of:=[.B6]+1/24" office:value-type="time" office:time-value="PT05H00M00S" calcext:value-type="time">
            <text:p>5:00</text:p>
          </table:table-cell>
          <table:table-cell table:style-name="ce11" table:formula="of:=[.A6]+[.B6]" office:value-type="date" office:date-value="2022-01-26T04:00:00" calcext:value-type="date">
            <text:p>26-01 4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6]=23/24;[.A6]+1;[.A6])" office:value-type="date" office:date-value="2022-01-26" calcext:value-type="date">
            <text:p>2022-01-26</text:p>
          </table:table-cell>
          <table:table-cell table:style-name="ce3" table:formula="of:=IF([.B6]=23/24;0;[.C6])" office:value-type="time" office:time-value="PT05H00M00S" calcext:value-type="time">
            <text:p>5:00</text:p>
          </table:table-cell>
          <table:table-cell table:style-name="ce3" table:formula="of:=[.B7]+1/24" office:value-type="time" office:time-value="PT06H00M00S" calcext:value-type="time">
            <text:p>6:00</text:p>
          </table:table-cell>
          <table:table-cell table:style-name="ce11" table:formula="of:=[.A7]+[.B7]" office:value-type="date" office:date-value="2022-01-26T05:00:00" calcext:value-type="date">
            <text:p>26-01 5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7]=23/24;[.A7]+1;[.A7])" office:value-type="date" office:date-value="2022-01-26" calcext:value-type="date">
            <text:p>2022-01-26</text:p>
          </table:table-cell>
          <table:table-cell table:style-name="ce3" table:formula="of:=IF([.B7]=23/24;0;[.C7])" office:value-type="time" office:time-value="PT06H00M00S" calcext:value-type="time">
            <text:p>6:00</text:p>
          </table:table-cell>
          <table:table-cell table:style-name="ce3" table:formula="of:=[.B8]+1/24" office:value-type="time" office:time-value="PT07H00M00S" calcext:value-type="time">
            <text:p>7:00</text:p>
          </table:table-cell>
          <table:table-cell table:style-name="ce11" table:formula="of:=[.A8]+[.B8]" office:value-type="date" office:date-value="2022-01-26T06:00:00" calcext:value-type="date">
            <text:p>26-01 6:00</text:p>
          </table:table-cell>
          <table:table-cell office:value-type="float" office:value="0.076" calcext:value-type="float">
            <text:p>0.076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8]=23/24;[.A8]+1;[.A8])" office:value-type="date" office:date-value="2022-01-26" calcext:value-type="date">
            <text:p>2022-01-26</text:p>
          </table:table-cell>
          <table:table-cell table:style-name="ce3" table:formula="of:=IF([.B8]=23/24;0;[.C8])" office:value-type="time" office:time-value="PT07H00M00S" calcext:value-type="time">
            <text:p>7:00</text:p>
          </table:table-cell>
          <table:table-cell table:style-name="ce3" table:formula="of:=[.B9]+1/24" office:value-type="time" office:time-value="PT08H00M00S" calcext:value-type="time">
            <text:p>8:00</text:p>
          </table:table-cell>
          <table:table-cell table:style-name="ce11" table:formula="of:=[.A9]+[.B9]" office:value-type="date" office:date-value="2022-01-26T07:00:00" calcext:value-type="date">
            <text:p>26-01 7:00</text:p>
          </table:table-cell>
          <table:table-cell office:value-type="float" office:value="1.465" calcext:value-type="float">
            <text:p>1.465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9]=23/24;[.A9]+1;[.A9])" office:value-type="date" office:date-value="2022-01-26" calcext:value-type="date">
            <text:p>2022-01-26</text:p>
          </table:table-cell>
          <table:table-cell table:style-name="ce3" table:formula="of:=IF([.B9]=23/24;0;[.C9])" office:value-type="time" office:time-value="PT08H00M00S" calcext:value-type="time">
            <text:p>8:00</text:p>
          </table:table-cell>
          <table:table-cell table:style-name="ce3" table:formula="of:=[.B10]+1/24" office:value-type="time" office:time-value="PT09H00M00S" calcext:value-type="time">
            <text:p>9:00</text:p>
          </table:table-cell>
          <table:table-cell table:style-name="ce11" table:formula="of:=[.A10]+[.B10]" office:value-type="date" office:date-value="2022-01-26T08:00:00" calcext:value-type="date">
            <text:p>26-01 8:00</text:p>
          </table:table-cell>
          <table:table-cell office:value-type="float" office:value="0.298" calcext:value-type="float">
            <text:p>0.298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0]=23/24;[.A10]+1;[.A10])" office:value-type="date" office:date-value="2022-01-26" calcext:value-type="date">
            <text:p>2022-01-26</text:p>
          </table:table-cell>
          <table:table-cell table:style-name="ce3" table:formula="of:=IF([.B10]=23/24;0;[.C10])" office:value-type="time" office:time-value="PT09H00M00S" calcext:value-type="time">
            <text:p>9:00</text:p>
          </table:table-cell>
          <table:table-cell table:style-name="ce3" table:formula="of:=[.B11]+1/24" office:value-type="time" office:time-value="PT10H00M00S" calcext:value-type="time">
            <text:p>10:00</text:p>
          </table:table-cell>
          <table:table-cell table:style-name="ce11" table:formula="of:=[.A11]+[.B11]" office:value-type="date" office:date-value="2022-01-26T09:00:00" calcext:value-type="date">
            <text:p>26-01 9:00</text:p>
          </table:table-cell>
          <table:table-cell office:value-type="float" office:value="0.219" calcext:value-type="float">
            <text:p>0.219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1]=23/24;[.A11]+1;[.A11])" office:value-type="date" office:date-value="2022-01-26" calcext:value-type="date">
            <text:p>2022-01-26</text:p>
          </table:table-cell>
          <table:table-cell table:style-name="ce3" table:formula="of:=IF([.B11]=23/24;0;[.C11])" office:value-type="time" office:time-value="PT10H00M00S" calcext:value-type="time">
            <text:p>10:00</text:p>
          </table:table-cell>
          <table:table-cell table:style-name="ce3" table:formula="of:=[.B12]+1/24" office:value-type="time" office:time-value="PT11H00M00S" calcext:value-type="time">
            <text:p>11:00</text:p>
          </table:table-cell>
          <table:table-cell table:style-name="ce11" table:formula="of:=[.A12]+[.B12]" office:value-type="date" office:date-value="2022-01-26T10:00:00" calcext:value-type="date">
            <text:p>26-01 10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2]=23/24;[.A12]+1;[.A12])" office:value-type="date" office:date-value="2022-01-26" calcext:value-type="date">
            <text:p>2022-01-26</text:p>
          </table:table-cell>
          <table:table-cell table:style-name="ce3" table:formula="of:=IF([.B12]=23/24;0;[.C12])" office:value-type="time" office:time-value="PT11H00M00S" calcext:value-type="time">
            <text:p>11:00</text:p>
          </table:table-cell>
          <table:table-cell table:style-name="ce3" table:formula="of:=[.B13]+1/24" office:value-type="time" office:time-value="PT12H00M00S" calcext:value-type="time">
            <text:p>12:00</text:p>
          </table:table-cell>
          <table:table-cell table:style-name="ce11" table:formula="of:=[.A13]+[.B13]" office:value-type="date" office:date-value="2022-01-26T11:00:00" calcext:value-type="date">
            <text:p>26-01 11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3]=23/24;[.A13]+1;[.A13])" office:value-type="date" office:date-value="2022-01-26" calcext:value-type="date">
            <text:p>2022-01-26</text:p>
          </table:table-cell>
          <table:table-cell table:style-name="ce3" table:formula="of:=IF([.B13]=23/24;0;[.C13])" office:value-type="time" office:time-value="PT12H00M00S" calcext:value-type="time">
            <text:p>12:00</text:p>
          </table:table-cell>
          <table:table-cell table:style-name="ce3" table:formula="of:=[.B14]+1/24" office:value-type="time" office:time-value="PT13H00M00S" calcext:value-type="time">
            <text:p>13:00</text:p>
          </table:table-cell>
          <table:table-cell table:style-name="ce11" table:formula="of:=[.A14]+[.B14]" office:value-type="date" office:date-value="2022-01-26T12:00:00" calcext:value-type="date">
            <text:p>26-01 12:00</text:p>
          </table:table-cell>
          <table:table-cell office:value-type="float" office:value="0.011" calcext:value-type="float">
            <text:p>0.011</text:p>
          </table:table-cell>
          <table:table-cell table:number-columns-repeated="1019"/>
        </table:table-row>
        <table:table-row table:style-name="ro1">
          <table:table-cell table:formula="of:=IF([.B14]=23/24;[.A14]+1;[.A14])" office:value-type="date" office:date-value="2022-01-26" calcext:value-type="date">
            <text:p>2022-01-26</text:p>
          </table:table-cell>
          <table:table-cell table:style-name="ce3" table:formula="of:=IF([.B14]=23/24;0;[.C14])" office:value-type="time" office:time-value="PT13H00M00S" calcext:value-type="time">
            <text:p>13:00</text:p>
          </table:table-cell>
          <table:table-cell table:style-name="ce3" table:formula="of:=[.B15]+1/24" office:value-type="time" office:time-value="PT14H00M00S" calcext:value-type="time">
            <text:p>14:00</text:p>
          </table:table-cell>
          <table:table-cell table:style-name="ce11" table:formula="of:=[.A15]+[.B15]" office:value-type="date" office:date-value="2022-01-26T13:00:00" calcext:value-type="date">
            <text:p>26-01 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5]=23/24;[.A15]+1;[.A15])" office:value-type="date" office:date-value="2022-01-26" calcext:value-type="date">
            <text:p>2022-01-26</text:p>
          </table:table-cell>
          <table:table-cell table:style-name="ce3" table:formula="of:=IF([.B15]=23/24;0;[.C15])" office:value-type="time" office:time-value="PT14H00M00S" calcext:value-type="time">
            <text:p>14:00</text:p>
          </table:table-cell>
          <table:table-cell table:style-name="ce3" table:formula="of:=[.B16]+1/24" office:value-type="time" office:time-value="PT15H00M00S" calcext:value-type="time">
            <text:p>15:00</text:p>
          </table:table-cell>
          <table:table-cell table:style-name="ce11" table:formula="of:=[.A16]+[.B16]" office:value-type="date" office:date-value="2022-01-26T14:00:00" calcext:value-type="date">
            <text:p>26-01 14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6]=23/24;[.A16]+1;[.A16])" office:value-type="date" office:date-value="2022-01-26" calcext:value-type="date">
            <text:p>2022-01-26</text:p>
          </table:table-cell>
          <table:table-cell table:style-name="ce3" table:formula="of:=IF([.B16]=23/24;0;[.C16])" office:value-type="time" office:time-value="PT15H00M00S" calcext:value-type="time">
            <text:p>15:00</text:p>
          </table:table-cell>
          <table:table-cell table:style-name="ce3" table:formula="of:=[.B17]+1/24" office:value-type="time" office:time-value="PT16H00M00S" calcext:value-type="time">
            <text:p>16:00</text:p>
          </table:table-cell>
          <table:table-cell table:style-name="ce11" table:formula="of:=[.A17]+[.B17]" office:value-type="date" office:date-value="2022-01-26T15:00:00" calcext:value-type="date">
            <text:p>26-01 15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7]=23/24;[.A17]+1;[.A17])" office:value-type="date" office:date-value="2022-01-26" calcext:value-type="date">
            <text:p>2022-01-26</text:p>
          </table:table-cell>
          <table:table-cell table:style-name="ce3" table:formula="of:=IF([.B17]=23/24;0;[.C17])" office:value-type="time" office:time-value="PT16H00M00S" calcext:value-type="time">
            <text:p>16:00</text:p>
          </table:table-cell>
          <table:table-cell table:style-name="ce3" table:formula="of:=[.B18]+1/24" office:value-type="time" office:time-value="PT17H00M00S" calcext:value-type="time">
            <text:p>17:00</text:p>
          </table:table-cell>
          <table:table-cell table:style-name="ce11" table:formula="of:=[.A18]+[.B18]" office:value-type="date" office:date-value="2022-01-26T16:00:00" calcext:value-type="date">
            <text:p>26-01 16:00</text:p>
          </table:table-cell>
          <table:table-cell office:value-type="float" office:value="0.003" calcext:value-type="float">
            <text:p>0.003</text:p>
          </table:table-cell>
          <table:table-cell table:number-columns-repeated="1019"/>
        </table:table-row>
        <table:table-row table:style-name="ro1">
          <table:table-cell table:formula="of:=IF([.B18]=23/24;[.A18]+1;[.A18])" office:value-type="date" office:date-value="2022-01-26" calcext:value-type="date">
            <text:p>2022-01-26</text:p>
          </table:table-cell>
          <table:table-cell table:style-name="ce3" table:formula="of:=IF([.B18]=23/24;0;[.C18])" office:value-type="time" office:time-value="PT17H00M00S" calcext:value-type="time">
            <text:p>17:00</text:p>
          </table:table-cell>
          <table:table-cell table:style-name="ce3" table:formula="of:=[.B19]+1/24" office:value-type="time" office:time-value="PT18H00M00S" calcext:value-type="time">
            <text:p>18:00</text:p>
          </table:table-cell>
          <table:table-cell table:style-name="ce11" table:formula="of:=[.A19]+[.B19]" office:value-type="date" office:date-value="2022-01-26T17:00:00" calcext:value-type="date">
            <text:p>26-01 17:00</text:p>
          </table:table-cell>
          <table:table-cell office:value-type="float" office:value="1.68" calcext:value-type="float">
            <text:p>1.68</text:p>
          </table:table-cell>
          <table:table-cell table:number-columns-repeated="1019"/>
        </table:table-row>
        <table:table-row table:style-name="ro1">
          <table:table-cell table:formula="of:=IF([.B19]=23/24;[.A19]+1;[.A19])" office:value-type="date" office:date-value="2022-01-26" calcext:value-type="date">
            <text:p>2022-01-26</text:p>
          </table:table-cell>
          <table:table-cell table:style-name="ce3" table:formula="of:=IF([.B19]=23/24;0;[.C19])" office:value-type="time" office:time-value="PT18H00M00S" calcext:value-type="time">
            <text:p>18:00</text:p>
          </table:table-cell>
          <table:table-cell table:style-name="ce3" table:formula="of:=[.B20]+1/24" office:value-type="time" office:time-value="PT19H00M00S" calcext:value-type="time">
            <text:p>19:00</text:p>
          </table:table-cell>
          <table:table-cell table:style-name="ce11" table:formula="of:=[.A20]+[.B20]" office:value-type="date" office:date-value="2022-01-26T18:00:00" calcext:value-type="date">
            <text:p>26-01 18:00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table:formula="of:=IF([.B20]=23/24;[.A20]+1;[.A20])" office:value-type="date" office:date-value="2022-01-26" calcext:value-type="date">
            <text:p>2022-01-26</text:p>
          </table:table-cell>
          <table:table-cell table:style-name="ce3" table:formula="of:=IF([.B20]=23/24;0;[.C20])" office:value-type="time" office:time-value="PT19H00M00S" calcext:value-type="time">
            <text:p>19:00</text:p>
          </table:table-cell>
          <table:table-cell table:style-name="ce3" table:formula="of:=[.B21]+1/24" office:value-type="time" office:time-value="PT20H00M00S" calcext:value-type="time">
            <text:p>20:00</text:p>
          </table:table-cell>
          <table:table-cell table:style-name="ce11" table:formula="of:=[.A21]+[.B21]" office:value-type="date" office:date-value="2022-01-26T19:00:00" calcext:value-type="date">
            <text:p>26-01 19:00</text:p>
          </table:table-cell>
          <table:table-cell office:value-type="float" office:value="0.945" calcext:value-type="float">
            <text:p>0.945</text:p>
          </table:table-cell>
          <table:table-cell table:number-columns-repeated="1019"/>
        </table:table-row>
        <table:table-row table:style-name="ro1">
          <table:table-cell table:formula="of:=IF([.B21]=23/24;[.A21]+1;[.A21])" office:value-type="date" office:date-value="2022-01-26" calcext:value-type="date">
            <text:p>2022-01-26</text:p>
          </table:table-cell>
          <table:table-cell table:style-name="ce3" table:formula="of:=IF([.B21]=23/24;0;[.C21])" office:value-type="time" office:time-value="PT20H00M00S" calcext:value-type="time">
            <text:p>20:00</text:p>
          </table:table-cell>
          <table:table-cell table:style-name="ce3" table:formula="of:=[.B22]+1/24" office:value-type="time" office:time-value="PT21H00M00S" calcext:value-type="time">
            <text:p>21:00</text:p>
          </table:table-cell>
          <table:table-cell table:style-name="ce11" table:formula="of:=[.A22]+[.B22]" office:value-type="date" office:date-value="2022-01-26T20:00:00" calcext:value-type="date">
            <text:p>26-01 20:00</text:p>
          </table:table-cell>
          <table:table-cell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table:formula="of:=IF([.B22]=23/24;[.A22]+1;[.A22])" office:value-type="date" office:date-value="2022-01-26" calcext:value-type="date">
            <text:p>2022-01-26</text:p>
          </table:table-cell>
          <table:table-cell table:style-name="ce3" table:formula="of:=IF([.B22]=23/24;0;[.C22])" office:value-type="time" office:time-value="PT21H00M00S" calcext:value-type="time">
            <text:p>21:00</text:p>
          </table:table-cell>
          <table:table-cell table:style-name="ce3" table:formula="of:=[.B23]+1/24" office:value-type="time" office:time-value="PT22H00M00S" calcext:value-type="time">
            <text:p>22:00</text:p>
          </table:table-cell>
          <table:table-cell table:style-name="ce11" table:formula="of:=[.A23]+[.B23]" office:value-type="date" office:date-value="2022-01-26T21:00:00" calcext:value-type="date">
            <text:p>26-01 21:00</text:p>
          </table:table-cell>
          <table:table-cell office:value-type="float" office:value="0.669" calcext:value-type="float">
            <text:p>0.669</text:p>
          </table:table-cell>
          <table:table-cell table:number-columns-repeated="1019"/>
        </table:table-row>
        <table:table-row table:style-name="ro1">
          <table:table-cell table:formula="of:=IF([.B23]=23/24;[.A23]+1;[.A23])" office:value-type="date" office:date-value="2022-01-26" calcext:value-type="date">
            <text:p>2022-01-26</text:p>
          </table:table-cell>
          <table:table-cell table:style-name="ce3" table:formula="of:=IF([.B23]=23/24;0;[.C23])" office:value-type="time" office:time-value="PT22H00M00S" calcext:value-type="time">
            <text:p>22:00</text:p>
          </table:table-cell>
          <table:table-cell table:style-name="ce3" table:formula="of:=[.B24]+1/24" office:value-type="time" office:time-value="PT23H00M00S" calcext:value-type="time">
            <text:p>23:00</text:p>
          </table:table-cell>
          <table:table-cell table:style-name="ce11" table:formula="of:=[.A24]+[.B24]" office:value-type="date" office:date-value="2022-01-26T22:00:00" calcext:value-type="date">
            <text:p>26-01 22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24]=23/24;[.A24]+1;[.A24])" office:value-type="date" office:date-value="2022-01-26" calcext:value-type="date">
            <text:p>2022-01-26</text:p>
          </table:table-cell>
          <table:table-cell table:style-name="ce3" table:formula="of:=IF([.B24]=23/24;0;[.C24])" office:value-type="time" office:time-value="PT23H00M00S" calcext:value-type="time">
            <text:p>23:00</text:p>
          </table:table-cell>
          <table:table-cell table:style-name="ce3" table:formula="of:=[.B25]+1/24" office:value-type="time" office:time-value="PT24H00M00S" calcext:value-type="time">
            <text:p>0:00</text:p>
          </table:table-cell>
          <table:table-cell table:style-name="ce11" table:formula="of:=[.A25]+[.B25]" office:value-type="date" office:date-value="2022-01-26T23:00:00" calcext:value-type="date">
            <text:p>26-01 23:00</text:p>
          </table:table-cell>
          <table:table-cell office:value-type="float" office:value="0.002" calcext:value-type="float">
            <text:p>0.002</text:p>
          </table:table-cell>
          <table:table-cell table:number-columns-repeated="1019"/>
        </table:table-row>
        <table:table-row table:style-name="ro1">
          <table:table-cell table:formula="of:=IF([.B25]=23/24;[.A25]+1;[.A25])" office:value-type="date" office:date-value="2022-01-27" calcext:value-type="date">
            <text:p>2022-01-27</text:p>
          </table:table-cell>
          <table:table-cell table:style-name="ce3" table:formula="of:=IF([.B25]=23/24;0;[.C25])" office:value-type="time" office:time-value="PT00H00M00S" calcext:value-type="time">
            <text:p>0:00</text:p>
          </table:table-cell>
          <table:table-cell table:style-name="ce3" table:formula="of:=[.B26]+1/24" office:value-type="time" office:time-value="PT01H00M00S" calcext:value-type="time">
            <text:p>1:00</text:p>
          </table:table-cell>
          <table:table-cell table:style-name="ce11" table:formula="of:=[.A26]+[.B26]" office:value-type="date" office:date-value="2022-01-27" calcext:value-type="date">
            <text:p>27-01 0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26]=23/24;[.A26]+1;[.A26])" office:value-type="date" office:date-value="2022-01-27" calcext:value-type="date">
            <text:p>2022-01-27</text:p>
          </table:table-cell>
          <table:table-cell table:style-name="ce3" table:formula="of:=IF([.B26]=23/24;0;[.C26])" office:value-type="time" office:time-value="PT01H00M00S" calcext:value-type="time">
            <text:p>1:00</text:p>
          </table:table-cell>
          <table:table-cell table:style-name="ce3" table:formula="of:=[.B27]+1/24" office:value-type="time" office:time-value="PT02H00M00S" calcext:value-type="time">
            <text:p>2:00</text:p>
          </table:table-cell>
          <table:table-cell table:style-name="ce11" table:formula="of:=[.A27]+[.B27]" office:value-type="date" office:date-value="2022-01-27T01:00:00" calcext:value-type="date">
            <text:p>27-01 1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27]=23/24;[.A27]+1;[.A27])" office:value-type="date" office:date-value="2022-01-27" calcext:value-type="date">
            <text:p>2022-01-27</text:p>
          </table:table-cell>
          <table:table-cell table:style-name="ce3" table:formula="of:=IF([.B27]=23/24;0;[.C27])" office:value-type="time" office:time-value="PT02H00M00S" calcext:value-type="time">
            <text:p>2:00</text:p>
          </table:table-cell>
          <table:table-cell table:style-name="ce3" table:formula="of:=[.B28]+1/24" office:value-type="time" office:time-value="PT03H00M00S" calcext:value-type="time">
            <text:p>3:00</text:p>
          </table:table-cell>
          <table:table-cell table:style-name="ce11" table:formula="of:=[.A28]+[.B28]" office:value-type="date" office:date-value="2022-01-27T02:00:00" calcext:value-type="date">
            <text:p>27-01 2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28]=23/24;[.A28]+1;[.A28])" office:value-type="date" office:date-value="2022-01-27" calcext:value-type="date">
            <text:p>2022-01-27</text:p>
          </table:table-cell>
          <table:table-cell table:style-name="ce3" table:formula="of:=IF([.B28]=23/24;0;[.C28])" office:value-type="time" office:time-value="PT03H00M00S" calcext:value-type="time">
            <text:p>3:00</text:p>
          </table:table-cell>
          <table:table-cell table:style-name="ce3" table:formula="of:=[.B29]+1/24" office:value-type="time" office:time-value="PT04H00M00S" calcext:value-type="time">
            <text:p>4:00</text:p>
          </table:table-cell>
          <table:table-cell table:style-name="ce11" table:formula="of:=[.A29]+[.B29]" office:value-type="date" office:date-value="2022-01-27T03:00:00" calcext:value-type="date">
            <text:p>27-01 3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29]=23/24;[.A29]+1;[.A29])" office:value-type="date" office:date-value="2022-01-27" calcext:value-type="date">
            <text:p>2022-01-27</text:p>
          </table:table-cell>
          <table:table-cell table:style-name="ce3" table:formula="of:=IF([.B29]=23/24;0;[.C29])" office:value-type="time" office:time-value="PT04H00M00S" calcext:value-type="time">
            <text:p>4:00</text:p>
          </table:table-cell>
          <table:table-cell table:style-name="ce3" table:formula="of:=[.B30]+1/24" office:value-type="time" office:time-value="PT05H00M00S" calcext:value-type="time">
            <text:p>5:00</text:p>
          </table:table-cell>
          <table:table-cell table:style-name="ce11" table:formula="of:=[.A30]+[.B30]" office:value-type="date" office:date-value="2022-01-27T04:00:00" calcext:value-type="date">
            <text:p>27-01 4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30]=23/24;[.A30]+1;[.A30])" office:value-type="date" office:date-value="2022-01-27" calcext:value-type="date">
            <text:p>2022-01-27</text:p>
          </table:table-cell>
          <table:table-cell table:style-name="ce3" table:formula="of:=IF([.B30]=23/24;0;[.C30])" office:value-type="time" office:time-value="PT05H00M00S" calcext:value-type="time">
            <text:p>5:00</text:p>
          </table:table-cell>
          <table:table-cell table:style-name="ce3" table:formula="of:=[.B31]+1/24" office:value-type="time" office:time-value="PT06H00M00S" calcext:value-type="time">
            <text:p>6:00</text:p>
          </table:table-cell>
          <table:table-cell table:style-name="ce11" table:formula="of:=[.A31]+[.B31]" office:value-type="date" office:date-value="2022-01-27T05:00:00" calcext:value-type="date">
            <text:p>27-01 5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31]=23/24;[.A31]+1;[.A31])" office:value-type="date" office:date-value="2022-01-27" calcext:value-type="date">
            <text:p>2022-01-27</text:p>
          </table:table-cell>
          <table:table-cell table:style-name="ce3" table:formula="of:=IF([.B31]=23/24;0;[.C31])" office:value-type="time" office:time-value="PT06H00M00S" calcext:value-type="time">
            <text:p>6:00</text:p>
          </table:table-cell>
          <table:table-cell table:style-name="ce3" table:formula="of:=[.B32]+1/24" office:value-type="time" office:time-value="PT07H00M00S" calcext:value-type="time">
            <text:p>7:00</text:p>
          </table:table-cell>
          <table:table-cell table:style-name="ce11" table:formula="of:=[.A32]+[.B32]" office:value-type="date" office:date-value="2022-01-27T06:00:00" calcext:value-type="date">
            <text:p>27-01 6:00</text:p>
          </table:table-cell>
          <table:table-cell office:value-type="float" office:value="1.399" calcext:value-type="float">
            <text:p>1.399</text:p>
          </table:table-cell>
          <table:table-cell table:number-columns-repeated="1019"/>
        </table:table-row>
        <table:table-row table:style-name="ro1">
          <table:table-cell table:formula="of:=IF([.B32]=23/24;[.A32]+1;[.A32])" office:value-type="date" office:date-value="2022-01-27" calcext:value-type="date">
            <text:p>2022-01-27</text:p>
          </table:table-cell>
          <table:table-cell table:style-name="ce3" table:formula="of:=IF([.B32]=23/24;0;[.C32])" office:value-type="time" office:time-value="PT07H00M00S" calcext:value-type="time">
            <text:p>7:00</text:p>
          </table:table-cell>
          <table:table-cell table:style-name="ce3" table:formula="of:=[.B33]+1/24" office:value-type="time" office:time-value="PT08H00M00S" calcext:value-type="time">
            <text:p>8:00</text:p>
          </table:table-cell>
          <table:table-cell table:style-name="ce11" table:formula="of:=[.A33]+[.B33]" office:value-type="date" office:date-value="2022-01-27T07:00:00" calcext:value-type="date">
            <text:p>27-01 7:00</text:p>
          </table:table-cell>
          <table:table-cell office:value-type="float" office:value="1.053" calcext:value-type="float">
            <text:p>1.053</text:p>
          </table:table-cell>
          <table:table-cell table:number-columns-repeated="1019"/>
        </table:table-row>
        <table:table-row table:style-name="ro1">
          <table:table-cell table:formula="of:=IF([.B33]=23/24;[.A33]+1;[.A33])" office:value-type="date" office:date-value="2022-01-27" calcext:value-type="date">
            <text:p>2022-01-27</text:p>
          </table:table-cell>
          <table:table-cell table:style-name="ce3" table:formula="of:=IF([.B33]=23/24;0;[.C33])" office:value-type="time" office:time-value="PT08H00M00S" calcext:value-type="time">
            <text:p>8:00</text:p>
          </table:table-cell>
          <table:table-cell table:style-name="ce3" table:formula="of:=[.B34]+1/24" office:value-type="time" office:time-value="PT09H00M00S" calcext:value-type="time">
            <text:p>9:00</text:p>
          </table:table-cell>
          <table:table-cell table:style-name="ce11" table:formula="of:=[.A34]+[.B34]" office:value-type="date" office:date-value="2022-01-27T08:00:00" calcext:value-type="date">
            <text:p>27-01 8:00</text:p>
          </table:table-cell>
          <table:table-cell office:value-type="float" office:value="0.003" calcext:value-type="float">
            <text:p>0.003</text:p>
          </table:table-cell>
          <table:table-cell table:number-columns-repeated="1019"/>
        </table:table-row>
        <table:table-row table:style-name="ro1">
          <table:table-cell table:formula="of:=IF([.B34]=23/24;[.A34]+1;[.A34])" office:value-type="date" office:date-value="2022-01-27" calcext:value-type="date">
            <text:p>2022-01-27</text:p>
          </table:table-cell>
          <table:table-cell table:style-name="ce3" table:formula="of:=IF([.B34]=23/24;0;[.C34])" office:value-type="time" office:time-value="PT09H00M00S" calcext:value-type="time">
            <text:p>9:00</text:p>
          </table:table-cell>
          <table:table-cell table:style-name="ce3" table:formula="of:=[.B35]+1/24" office:value-type="time" office:time-value="PT10H00M00S" calcext:value-type="time">
            <text:p>10:00</text:p>
          </table:table-cell>
          <table:table-cell table:style-name="ce11" table:formula="of:=[.A35]+[.B35]" office:value-type="date" office:date-value="2022-01-27T09:00:00" calcext:value-type="date">
            <text:p>27-01 9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35]=23/24;[.A35]+1;[.A35])" office:value-type="date" office:date-value="2022-01-27" calcext:value-type="date">
            <text:p>2022-01-27</text:p>
          </table:table-cell>
          <table:table-cell table:style-name="ce3" table:formula="of:=IF([.B35]=23/24;0;[.C35])" office:value-type="time" office:time-value="PT10H00M00S" calcext:value-type="time">
            <text:p>10:00</text:p>
          </table:table-cell>
          <table:table-cell table:style-name="ce3" table:formula="of:=[.B36]+1/24" office:value-type="time" office:time-value="PT11H00M00S" calcext:value-type="time">
            <text:p>11:00</text:p>
          </table:table-cell>
          <table:table-cell table:style-name="ce11" table:formula="of:=[.A36]+[.B36]" office:value-type="date" office:date-value="2022-01-27T10:00:00" calcext:value-type="date">
            <text:p>27-01 10:00</text:p>
          </table:table-cell>
          <table:table-cell office:value-type="float" office:value="0.237" calcext:value-type="float">
            <text:p>0.237</text:p>
          </table:table-cell>
          <table:table-cell table:number-columns-repeated="1019"/>
        </table:table-row>
        <table:table-row table:style-name="ro1">
          <table:table-cell table:formula="of:=IF([.B36]=23/24;[.A36]+1;[.A36])" office:value-type="date" office:date-value="2022-01-27" calcext:value-type="date">
            <text:p>2022-01-27</text:p>
          </table:table-cell>
          <table:table-cell table:style-name="ce3" table:formula="of:=IF([.B36]=23/24;0;[.C36])" office:value-type="time" office:time-value="PT11H00M00S" calcext:value-type="time">
            <text:p>11:00</text:p>
          </table:table-cell>
          <table:table-cell table:style-name="ce3" table:formula="of:=[.B37]+1/24" office:value-type="time" office:time-value="PT12H00M00S" calcext:value-type="time">
            <text:p>12:00</text:p>
          </table:table-cell>
          <table:table-cell table:style-name="ce11" table:formula="of:=[.A37]+[.B37]" office:value-type="date" office:date-value="2022-01-27T11:00:00" calcext:value-type="date">
            <text:p>27-01 11:00</text:p>
          </table:table-cell>
          <table:table-cell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1">
          <table:table-cell table:formula="of:=IF([.B37]=23/24;[.A37]+1;[.A37])" office:value-type="date" office:date-value="2022-01-27" calcext:value-type="date">
            <text:p>2022-01-27</text:p>
          </table:table-cell>
          <table:table-cell table:style-name="ce3" table:formula="of:=IF([.B37]=23/24;0;[.C37])" office:value-type="time" office:time-value="PT12H00M00S" calcext:value-type="time">
            <text:p>12:00</text:p>
          </table:table-cell>
          <table:table-cell table:style-name="ce3" table:formula="of:=[.B38]+1/24" office:value-type="time" office:time-value="PT13H00M00S" calcext:value-type="time">
            <text:p>13:00</text:p>
          </table:table-cell>
          <table:table-cell table:style-name="ce11" table:formula="of:=[.A38]+[.B38]" office:value-type="date" office:date-value="2022-01-27T12:00:00" calcext:value-type="date">
            <text:p>27-01 12:00</text:p>
          </table:table-cell>
          <table:table-cell office:value-type="float" office:value="1.378" calcext:value-type="float">
            <text:p>1.378</text:p>
          </table:table-cell>
          <table:table-cell table:number-columns-repeated="1019"/>
        </table:table-row>
        <table:table-row table:style-name="ro1">
          <table:table-cell table:formula="of:=IF([.B38]=23/24;[.A38]+1;[.A38])" office:value-type="date" office:date-value="2022-01-27" calcext:value-type="date">
            <text:p>2022-01-27</text:p>
          </table:table-cell>
          <table:table-cell table:style-name="ce3" table:formula="of:=IF([.B38]=23/24;0;[.C38])" office:value-type="time" office:time-value="PT13H00M00S" calcext:value-type="time">
            <text:p>13:00</text:p>
          </table:table-cell>
          <table:table-cell table:style-name="ce3" table:formula="of:=[.B39]+1/24" office:value-type="time" office:time-value="PT14H00M00S" calcext:value-type="time">
            <text:p>14:00</text:p>
          </table:table-cell>
          <table:table-cell table:style-name="ce11" table:formula="of:=[.A39]+[.B39]" office:value-type="date" office:date-value="2022-01-27T13:00:00" calcext:value-type="date">
            <text:p>27-01 13:00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formula="of:=IF([.B39]=23/24;[.A39]+1;[.A39])" office:value-type="date" office:date-value="2022-01-27" calcext:value-type="date">
            <text:p>2022-01-27</text:p>
          </table:table-cell>
          <table:table-cell table:style-name="ce3" table:formula="of:=IF([.B39]=23/24;0;[.C39])" office:value-type="time" office:time-value="PT14H00M00S" calcext:value-type="time">
            <text:p>14:00</text:p>
          </table:table-cell>
          <table:table-cell table:style-name="ce3" table:formula="of:=[.B40]+1/24" office:value-type="time" office:time-value="PT15H00M00S" calcext:value-type="time">
            <text:p>15:00</text:p>
          </table:table-cell>
          <table:table-cell table:style-name="ce11" table:formula="of:=[.A40]+[.B40]" office:value-type="date" office:date-value="2022-01-27T14:00:00" calcext:value-type="date">
            <text:p>27-01 14:00</text:p>
          </table:table-cell>
          <table:table-cell office:value-type="float" office:value="0.425" calcext:value-type="float">
            <text:p>0.425</text:p>
          </table:table-cell>
          <table:table-cell table:number-columns-repeated="1019"/>
        </table:table-row>
        <table:table-row table:style-name="ro1">
          <table:table-cell table:formula="of:=IF([.B40]=23/24;[.A40]+1;[.A40])" office:value-type="date" office:date-value="2022-01-27" calcext:value-type="date">
            <text:p>2022-01-27</text:p>
          </table:table-cell>
          <table:table-cell table:style-name="ce3" table:formula="of:=IF([.B40]=23/24;0;[.C40])" office:value-type="time" office:time-value="PT15H00M00S" calcext:value-type="time">
            <text:p>15:00</text:p>
          </table:table-cell>
          <table:table-cell table:style-name="ce3" table:formula="of:=[.B41]+1/24" office:value-type="time" office:time-value="PT16H00M00S" calcext:value-type="time">
            <text:p>16:00</text:p>
          </table:table-cell>
          <table:table-cell table:style-name="ce11" table:formula="of:=[.A41]+[.B41]" office:value-type="date" office:date-value="2022-01-27T15:00:00" calcext:value-type="date">
            <text:p>27-01 15:00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table:formula="of:=IF([.B41]=23/24;[.A41]+1;[.A41])" office:value-type="date" office:date-value="2022-01-27" calcext:value-type="date">
            <text:p>2022-01-27</text:p>
          </table:table-cell>
          <table:table-cell table:style-name="ce3" table:formula="of:=IF([.B41]=23/24;0;[.C41])" office:value-type="time" office:time-value="PT16H00M00S" calcext:value-type="time">
            <text:p>16:00</text:p>
          </table:table-cell>
          <table:table-cell table:style-name="ce3" table:formula="of:=[.B42]+1/24" office:value-type="time" office:time-value="PT17H00M00S" calcext:value-type="time">
            <text:p>17:00</text:p>
          </table:table-cell>
          <table:table-cell table:style-name="ce11" table:formula="of:=[.A42]+[.B42]" office:value-type="date" office:date-value="2022-01-27T16:00:00" calcext:value-type="date">
            <text:p>27-01 16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42]=23/24;[.A42]+1;[.A42])" office:value-type="date" office:date-value="2022-01-27" calcext:value-type="date">
            <text:p>2022-01-27</text:p>
          </table:table-cell>
          <table:table-cell table:style-name="ce3" table:formula="of:=IF([.B42]=23/24;0;[.C42])" office:value-type="time" office:time-value="PT17H00M00S" calcext:value-type="time">
            <text:p>17:00</text:p>
          </table:table-cell>
          <table:table-cell table:style-name="ce3" table:formula="of:=[.B43]+1/24" office:value-type="time" office:time-value="PT18H00M00S" calcext:value-type="time">
            <text:p>18:00</text:p>
          </table:table-cell>
          <table:table-cell table:style-name="ce11" table:formula="of:=[.A43]+[.B43]" office:value-type="date" office:date-value="2022-01-27T17:00:00" calcext:value-type="date">
            <text:p>27-01 17:00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table:formula="of:=IF([.B43]=23/24;[.A43]+1;[.A43])" office:value-type="date" office:date-value="2022-01-27" calcext:value-type="date">
            <text:p>2022-01-27</text:p>
          </table:table-cell>
          <table:table-cell table:style-name="ce3" table:formula="of:=IF([.B43]=23/24;0;[.C43])" office:value-type="time" office:time-value="PT18H00M00S" calcext:value-type="time">
            <text:p>18:00</text:p>
          </table:table-cell>
          <table:table-cell table:style-name="ce3" table:formula="of:=[.B44]+1/24" office:value-type="time" office:time-value="PT19H00M00S" calcext:value-type="time">
            <text:p>19:00</text:p>
          </table:table-cell>
          <table:table-cell table:style-name="ce11" table:formula="of:=[.A44]+[.B44]" office:value-type="date" office:date-value="2022-01-27T18:00:00" calcext:value-type="date">
            <text:p>27-01 18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44]=23/24;[.A44]+1;[.A44])" office:value-type="date" office:date-value="2022-01-27" calcext:value-type="date">
            <text:p>2022-01-27</text:p>
          </table:table-cell>
          <table:table-cell table:style-name="ce3" table:formula="of:=IF([.B44]=23/24;0;[.C44])" office:value-type="time" office:time-value="PT19H00M00S" calcext:value-type="time">
            <text:p>19:00</text:p>
          </table:table-cell>
          <table:table-cell table:style-name="ce3" table:formula="of:=[.B45]+1/24" office:value-type="time" office:time-value="PT20H00M00S" calcext:value-type="time">
            <text:p>20:00</text:p>
          </table:table-cell>
          <table:table-cell table:style-name="ce11" table:formula="of:=[.A45]+[.B45]" office:value-type="date" office:date-value="2022-01-27T19:00:00" calcext:value-type="date">
            <text:p>27-01 19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45]=23/24;[.A45]+1;[.A45])" office:value-type="date" office:date-value="2022-01-27" calcext:value-type="date">
            <text:p>2022-01-27</text:p>
          </table:table-cell>
          <table:table-cell table:style-name="ce3" table:formula="of:=IF([.B45]=23/24;0;[.C45])" office:value-type="time" office:time-value="PT20H00M00S" calcext:value-type="time">
            <text:p>20:00</text:p>
          </table:table-cell>
          <table:table-cell table:style-name="ce3" table:formula="of:=[.B46]+1/24" office:value-type="time" office:time-value="PT21H00M00S" calcext:value-type="time">
            <text:p>21:00</text:p>
          </table:table-cell>
          <table:table-cell table:style-name="ce11" table:formula="of:=[.A46]+[.B46]" office:value-type="date" office:date-value="2022-01-27T20:00:00" calcext:value-type="date">
            <text:p>27-01 20:00</text:p>
          </table:table-cell>
          <table:table-cell office:value-type="float" office:value="0.086" calcext:value-type="float">
            <text:p>0.086</text:p>
          </table:table-cell>
          <table:table-cell table:number-columns-repeated="1019"/>
        </table:table-row>
        <table:table-row table:style-name="ro1">
          <table:table-cell table:formula="of:=IF([.B46]=23/24;[.A46]+1;[.A46])" office:value-type="date" office:date-value="2022-01-27" calcext:value-type="date">
            <text:p>2022-01-27</text:p>
          </table:table-cell>
          <table:table-cell table:style-name="ce3" table:formula="of:=IF([.B46]=23/24;0;[.C46])" office:value-type="time" office:time-value="PT21H00M00S" calcext:value-type="time">
            <text:p>21:00</text:p>
          </table:table-cell>
          <table:table-cell table:style-name="ce3" table:formula="of:=[.B47]+1/24" office:value-type="time" office:time-value="PT22H00M00S" calcext:value-type="time">
            <text:p>22:00</text:p>
          </table:table-cell>
          <table:table-cell table:style-name="ce11" table:formula="of:=[.A47]+[.B47]" office:value-type="date" office:date-value="2022-01-27T21:00:00" calcext:value-type="date">
            <text:p>27-01 21:00</text:p>
          </table:table-cell>
          <table:table-cell office:value-type="float" office:value="0.397" calcext:value-type="float">
            <text:p>0.397</text:p>
          </table:table-cell>
          <table:table-cell table:number-columns-repeated="1019"/>
        </table:table-row>
        <table:table-row table:style-name="ro1">
          <table:table-cell table:formula="of:=IF([.B47]=23/24;[.A47]+1;[.A47])" office:value-type="date" office:date-value="2022-01-27" calcext:value-type="date">
            <text:p>2022-01-27</text:p>
          </table:table-cell>
          <table:table-cell table:style-name="ce3" table:formula="of:=IF([.B47]=23/24;0;[.C47])" office:value-type="time" office:time-value="PT22H00M00S" calcext:value-type="time">
            <text:p>22:00</text:p>
          </table:table-cell>
          <table:table-cell table:style-name="ce3" table:formula="of:=[.B48]+1/24" office:value-type="time" office:time-value="PT23H00M00S" calcext:value-type="time">
            <text:p>23:00</text:p>
          </table:table-cell>
          <table:table-cell table:style-name="ce11" table:formula="of:=[.A48]+[.B48]" office:value-type="date" office:date-value="2022-01-27T22:00:00" calcext:value-type="date">
            <text:p>27-01 2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48]=23/24;[.A48]+1;[.A48])" office:value-type="date" office:date-value="2022-01-27" calcext:value-type="date">
            <text:p>2022-01-27</text:p>
          </table:table-cell>
          <table:table-cell table:style-name="ce3" table:formula="of:=IF([.B48]=23/24;0;[.C48])" office:value-type="time" office:time-value="PT23H00M00S" calcext:value-type="time">
            <text:p>23:00</text:p>
          </table:table-cell>
          <table:table-cell table:style-name="ce3" table:formula="of:=[.B49]+1/24" office:value-type="time" office:time-value="PT24H00M00S" calcext:value-type="time">
            <text:p>0:00</text:p>
          </table:table-cell>
          <table:table-cell table:style-name="ce11" table:formula="of:=[.A49]+[.B49]" office:value-type="date" office:date-value="2022-01-27T23:00:00" calcext:value-type="date">
            <text:p>27-01 23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49]=23/24;[.A49]+1;[.A49])" office:value-type="date" office:date-value="2022-01-28" calcext:value-type="date">
            <text:p>2022-01-28</text:p>
          </table:table-cell>
          <table:table-cell table:style-name="ce3" table:formula="of:=IF([.B49]=23/24;0;[.C49])" office:value-type="time" office:time-value="PT00H00M00S" calcext:value-type="time">
            <text:p>0:00</text:p>
          </table:table-cell>
          <table:table-cell table:style-name="ce3" table:formula="of:=[.B50]+1/24" office:value-type="time" office:time-value="PT01H00M00S" calcext:value-type="time">
            <text:p>1:00</text:p>
          </table:table-cell>
          <table:table-cell table:style-name="ce11" table:formula="of:=[.A50]+[.B50]" office:value-type="date" office:date-value="2022-01-28" calcext:value-type="date">
            <text:p>28-01 0:00</text:p>
          </table:table-cell>
          <table:table-cell office:value-type="float" office:value="0.014" calcext:value-type="float">
            <text:p>0.014</text:p>
          </table:table-cell>
          <table:table-cell table:number-columns-repeated="1019"/>
        </table:table-row>
        <table:table-row table:style-name="ro1">
          <table:table-cell table:formula="of:=IF([.B50]=23/24;[.A50]+1;[.A50])" office:value-type="date" office:date-value="2022-01-28" calcext:value-type="date">
            <text:p>2022-01-28</text:p>
          </table:table-cell>
          <table:table-cell table:style-name="ce3" table:formula="of:=IF([.B50]=23/24;0;[.C50])" office:value-type="time" office:time-value="PT01H00M00S" calcext:value-type="time">
            <text:p>1:00</text:p>
          </table:table-cell>
          <table:table-cell table:style-name="ce3" table:formula="of:=[.B51]+1/24" office:value-type="time" office:time-value="PT02H00M00S" calcext:value-type="time">
            <text:p>2:00</text:p>
          </table:table-cell>
          <table:table-cell table:style-name="ce11" table:formula="of:=[.A51]+[.B51]" office:value-type="date" office:date-value="2022-01-28T01:00:00" calcext:value-type="date">
            <text:p>28-01 1:00</text:p>
          </table:table-cell>
          <table:table-cell office:value-type="float" office:value="0.002" calcext:value-type="float">
            <text:p>0.002</text:p>
          </table:table-cell>
          <table:table-cell table:number-columns-repeated="1019"/>
        </table:table-row>
        <table:table-row table:style-name="ro1">
          <table:table-cell table:formula="of:=IF([.B51]=23/24;[.A51]+1;[.A51])" office:value-type="date" office:date-value="2022-01-28" calcext:value-type="date">
            <text:p>2022-01-28</text:p>
          </table:table-cell>
          <table:table-cell table:style-name="ce3" table:formula="of:=IF([.B51]=23/24;0;[.C51])" office:value-type="time" office:time-value="PT02H00M00S" calcext:value-type="time">
            <text:p>2:00</text:p>
          </table:table-cell>
          <table:table-cell table:style-name="ce3" table:formula="of:=[.B52]+1/24" office:value-type="time" office:time-value="PT03H00M00S" calcext:value-type="time">
            <text:p>3:00</text:p>
          </table:table-cell>
          <table:table-cell table:style-name="ce11" table:formula="of:=[.A52]+[.B52]" office:value-type="date" office:date-value="2022-01-28T02:00:00" calcext:value-type="date">
            <text:p>28-01 2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52]=23/24;[.A52]+1;[.A52])" office:value-type="date" office:date-value="2022-01-28" calcext:value-type="date">
            <text:p>2022-01-28</text:p>
          </table:table-cell>
          <table:table-cell table:style-name="ce3" table:formula="of:=IF([.B52]=23/24;0;[.C52])" office:value-type="time" office:time-value="PT03H00M00S" calcext:value-type="time">
            <text:p>3:00</text:p>
          </table:table-cell>
          <table:table-cell table:style-name="ce3" table:formula="of:=[.B53]+1/24" office:value-type="time" office:time-value="PT04H00M00S" calcext:value-type="time">
            <text:p>4:00</text:p>
          </table:table-cell>
          <table:table-cell table:style-name="ce11" table:formula="of:=[.A53]+[.B53]" office:value-type="date" office:date-value="2022-01-28T03:00:00" calcext:value-type="date">
            <text:p>28-01 3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53]=23/24;[.A53]+1;[.A53])" office:value-type="date" office:date-value="2022-01-28" calcext:value-type="date">
            <text:p>2022-01-28</text:p>
          </table:table-cell>
          <table:table-cell table:style-name="ce3" table:formula="of:=IF([.B53]=23/24;0;[.C53])" office:value-type="time" office:time-value="PT04H00M00S" calcext:value-type="time">
            <text:p>4:00</text:p>
          </table:table-cell>
          <table:table-cell table:style-name="ce3" table:formula="of:=[.B54]+1/24" office:value-type="time" office:time-value="PT05H00M00S" calcext:value-type="time">
            <text:p>5:00</text:p>
          </table:table-cell>
          <table:table-cell table:style-name="ce11" table:formula="of:=[.A54]+[.B54]" office:value-type="date" office:date-value="2022-01-28T04:00:00" calcext:value-type="date">
            <text:p>28-01 4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54]=23/24;[.A54]+1;[.A54])" office:value-type="date" office:date-value="2022-01-28" calcext:value-type="date">
            <text:p>2022-01-28</text:p>
          </table:table-cell>
          <table:table-cell table:style-name="ce3" table:formula="of:=IF([.B54]=23/24;0;[.C54])" office:value-type="time" office:time-value="PT05H00M00S" calcext:value-type="time">
            <text:p>5:00</text:p>
          </table:table-cell>
          <table:table-cell table:style-name="ce3" table:formula="of:=[.B55]+1/24" office:value-type="time" office:time-value="PT06H00M00S" calcext:value-type="time">
            <text:p>6:00</text:p>
          </table:table-cell>
          <table:table-cell table:style-name="ce11" table:formula="of:=[.A55]+[.B55]" office:value-type="date" office:date-value="2022-01-28T05:00:00" calcext:value-type="date">
            <text:p>28-01 5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55]=23/24;[.A55]+1;[.A55])" office:value-type="date" office:date-value="2022-01-28" calcext:value-type="date">
            <text:p>2022-01-28</text:p>
          </table:table-cell>
          <table:table-cell table:style-name="ce3" table:formula="of:=IF([.B55]=23/24;0;[.C55])" office:value-type="time" office:time-value="PT06H00M00S" calcext:value-type="time">
            <text:p>6:00</text:p>
          </table:table-cell>
          <table:table-cell table:style-name="ce3" table:formula="of:=[.B56]+1/24" office:value-type="time" office:time-value="PT07H00M00S" calcext:value-type="time">
            <text:p>7:00</text:p>
          </table:table-cell>
          <table:table-cell table:style-name="ce11" table:formula="of:=[.A56]+[.B56]" office:value-type="date" office:date-value="2022-01-28T06:00:00" calcext:value-type="date">
            <text:p>28-01 6:00</text:p>
          </table:table-cell>
          <table:table-cell office:value-type="float" office:value="1.324" calcext:value-type="float">
            <text:p>1.324</text:p>
          </table:table-cell>
          <table:table-cell table:number-columns-repeated="1019"/>
        </table:table-row>
        <table:table-row table:style-name="ro1">
          <table:table-cell table:formula="of:=IF([.B56]=23/24;[.A56]+1;[.A56])" office:value-type="date" office:date-value="2022-01-28" calcext:value-type="date">
            <text:p>2022-01-28</text:p>
          </table:table-cell>
          <table:table-cell table:style-name="ce3" table:formula="of:=IF([.B56]=23/24;0;[.C56])" office:value-type="time" office:time-value="PT07H00M00S" calcext:value-type="time">
            <text:p>7:00</text:p>
          </table:table-cell>
          <table:table-cell table:style-name="ce3" table:formula="of:=[.B57]+1/24" office:value-type="time" office:time-value="PT08H00M00S" calcext:value-type="time">
            <text:p>8:00</text:p>
          </table:table-cell>
          <table:table-cell table:style-name="ce11" table:formula="of:=[.A57]+[.B57]" office:value-type="date" office:date-value="2022-01-28T07:00:00" calcext:value-type="date">
            <text:p>28-01 7:00</text:p>
          </table:table-cell>
          <table:table-cell office:value-type="float" office:value="0.782" calcext:value-type="float">
            <text:p>0.782</text:p>
          </table:table-cell>
          <table:table-cell table:number-columns-repeated="1019"/>
        </table:table-row>
        <table:table-row table:style-name="ro1">
          <table:table-cell table:formula="of:=IF([.B57]=23/24;[.A57]+1;[.A57])" office:value-type="date" office:date-value="2022-01-28" calcext:value-type="date">
            <text:p>2022-01-28</text:p>
          </table:table-cell>
          <table:table-cell table:style-name="ce3" table:formula="of:=IF([.B57]=23/24;0;[.C57])" office:value-type="time" office:time-value="PT08H00M00S" calcext:value-type="time">
            <text:p>8:00</text:p>
          </table:table-cell>
          <table:table-cell table:style-name="ce3" table:formula="of:=[.B58]+1/24" office:value-type="time" office:time-value="PT09H00M00S" calcext:value-type="time">
            <text:p>9:00</text:p>
          </table:table-cell>
          <table:table-cell table:style-name="ce11" table:formula="of:=[.A58]+[.B58]" office:value-type="date" office:date-value="2022-01-28T08:00:00" calcext:value-type="date">
            <text:p>28-01 8:00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table:formula="of:=IF([.B58]=23/24;[.A58]+1;[.A58])" office:value-type="date" office:date-value="2022-01-28" calcext:value-type="date">
            <text:p>2022-01-28</text:p>
          </table:table-cell>
          <table:table-cell table:style-name="ce3" table:formula="of:=IF([.B58]=23/24;0;[.C58])" office:value-type="time" office:time-value="PT09H00M00S" calcext:value-type="time">
            <text:p>9:00</text:p>
          </table:table-cell>
          <table:table-cell table:style-name="ce3" table:formula="of:=[.B59]+1/24" office:value-type="time" office:time-value="PT10H00M00S" calcext:value-type="time">
            <text:p>10:00</text:p>
          </table:table-cell>
          <table:table-cell table:style-name="ce11" table:formula="of:=[.A59]+[.B59]" office:value-type="date" office:date-value="2022-01-28T09:00:00" calcext:value-type="date">
            <text:p>28-01 9:00</text:p>
          </table:table-cell>
          <table:table-cell office:value-type="float" office:value="0.579" calcext:value-type="float">
            <text:p>0.579</text:p>
          </table:table-cell>
          <table:table-cell table:number-columns-repeated="1019"/>
        </table:table-row>
        <table:table-row table:style-name="ro1">
          <table:table-cell table:formula="of:=IF([.B59]=23/24;[.A59]+1;[.A59])" office:value-type="date" office:date-value="2022-01-28" calcext:value-type="date">
            <text:p>2022-01-28</text:p>
          </table:table-cell>
          <table:table-cell table:style-name="ce3" table:formula="of:=IF([.B59]=23/24;0;[.C59])" office:value-type="time" office:time-value="PT10H00M00S" calcext:value-type="time">
            <text:p>10:00</text:p>
          </table:table-cell>
          <table:table-cell table:style-name="ce3" table:formula="of:=[.B60]+1/24" office:value-type="time" office:time-value="PT11H00M00S" calcext:value-type="time">
            <text:p>11:00</text:p>
          </table:table-cell>
          <table:table-cell table:style-name="ce11" table:formula="of:=[.A60]+[.B60]" office:value-type="date" office:date-value="2022-01-28T10:00:00" calcext:value-type="date">
            <text:p>28-01 10:00</text:p>
          </table:table-cell>
          <table:table-cell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1">
          <table:table-cell table:formula="of:=IF([.B60]=23/24;[.A60]+1;[.A60])" office:value-type="date" office:date-value="2022-01-28" calcext:value-type="date">
            <text:p>2022-01-28</text:p>
          </table:table-cell>
          <table:table-cell table:style-name="ce3" table:formula="of:=IF([.B60]=23/24;0;[.C60])" office:value-type="time" office:time-value="PT11H00M00S" calcext:value-type="time">
            <text:p>11:00</text:p>
          </table:table-cell>
          <table:table-cell table:style-name="ce3" table:formula="of:=[.B61]+1/24" office:value-type="time" office:time-value="PT12H00M00S" calcext:value-type="time">
            <text:p>12:00</text:p>
          </table:table-cell>
          <table:table-cell table:style-name="ce11" table:formula="of:=[.A61]+[.B61]" office:value-type="date" office:date-value="2022-01-28T11:00:00" calcext:value-type="date">
            <text:p>28-01 11:00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table:formula="of:=IF([.B61]=23/24;[.A61]+1;[.A61])" office:value-type="date" office:date-value="2022-01-28" calcext:value-type="date">
            <text:p>2022-01-28</text:p>
          </table:table-cell>
          <table:table-cell table:style-name="ce3" table:formula="of:=IF([.B61]=23/24;0;[.C61])" office:value-type="time" office:time-value="PT12H00M00S" calcext:value-type="time">
            <text:p>12:00</text:p>
          </table:table-cell>
          <table:table-cell table:style-name="ce3" table:formula="of:=[.B62]+1/24" office:value-type="time" office:time-value="PT13H00M00S" calcext:value-type="time">
            <text:p>13:00</text:p>
          </table:table-cell>
          <table:table-cell table:style-name="ce11" table:formula="of:=[.A62]+[.B62]" office:value-type="date" office:date-value="2022-01-28T12:00:00" calcext:value-type="date">
            <text:p>28-01 12:00</text:p>
          </table:table-cell>
          <table:table-cell office:value-type="float" office:value="0.627" calcext:value-type="float">
            <text:p>0.627</text:p>
          </table:table-cell>
          <table:table-cell table:number-columns-repeated="1019"/>
        </table:table-row>
        <table:table-row table:style-name="ro1">
          <table:table-cell table:formula="of:=IF([.B62]=23/24;[.A62]+1;[.A62])" office:value-type="date" office:date-value="2022-01-28" calcext:value-type="date">
            <text:p>2022-01-28</text:p>
          </table:table-cell>
          <table:table-cell table:style-name="ce3" table:formula="of:=IF([.B62]=23/24;0;[.C62])" office:value-type="time" office:time-value="PT13H00M00S" calcext:value-type="time">
            <text:p>13:00</text:p>
          </table:table-cell>
          <table:table-cell table:style-name="ce3" table:formula="of:=[.B63]+1/24" office:value-type="time" office:time-value="PT14H00M00S" calcext:value-type="time">
            <text:p>14:00</text:p>
          </table:table-cell>
          <table:table-cell table:style-name="ce11" table:formula="of:=[.A63]+[.B63]" office:value-type="date" office:date-value="2022-01-28T13:00:00" calcext:value-type="date">
            <text:p>28-01 13:00</text:p>
          </table:table-cell>
          <table:table-cell office:value-type="float" office:value="0.152" calcext:value-type="float">
            <text:p>0.152</text:p>
          </table:table-cell>
          <table:table-cell table:number-columns-repeated="1019"/>
        </table:table-row>
        <table:table-row table:style-name="ro1">
          <table:table-cell table:formula="of:=IF([.B63]=23/24;[.A63]+1;[.A63])" office:value-type="date" office:date-value="2022-01-28" calcext:value-type="date">
            <text:p>2022-01-28</text:p>
          </table:table-cell>
          <table:table-cell table:style-name="ce3" table:formula="of:=IF([.B63]=23/24;0;[.C63])" office:value-type="time" office:time-value="PT14H00M00S" calcext:value-type="time">
            <text:p>14:00</text:p>
          </table:table-cell>
          <table:table-cell table:style-name="ce3" table:formula="of:=[.B64]+1/24" office:value-type="time" office:time-value="PT15H00M00S" calcext:value-type="time">
            <text:p>15:00</text:p>
          </table:table-cell>
          <table:table-cell table:style-name="ce11" table:formula="of:=[.A64]+[.B64]" office:value-type="date" office:date-value="2022-01-28T14:00:00" calcext:value-type="date">
            <text:p>28-01 14:00</text:p>
          </table:table-cell>
          <table:table-cell office:value-type="float" office:value="0.526" calcext:value-type="float">
            <text:p>0.526</text:p>
          </table:table-cell>
          <table:table-cell table:number-columns-repeated="1019"/>
        </table:table-row>
        <table:table-row table:style-name="ro1">
          <table:table-cell table:formula="of:=IF([.B64]=23/24;[.A64]+1;[.A64])" office:value-type="date" office:date-value="2022-01-28" calcext:value-type="date">
            <text:p>2022-01-28</text:p>
          </table:table-cell>
          <table:table-cell table:style-name="ce3" table:formula="of:=IF([.B64]=23/24;0;[.C64])" office:value-type="time" office:time-value="PT15H00M00S" calcext:value-type="time">
            <text:p>15:00</text:p>
          </table:table-cell>
          <table:table-cell table:style-name="ce3" table:formula="of:=[.B65]+1/24" office:value-type="time" office:time-value="PT16H00M00S" calcext:value-type="time">
            <text:p>16:00</text:p>
          </table:table-cell>
          <table:table-cell table:style-name="ce11" table:formula="of:=[.A65]+[.B65]" office:value-type="date" office:date-value="2022-01-28T15:00:00" calcext:value-type="date">
            <text:p>28-01 15:00</text:p>
          </table:table-cell>
          <table:table-cell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1">
          <table:table-cell table:formula="of:=IF([.B65]=23/24;[.A65]+1;[.A65])" office:value-type="date" office:date-value="2022-01-28" calcext:value-type="date">
            <text:p>2022-01-28</text:p>
          </table:table-cell>
          <table:table-cell table:style-name="ce3" table:formula="of:=IF([.B65]=23/24;0;[.C65])" office:value-type="time" office:time-value="PT16H00M00S" calcext:value-type="time">
            <text:p>16:00</text:p>
          </table:table-cell>
          <table:table-cell table:style-name="ce3" table:formula="of:=[.B66]+1/24" office:value-type="time" office:time-value="PT17H00M00S" calcext:value-type="time">
            <text:p>17:00</text:p>
          </table:table-cell>
          <table:table-cell table:style-name="ce11" table:formula="of:=[.A66]+[.B66]" office:value-type="date" office:date-value="2022-01-28T16:00:00" calcext:value-type="date">
            <text:p>28-01 16:00</text:p>
          </table:table-cell>
          <table:table-cell office:value-type="float" office:value="0.239" calcext:value-type="float">
            <text:p>0.239</text:p>
          </table:table-cell>
          <table:table-cell table:number-columns-repeated="1019"/>
        </table:table-row>
        <table:table-row table:style-name="ro1">
          <table:table-cell table:formula="of:=IF([.B66]=23/24;[.A66]+1;[.A66])" office:value-type="date" office:date-value="2022-01-28" calcext:value-type="date">
            <text:p>2022-01-28</text:p>
          </table:table-cell>
          <table:table-cell table:style-name="ce3" table:formula="of:=IF([.B66]=23/24;0;[.C66])" office:value-type="time" office:time-value="PT17H00M00S" calcext:value-type="time">
            <text:p>17:00</text:p>
          </table:table-cell>
          <table:table-cell table:style-name="ce3" table:formula="of:=[.B67]+1/24" office:value-type="time" office:time-value="PT18H00M00S" calcext:value-type="time">
            <text:p>18:00</text:p>
          </table:table-cell>
          <table:table-cell table:style-name="ce11" table:formula="of:=[.A67]+[.B67]" office:value-type="date" office:date-value="2022-01-28T17:00:00" calcext:value-type="date">
            <text:p>28-01 17:00</text:p>
          </table:table-cell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1">
          <table:table-cell table:formula="of:=IF([.B67]=23/24;[.A67]+1;[.A67])" office:value-type="date" office:date-value="2022-01-28" calcext:value-type="date">
            <text:p>2022-01-28</text:p>
          </table:table-cell>
          <table:table-cell table:style-name="ce3" table:formula="of:=IF([.B67]=23/24;0;[.C67])" office:value-type="time" office:time-value="PT18H00M00S" calcext:value-type="time">
            <text:p>18:00</text:p>
          </table:table-cell>
          <table:table-cell table:style-name="ce3" table:formula="of:=[.B68]+1/24" office:value-type="time" office:time-value="PT19H00M00S" calcext:value-type="time">
            <text:p>19:00</text:p>
          </table:table-cell>
          <table:table-cell table:style-name="ce11" table:formula="of:=[.A68]+[.B68]" office:value-type="date" office:date-value="2022-01-28T18:00:00" calcext:value-type="date">
            <text:p>28-01 18:00</text:p>
          </table:table-cell>
          <table:table-cell office:value-type="float" office:value="0.181" calcext:value-type="float">
            <text:p>0.181</text:p>
          </table:table-cell>
          <table:table-cell table:number-columns-repeated="1019"/>
        </table:table-row>
        <table:table-row table:style-name="ro1">
          <table:table-cell table:formula="of:=IF([.B68]=23/24;[.A68]+1;[.A68])" office:value-type="date" office:date-value="2022-01-28" calcext:value-type="date">
            <text:p>2022-01-28</text:p>
          </table:table-cell>
          <table:table-cell table:style-name="ce3" table:formula="of:=IF([.B68]=23/24;0;[.C68])" office:value-type="time" office:time-value="PT19H00M00S" calcext:value-type="time">
            <text:p>19:00</text:p>
          </table:table-cell>
          <table:table-cell table:style-name="ce3" table:formula="of:=[.B69]+1/24" office:value-type="time" office:time-value="PT20H00M00S" calcext:value-type="time">
            <text:p>20:00</text:p>
          </table:table-cell>
          <table:table-cell table:style-name="ce11" table:formula="of:=[.A69]+[.B69]" office:value-type="date" office:date-value="2022-01-28T19:00:00" calcext:value-type="date">
            <text:p>28-01 19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69]=23/24;[.A69]+1;[.A69])" office:value-type="date" office:date-value="2022-01-28" calcext:value-type="date">
            <text:p>2022-01-28</text:p>
          </table:table-cell>
          <table:table-cell table:style-name="ce3" table:formula="of:=IF([.B69]=23/24;0;[.C69])" office:value-type="time" office:time-value="PT20H00M00S" calcext:value-type="time">
            <text:p>20:00</text:p>
          </table:table-cell>
          <table:table-cell table:style-name="ce3" table:formula="of:=[.B70]+1/24" office:value-type="time" office:time-value="PT21H00M00S" calcext:value-type="time">
            <text:p>21:00</text:p>
          </table:table-cell>
          <table:table-cell table:style-name="ce11" table:formula="of:=[.A70]+[.B70]" office:value-type="date" office:date-value="2022-01-28T20:00:00" calcext:value-type="date">
            <text:p>28-01 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70]=23/24;[.A70]+1;[.A70])" office:value-type="date" office:date-value="2022-01-28" calcext:value-type="date">
            <text:p>2022-01-28</text:p>
          </table:table-cell>
          <table:table-cell table:style-name="ce3" table:formula="of:=IF([.B70]=23/24;0;[.C70])" office:value-type="time" office:time-value="PT21H00M00S" calcext:value-type="time">
            <text:p>21:00</text:p>
          </table:table-cell>
          <table:table-cell table:style-name="ce3" table:formula="of:=[.B71]+1/24" office:value-type="time" office:time-value="PT22H00M00S" calcext:value-type="time">
            <text:p>22:00</text:p>
          </table:table-cell>
          <table:table-cell table:style-name="ce11" table:formula="of:=[.A71]+[.B71]" office:value-type="date" office:date-value="2022-01-28T21:00:00" calcext:value-type="date">
            <text:p>28-01 21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71]=23/24;[.A71]+1;[.A71])" office:value-type="date" office:date-value="2022-01-28" calcext:value-type="date">
            <text:p>2022-01-28</text:p>
          </table:table-cell>
          <table:table-cell table:style-name="ce3" table:formula="of:=IF([.B71]=23/24;0;[.C71])" office:value-type="time" office:time-value="PT22H00M00S" calcext:value-type="time">
            <text:p>22:00</text:p>
          </table:table-cell>
          <table:table-cell table:style-name="ce3" table:formula="of:=[.B72]+1/24" office:value-type="time" office:time-value="PT23H00M00S" calcext:value-type="time">
            <text:p>23:00</text:p>
          </table:table-cell>
          <table:table-cell table:style-name="ce11" table:formula="of:=[.A72]+[.B72]" office:value-type="date" office:date-value="2022-01-28T22:00:00" calcext:value-type="date">
            <text:p>28-01 22:00</text:p>
          </table:table-cell>
          <table:table-cell office:value-type="float" office:value="0.034" calcext:value-type="float">
            <text:p>0.034</text:p>
          </table:table-cell>
          <table:table-cell table:number-columns-repeated="1019"/>
        </table:table-row>
        <table:table-row table:style-name="ro1">
          <table:table-cell table:formula="of:=IF([.B72]=23/24;[.A72]+1;[.A72])" office:value-type="date" office:date-value="2022-01-28" calcext:value-type="date">
            <text:p>2022-01-28</text:p>
          </table:table-cell>
          <table:table-cell table:style-name="ce3" table:formula="of:=IF([.B72]=23/24;0;[.C72])" office:value-type="time" office:time-value="PT23H00M00S" calcext:value-type="time">
            <text:p>23:00</text:p>
          </table:table-cell>
          <table:table-cell table:style-name="ce3" table:formula="of:=[.B73]+1/24" office:value-type="time" office:time-value="PT24H00M00S" calcext:value-type="time">
            <text:p>0:00</text:p>
          </table:table-cell>
          <table:table-cell table:style-name="ce11" table:formula="of:=[.A73]+[.B73]" office:value-type="date" office:date-value="2022-01-28T23:00:00" calcext:value-type="date">
            <text:p>28-01 23:00</text:p>
          </table:table-cell>
          <table:table-cell office:value-type="float" office:value="0.013" calcext:value-type="float">
            <text:p>0.013</text:p>
          </table:table-cell>
          <table:table-cell table:number-columns-repeated="1019"/>
        </table:table-row>
        <table:table-row table:style-name="ro1">
          <table:table-cell table:formula="of:=IF([.B73]=23/24;[.A73]+1;[.A73])" office:value-type="date" office:date-value="2022-01-29" calcext:value-type="date">
            <text:p>2022-01-29</text:p>
          </table:table-cell>
          <table:table-cell table:style-name="ce3" table:formula="of:=IF([.B73]=23/24;0;[.C73])" office:value-type="time" office:time-value="PT00H00M00S" calcext:value-type="time">
            <text:p>0:00</text:p>
          </table:table-cell>
          <table:table-cell table:style-name="ce3" table:formula="of:=[.B74]+1/24" office:value-type="time" office:time-value="PT01H00M00S" calcext:value-type="time">
            <text:p>1:00</text:p>
          </table:table-cell>
          <table:table-cell table:style-name="ce11" table:formula="of:=[.A74]+[.B74]" office:value-type="date" office:date-value="2022-01-29" calcext:value-type="date">
            <text:p>29-01 0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74]=23/24;[.A74]+1;[.A74])" office:value-type="date" office:date-value="2022-01-29" calcext:value-type="date">
            <text:p>2022-01-29</text:p>
          </table:table-cell>
          <table:table-cell table:style-name="ce3" table:formula="of:=IF([.B74]=23/24;0;[.C74])" office:value-type="time" office:time-value="PT01H00M00S" calcext:value-type="time">
            <text:p>1:00</text:p>
          </table:table-cell>
          <table:table-cell table:style-name="ce3" table:formula="of:=[.B75]+1/24" office:value-type="time" office:time-value="PT02H00M00S" calcext:value-type="time">
            <text:p>2:00</text:p>
          </table:table-cell>
          <table:table-cell table:style-name="ce11" table:formula="of:=[.A75]+[.B75]" office:value-type="date" office:date-value="2022-01-29T01:00:00" calcext:value-type="date">
            <text:p>29-01 1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75]=23/24;[.A75]+1;[.A75])" office:value-type="date" office:date-value="2022-01-29" calcext:value-type="date">
            <text:p>2022-01-29</text:p>
          </table:table-cell>
          <table:table-cell table:style-name="ce3" table:formula="of:=IF([.B75]=23/24;0;[.C75])" office:value-type="time" office:time-value="PT02H00M00S" calcext:value-type="time">
            <text:p>2:00</text:p>
          </table:table-cell>
          <table:table-cell table:style-name="ce3" table:formula="of:=[.B76]+1/24" office:value-type="time" office:time-value="PT03H00M00S" calcext:value-type="time">
            <text:p>3:00</text:p>
          </table:table-cell>
          <table:table-cell table:style-name="ce11" table:formula="of:=[.A76]+[.B76]" office:value-type="date" office:date-value="2022-01-29T02:00:00" calcext:value-type="date">
            <text:p>29-01 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76]=23/24;[.A76]+1;[.A76])" office:value-type="date" office:date-value="2022-01-29" calcext:value-type="date">
            <text:p>2022-01-29</text:p>
          </table:table-cell>
          <table:table-cell table:style-name="ce3" table:formula="of:=IF([.B76]=23/24;0;[.C76])" office:value-type="time" office:time-value="PT03H00M00S" calcext:value-type="time">
            <text:p>3:00</text:p>
          </table:table-cell>
          <table:table-cell table:style-name="ce3" table:formula="of:=[.B77]+1/24" office:value-type="time" office:time-value="PT04H00M00S" calcext:value-type="time">
            <text:p>4:00</text:p>
          </table:table-cell>
          <table:table-cell table:style-name="ce11" table:formula="of:=[.A77]+[.B77]" office:value-type="date" office:date-value="2022-01-29T03:00:00" calcext:value-type="date">
            <text:p>29-01 3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77]=23/24;[.A77]+1;[.A77])" office:value-type="date" office:date-value="2022-01-29" calcext:value-type="date">
            <text:p>2022-01-29</text:p>
          </table:table-cell>
          <table:table-cell table:style-name="ce3" table:formula="of:=IF([.B77]=23/24;0;[.C77])" office:value-type="time" office:time-value="PT04H00M00S" calcext:value-type="time">
            <text:p>4:00</text:p>
          </table:table-cell>
          <table:table-cell table:style-name="ce3" table:formula="of:=[.B78]+1/24" office:value-type="time" office:time-value="PT05H00M00S" calcext:value-type="time">
            <text:p>5:00</text:p>
          </table:table-cell>
          <table:table-cell table:style-name="ce11" table:formula="of:=[.A78]+[.B78]" office:value-type="date" office:date-value="2022-01-29T04:00:00" calcext:value-type="date">
            <text:p>29-01 4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78]=23/24;[.A78]+1;[.A78])" office:value-type="date" office:date-value="2022-01-29" calcext:value-type="date">
            <text:p>2022-01-29</text:p>
          </table:table-cell>
          <table:table-cell table:style-name="ce3" table:formula="of:=IF([.B78]=23/24;0;[.C78])" office:value-type="time" office:time-value="PT05H00M00S" calcext:value-type="time">
            <text:p>5:00</text:p>
          </table:table-cell>
          <table:table-cell table:style-name="ce3" table:formula="of:=[.B79]+1/24" office:value-type="time" office:time-value="PT06H00M00S" calcext:value-type="time">
            <text:p>6:00</text:p>
          </table:table-cell>
          <table:table-cell table:style-name="ce11" table:formula="of:=[.A79]+[.B79]" office:value-type="date" office:date-value="2022-01-29T05:00:00" calcext:value-type="date">
            <text:p>29-01 5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79]=23/24;[.A79]+1;[.A79])" office:value-type="date" office:date-value="2022-01-29" calcext:value-type="date">
            <text:p>2022-01-29</text:p>
          </table:table-cell>
          <table:table-cell table:style-name="ce3" table:formula="of:=IF([.B79]=23/24;0;[.C79])" office:value-type="time" office:time-value="PT06H00M00S" calcext:value-type="time">
            <text:p>6:00</text:p>
          </table:table-cell>
          <table:table-cell table:style-name="ce3" table:formula="of:=[.B80]+1/24" office:value-type="time" office:time-value="PT07H00M00S" calcext:value-type="time">
            <text:p>7:00</text:p>
          </table:table-cell>
          <table:table-cell table:style-name="ce11" table:formula="of:=[.A80]+[.B80]" office:value-type="date" office:date-value="2022-01-29T06:00:00" calcext:value-type="date">
            <text:p>29-01 6:00</text:p>
          </table:table-cell>
          <table:table-cell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formula="of:=IF([.B80]=23/24;[.A80]+1;[.A80])" office:value-type="date" office:date-value="2022-01-29" calcext:value-type="date">
            <text:p>2022-01-29</text:p>
          </table:table-cell>
          <table:table-cell table:style-name="ce3" table:formula="of:=IF([.B80]=23/24;0;[.C80])" office:value-type="time" office:time-value="PT07H00M00S" calcext:value-type="time">
            <text:p>7:00</text:p>
          </table:table-cell>
          <table:table-cell table:style-name="ce3" table:formula="of:=[.B81]+1/24" office:value-type="time" office:time-value="PT08H00M00S" calcext:value-type="time">
            <text:p>8:00</text:p>
          </table:table-cell>
          <table:table-cell table:style-name="ce11" table:formula="of:=[.A81]+[.B81]" office:value-type="date" office:date-value="2022-01-29T07:00:00" calcext:value-type="date">
            <text:p>29-01 7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81]=23/24;[.A81]+1;[.A81])" office:value-type="date" office:date-value="2022-01-29" calcext:value-type="date">
            <text:p>2022-01-29</text:p>
          </table:table-cell>
          <table:table-cell table:style-name="ce3" table:formula="of:=IF([.B81]=23/24;0;[.C81])" office:value-type="time" office:time-value="PT08H00M00S" calcext:value-type="time">
            <text:p>8:00</text:p>
          </table:table-cell>
          <table:table-cell table:style-name="ce3" table:formula="of:=[.B82]+1/24" office:value-type="time" office:time-value="PT09H00M00S" calcext:value-type="time">
            <text:p>9:00</text:p>
          </table:table-cell>
          <table:table-cell table:style-name="ce11" table:formula="of:=[.A82]+[.B82]" office:value-type="date" office:date-value="2022-01-29T08:00:00" calcext:value-type="date">
            <text:p>29-01 8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82]=23/24;[.A82]+1;[.A82])" office:value-type="date" office:date-value="2022-01-29" calcext:value-type="date">
            <text:p>2022-01-29</text:p>
          </table:table-cell>
          <table:table-cell table:style-name="ce3" table:formula="of:=IF([.B82]=23/24;0;[.C82])" office:value-type="time" office:time-value="PT09H00M00S" calcext:value-type="time">
            <text:p>9:00</text:p>
          </table:table-cell>
          <table:table-cell table:style-name="ce3" table:formula="of:=[.B83]+1/24" office:value-type="time" office:time-value="PT10H00M00S" calcext:value-type="time">
            <text:p>10:00</text:p>
          </table:table-cell>
          <table:table-cell table:style-name="ce11" table:formula="of:=[.A83]+[.B83]" office:value-type="date" office:date-value="2022-01-29T09:00:00" calcext:value-type="date">
            <text:p>29-01 9:00</text:p>
          </table:table-cell>
          <table:table-cell office:value-type="float" office:value="1.646" calcext:value-type="float">
            <text:p>1.646</text:p>
          </table:table-cell>
          <table:table-cell table:number-columns-repeated="1019"/>
        </table:table-row>
        <table:table-row table:style-name="ro1">
          <table:table-cell table:formula="of:=IF([.B83]=23/24;[.A83]+1;[.A83])" office:value-type="date" office:date-value="2022-01-29" calcext:value-type="date">
            <text:p>2022-01-29</text:p>
          </table:table-cell>
          <table:table-cell table:style-name="ce3" table:formula="of:=IF([.B83]=23/24;0;[.C83])" office:value-type="time" office:time-value="PT10H00M00S" calcext:value-type="time">
            <text:p>10:00</text:p>
          </table:table-cell>
          <table:table-cell table:style-name="ce3" table:formula="of:=[.B84]+1/24" office:value-type="time" office:time-value="PT11H00M00S" calcext:value-type="time">
            <text:p>11:00</text:p>
          </table:table-cell>
          <table:table-cell table:style-name="ce11" table:formula="of:=[.A84]+[.B84]" office:value-type="date" office:date-value="2022-01-29T10:00:00" calcext:value-type="date">
            <text:p>29-01 10:00</text:p>
          </table:table-cell>
          <table:table-cell office:value-type="float" office:value="0.517" calcext:value-type="float">
            <text:p>0.517</text:p>
          </table:table-cell>
          <table:table-cell table:number-columns-repeated="1019"/>
        </table:table-row>
        <table:table-row table:style-name="ro1">
          <table:table-cell table:formula="of:=IF([.B84]=23/24;[.A84]+1;[.A84])" office:value-type="date" office:date-value="2022-01-29" calcext:value-type="date">
            <text:p>2022-01-29</text:p>
          </table:table-cell>
          <table:table-cell table:style-name="ce3" table:formula="of:=IF([.B84]=23/24;0;[.C84])" office:value-type="time" office:time-value="PT11H00M00S" calcext:value-type="time">
            <text:p>11:00</text:p>
          </table:table-cell>
          <table:table-cell table:style-name="ce3" table:formula="of:=[.B85]+1/24" office:value-type="time" office:time-value="PT12H00M00S" calcext:value-type="time">
            <text:p>12:00</text:p>
          </table:table-cell>
          <table:table-cell table:style-name="ce11" table:formula="of:=[.A85]+[.B85]" office:value-type="date" office:date-value="2022-01-29T11:00:00" calcext:value-type="date">
            <text:p>29-01 11:00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table:formula="of:=IF([.B85]=23/24;[.A85]+1;[.A85])" office:value-type="date" office:date-value="2022-01-29" calcext:value-type="date">
            <text:p>2022-01-29</text:p>
          </table:table-cell>
          <table:table-cell table:style-name="ce3" table:formula="of:=IF([.B85]=23/24;0;[.C85])" office:value-type="time" office:time-value="PT12H00M00S" calcext:value-type="time">
            <text:p>12:00</text:p>
          </table:table-cell>
          <table:table-cell table:style-name="ce3" table:formula="of:=[.B86]+1/24" office:value-type="time" office:time-value="PT13H00M00S" calcext:value-type="time">
            <text:p>13:00</text:p>
          </table:table-cell>
          <table:table-cell table:style-name="ce11" table:formula="of:=[.A86]+[.B86]" office:value-type="date" office:date-value="2022-01-29T12:00:00" calcext:value-type="date">
            <text:p>29-01 12:00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table:formula="of:=IF([.B86]=23/24;[.A86]+1;[.A86])" office:value-type="date" office:date-value="2022-01-29" calcext:value-type="date">
            <text:p>2022-01-29</text:p>
          </table:table-cell>
          <table:table-cell table:style-name="ce3" table:formula="of:=IF([.B86]=23/24;0;[.C86])" office:value-type="time" office:time-value="PT13H00M00S" calcext:value-type="time">
            <text:p>13:00</text:p>
          </table:table-cell>
          <table:table-cell table:style-name="ce3" table:formula="of:=[.B87]+1/24" office:value-type="time" office:time-value="PT14H00M00S" calcext:value-type="time">
            <text:p>14:00</text:p>
          </table:table-cell>
          <table:table-cell table:style-name="ce11" table:formula="of:=[.A87]+[.B87]" office:value-type="date" office:date-value="2022-01-29T13:00:00" calcext:value-type="date">
            <text:p>29-01 13:00</text:p>
          </table:table-cell>
          <table:table-cell office:value-type="float" office:value="0.631" calcext:value-type="float">
            <text:p>0.631</text:p>
          </table:table-cell>
          <table:table-cell table:number-columns-repeated="1019"/>
        </table:table-row>
        <table:table-row table:style-name="ro1">
          <table:table-cell table:formula="of:=IF([.B87]=23/24;[.A87]+1;[.A87])" office:value-type="date" office:date-value="2022-01-29" calcext:value-type="date">
            <text:p>2022-01-29</text:p>
          </table:table-cell>
          <table:table-cell table:style-name="ce3" table:formula="of:=IF([.B87]=23/24;0;[.C87])" office:value-type="time" office:time-value="PT14H00M00S" calcext:value-type="time">
            <text:p>14:00</text:p>
          </table:table-cell>
          <table:table-cell table:style-name="ce3" table:formula="of:=[.B88]+1/24" office:value-type="time" office:time-value="PT15H00M00S" calcext:value-type="time">
            <text:p>15:00</text:p>
          </table:table-cell>
          <table:table-cell table:style-name="ce11" table:formula="of:=[.A88]+[.B88]" office:value-type="date" office:date-value="2022-01-29T14:00:00" calcext:value-type="date">
            <text:p>29-01 14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88]=23/24;[.A88]+1;[.A88])" office:value-type="date" office:date-value="2022-01-29" calcext:value-type="date">
            <text:p>2022-01-29</text:p>
          </table:table-cell>
          <table:table-cell table:style-name="ce3" table:formula="of:=IF([.B88]=23/24;0;[.C88])" office:value-type="time" office:time-value="PT15H00M00S" calcext:value-type="time">
            <text:p>15:00</text:p>
          </table:table-cell>
          <table:table-cell table:style-name="ce3" table:formula="of:=[.B89]+1/24" office:value-type="time" office:time-value="PT16H00M00S" calcext:value-type="time">
            <text:p>16:00</text:p>
          </table:table-cell>
          <table:table-cell table:style-name="ce11" table:formula="of:=[.A89]+[.B89]" office:value-type="date" office:date-value="2022-01-29T15:00:00" calcext:value-type="date">
            <text:p>29-01 15:00</text:p>
          </table:table-cell>
          <table:table-cell office:value-type="float" office:value="0.559" calcext:value-type="float">
            <text:p>0.559</text:p>
          </table:table-cell>
          <table:table-cell table:number-columns-repeated="1019"/>
        </table:table-row>
        <table:table-row table:style-name="ro1">
          <table:table-cell table:formula="of:=IF([.B89]=23/24;[.A89]+1;[.A89])" office:value-type="date" office:date-value="2022-01-29" calcext:value-type="date">
            <text:p>2022-01-29</text:p>
          </table:table-cell>
          <table:table-cell table:style-name="ce3" table:formula="of:=IF([.B89]=23/24;0;[.C89])" office:value-type="time" office:time-value="PT16H00M00S" calcext:value-type="time">
            <text:p>16:00</text:p>
          </table:table-cell>
          <table:table-cell table:style-name="ce3" table:formula="of:=[.B90]+1/24" office:value-type="time" office:time-value="PT17H00M00S" calcext:value-type="time">
            <text:p>17:00</text:p>
          </table:table-cell>
          <table:table-cell table:style-name="ce11" table:formula="of:=[.A90]+[.B90]" office:value-type="date" office:date-value="2022-01-29T16:00:00" calcext:value-type="date">
            <text:p>29-01 16:00</text:p>
          </table:table-cell>
          <table:table-cell office:value-type="float" office:value="0.514" calcext:value-type="float">
            <text:p>0.514</text:p>
          </table:table-cell>
          <table:table-cell table:number-columns-repeated="1019"/>
        </table:table-row>
        <table:table-row table:style-name="ro1">
          <table:table-cell table:formula="of:=IF([.B90]=23/24;[.A90]+1;[.A90])" office:value-type="date" office:date-value="2022-01-29" calcext:value-type="date">
            <text:p>2022-01-29</text:p>
          </table:table-cell>
          <table:table-cell table:style-name="ce3" table:formula="of:=IF([.B90]=23/24;0;[.C90])" office:value-type="time" office:time-value="PT17H00M00S" calcext:value-type="time">
            <text:p>17:00</text:p>
          </table:table-cell>
          <table:table-cell table:style-name="ce3" table:formula="of:=[.B91]+1/24" office:value-type="time" office:time-value="PT18H00M00S" calcext:value-type="time">
            <text:p>18:00</text:p>
          </table:table-cell>
          <table:table-cell table:style-name="ce11" table:formula="of:=[.A91]+[.B91]" office:value-type="date" office:date-value="2022-01-29T17:00:00" calcext:value-type="date">
            <text:p>29-01 17:00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formula="of:=IF([.B91]=23/24;[.A91]+1;[.A91])" office:value-type="date" office:date-value="2022-01-29" calcext:value-type="date">
            <text:p>2022-01-29</text:p>
          </table:table-cell>
          <table:table-cell table:style-name="ce3" table:formula="of:=IF([.B91]=23/24;0;[.C91])" office:value-type="time" office:time-value="PT18H00M00S" calcext:value-type="time">
            <text:p>18:00</text:p>
          </table:table-cell>
          <table:table-cell table:style-name="ce3" table:formula="of:=[.B92]+1/24" office:value-type="time" office:time-value="PT19H00M00S" calcext:value-type="time">
            <text:p>19:00</text:p>
          </table:table-cell>
          <table:table-cell table:style-name="ce11" table:formula="of:=[.A92]+[.B92]" office:value-type="date" office:date-value="2022-01-29T18:00:00" calcext:value-type="date">
            <text:p>29-01 18:00</text:p>
          </table:table-cell>
          <table:table-cell office:value-type="float" office:value="0.113" calcext:value-type="float">
            <text:p>0.113</text:p>
          </table:table-cell>
          <table:table-cell table:number-columns-repeated="1019"/>
        </table:table-row>
        <table:table-row table:style-name="ro1">
          <table:table-cell table:formula="of:=IF([.B92]=23/24;[.A92]+1;[.A92])" office:value-type="date" office:date-value="2022-01-29" calcext:value-type="date">
            <text:p>2022-01-29</text:p>
          </table:table-cell>
          <table:table-cell table:style-name="ce3" table:formula="of:=IF([.B92]=23/24;0;[.C92])" office:value-type="time" office:time-value="PT19H00M00S" calcext:value-type="time">
            <text:p>19:00</text:p>
          </table:table-cell>
          <table:table-cell table:style-name="ce3" table:formula="of:=[.B93]+1/24" office:value-type="time" office:time-value="PT20H00M00S" calcext:value-type="time">
            <text:p>20:00</text:p>
          </table:table-cell>
          <table:table-cell table:style-name="ce11" table:formula="of:=[.A93]+[.B93]" office:value-type="date" office:date-value="2022-01-29T19:00:00" calcext:value-type="date">
            <text:p>29-01 19:00</text:p>
          </table:table-cell>
          <table:table-cell office:value-type="float" office:value="0.759" calcext:value-type="float">
            <text:p>0.759</text:p>
          </table:table-cell>
          <table:table-cell table:number-columns-repeated="1019"/>
        </table:table-row>
        <table:table-row table:style-name="ro1">
          <table:table-cell table:formula="of:=IF([.B93]=23/24;[.A93]+1;[.A93])" office:value-type="date" office:date-value="2022-01-29" calcext:value-type="date">
            <text:p>2022-01-29</text:p>
          </table:table-cell>
          <table:table-cell table:style-name="ce3" table:formula="of:=IF([.B93]=23/24;0;[.C93])" office:value-type="time" office:time-value="PT20H00M00S" calcext:value-type="time">
            <text:p>20:00</text:p>
          </table:table-cell>
          <table:table-cell table:style-name="ce3" table:formula="of:=[.B94]+1/24" office:value-type="time" office:time-value="PT21H00M00S" calcext:value-type="time">
            <text:p>21:00</text:p>
          </table:table-cell>
          <table:table-cell table:style-name="ce11" table:formula="of:=[.A94]+[.B94]" office:value-type="date" office:date-value="2022-01-29T20:00:00" calcext:value-type="date">
            <text:p>29-01 20:00</text:p>
          </table:table-cell>
          <table:table-cell office:value-type="float" office:value="0.052" calcext:value-type="float">
            <text:p>0.052</text:p>
          </table:table-cell>
          <table:table-cell table:number-columns-repeated="1019"/>
        </table:table-row>
        <table:table-row table:style-name="ro1">
          <table:table-cell table:formula="of:=IF([.B94]=23/24;[.A94]+1;[.A94])" office:value-type="date" office:date-value="2022-01-29" calcext:value-type="date">
            <text:p>2022-01-29</text:p>
          </table:table-cell>
          <table:table-cell table:style-name="ce3" table:formula="of:=IF([.B94]=23/24;0;[.C94])" office:value-type="time" office:time-value="PT21H00M00S" calcext:value-type="time">
            <text:p>21:00</text:p>
          </table:table-cell>
          <table:table-cell table:style-name="ce3" table:formula="of:=[.B95]+1/24" office:value-type="time" office:time-value="PT22H00M00S" calcext:value-type="time">
            <text:p>22:00</text:p>
          </table:table-cell>
          <table:table-cell table:style-name="ce11" table:formula="of:=[.A95]+[.B95]" office:value-type="date" office:date-value="2022-01-29T21:00:00" calcext:value-type="date">
            <text:p>29-01 21:00</text:p>
          </table:table-cell>
          <table:table-cell office:value-type="float" office:value="0.059" calcext:value-type="float">
            <text:p>0.059</text:p>
          </table:table-cell>
          <table:table-cell table:number-columns-repeated="1019"/>
        </table:table-row>
        <table:table-row table:style-name="ro1">
          <table:table-cell table:formula="of:=IF([.B95]=23/24;[.A95]+1;[.A95])" office:value-type="date" office:date-value="2022-01-29" calcext:value-type="date">
            <text:p>2022-01-29</text:p>
          </table:table-cell>
          <table:table-cell table:style-name="ce3" table:formula="of:=IF([.B95]=23/24;0;[.C95])" office:value-type="time" office:time-value="PT22H00M00S" calcext:value-type="time">
            <text:p>22:00</text:p>
          </table:table-cell>
          <table:table-cell table:style-name="ce3" table:formula="of:=[.B96]+1/24" office:value-type="time" office:time-value="PT23H00M00S" calcext:value-type="time">
            <text:p>23:00</text:p>
          </table:table-cell>
          <table:table-cell table:style-name="ce11" table:formula="of:=[.A96]+[.B96]" office:value-type="date" office:date-value="2022-01-29T22:00:00" calcext:value-type="date">
            <text:p>29-01 22:00</text:p>
          </table:table-cell>
          <table:table-cell office:value-type="float" office:value="0.481" calcext:value-type="float">
            <text:p>0.481</text:p>
          </table:table-cell>
          <table:table-cell table:number-columns-repeated="1019"/>
        </table:table-row>
        <table:table-row table:style-name="ro1">
          <table:table-cell table:formula="of:=IF([.B96]=23/24;[.A96]+1;[.A96])" office:value-type="date" office:date-value="2022-01-29" calcext:value-type="date">
            <text:p>2022-01-29</text:p>
          </table:table-cell>
          <table:table-cell table:style-name="ce3" table:formula="of:=IF([.B96]=23/24;0;[.C96])" office:value-type="time" office:time-value="PT23H00M00S" calcext:value-type="time">
            <text:p>23:00</text:p>
          </table:table-cell>
          <table:table-cell table:style-name="ce3" table:formula="of:=[.B97]+1/24" office:value-type="time" office:time-value="PT24H00M00S" calcext:value-type="time">
            <text:p>0:00</text:p>
          </table:table-cell>
          <table:table-cell table:style-name="ce11" table:formula="of:=[.A97]+[.B97]" office:value-type="date" office:date-value="2022-01-29T23:00:00" calcext:value-type="date">
            <text:p>29-01 23:00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formula="of:=IF([.B97]=23/24;[.A97]+1;[.A97])" office:value-type="date" office:date-value="2022-01-30" calcext:value-type="date">
            <text:p>2022-01-30</text:p>
          </table:table-cell>
          <table:table-cell table:style-name="ce3" table:formula="of:=IF([.B97]=23/24;0;[.C97])" office:value-type="time" office:time-value="PT00H00M00S" calcext:value-type="time">
            <text:p>0:00</text:p>
          </table:table-cell>
          <table:table-cell table:style-name="ce3" table:formula="of:=[.B98]+1/24" office:value-type="time" office:time-value="PT01H00M00S" calcext:value-type="time">
            <text:p>1:00</text:p>
          </table:table-cell>
          <table:table-cell table:style-name="ce11" table:formula="of:=[.A98]+[.B98]" office:value-type="date" office:date-value="2022-01-30" calcext:value-type="date">
            <text:p>30-01 0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98]=23/24;[.A98]+1;[.A98])" office:value-type="date" office:date-value="2022-01-30" calcext:value-type="date">
            <text:p>2022-01-30</text:p>
          </table:table-cell>
          <table:table-cell table:style-name="ce3" table:formula="of:=IF([.B98]=23/24;0;[.C98])" office:value-type="time" office:time-value="PT01H00M00S" calcext:value-type="time">
            <text:p>1:00</text:p>
          </table:table-cell>
          <table:table-cell table:style-name="ce3" table:formula="of:=[.B99]+1/24" office:value-type="time" office:time-value="PT02H00M00S" calcext:value-type="time">
            <text:p>2:00</text:p>
          </table:table-cell>
          <table:table-cell table:style-name="ce11" table:formula="of:=[.A99]+[.B99]" office:value-type="date" office:date-value="2022-01-30T01:00:00" calcext:value-type="date">
            <text:p>30-01 1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99]=23/24;[.A99]+1;[.A99])" office:value-type="date" office:date-value="2022-01-30" calcext:value-type="date">
            <text:p>2022-01-30</text:p>
          </table:table-cell>
          <table:table-cell table:style-name="ce3" table:formula="of:=IF([.B99]=23/24;0;[.C99])" office:value-type="time" office:time-value="PT02H00M00S" calcext:value-type="time">
            <text:p>2:00</text:p>
          </table:table-cell>
          <table:table-cell table:style-name="ce3" table:formula="of:=[.B100]+1/24" office:value-type="time" office:time-value="PT03H00M00S" calcext:value-type="time">
            <text:p>3:00</text:p>
          </table:table-cell>
          <table:table-cell table:style-name="ce11" table:formula="of:=[.A100]+[.B100]" office:value-type="date" office:date-value="2022-01-30T02:00:00" calcext:value-type="date">
            <text:p>30-01 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00]=23/24;[.A100]+1;[.A100])" office:value-type="date" office:date-value="2022-01-30" calcext:value-type="date">
            <text:p>2022-01-30</text:p>
          </table:table-cell>
          <table:table-cell table:style-name="ce3" table:formula="of:=IF([.B100]=23/24;0;[.C100])" office:value-type="time" office:time-value="PT03H00M00S" calcext:value-type="time">
            <text:p>3:00</text:p>
          </table:table-cell>
          <table:table-cell table:style-name="ce3" table:formula="of:=[.B101]+1/24" office:value-type="time" office:time-value="PT04H00M00S" calcext:value-type="time">
            <text:p>4:00</text:p>
          </table:table-cell>
          <table:table-cell table:style-name="ce11" table:formula="of:=[.A101]+[.B101]" office:value-type="date" office:date-value="2022-01-30T03:00:00" calcext:value-type="date">
            <text:p>30-01 3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01]=23/24;[.A101]+1;[.A101])" office:value-type="date" office:date-value="2022-01-30" calcext:value-type="date">
            <text:p>2022-01-30</text:p>
          </table:table-cell>
          <table:table-cell table:style-name="ce3" table:formula="of:=IF([.B101]=23/24;0;[.C101])" office:value-type="time" office:time-value="PT04H00M00S" calcext:value-type="time">
            <text:p>4:00</text:p>
          </table:table-cell>
          <table:table-cell table:style-name="ce3" table:formula="of:=[.B102]+1/24" office:value-type="time" office:time-value="PT05H00M00S" calcext:value-type="time">
            <text:p>5:00</text:p>
          </table:table-cell>
          <table:table-cell table:style-name="ce11" table:formula="of:=[.A102]+[.B102]" office:value-type="date" office:date-value="2022-01-30T04:00:00" calcext:value-type="date">
            <text:p>30-01 4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02]=23/24;[.A102]+1;[.A102])" office:value-type="date" office:date-value="2022-01-30" calcext:value-type="date">
            <text:p>2022-01-30</text:p>
          </table:table-cell>
          <table:table-cell table:style-name="ce3" table:formula="of:=IF([.B102]=23/24;0;[.C102])" office:value-type="time" office:time-value="PT05H00M00S" calcext:value-type="time">
            <text:p>5:00</text:p>
          </table:table-cell>
          <table:table-cell table:style-name="ce3" table:formula="of:=[.B103]+1/24" office:value-type="time" office:time-value="PT06H00M00S" calcext:value-type="time">
            <text:p>6:00</text:p>
          </table:table-cell>
          <table:table-cell table:style-name="ce11" table:formula="of:=[.A103]+[.B103]" office:value-type="date" office:date-value="2022-01-30T05:00:00" calcext:value-type="date">
            <text:p>30-01 5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03]=23/24;[.A103]+1;[.A103])" office:value-type="date" office:date-value="2022-01-30" calcext:value-type="date">
            <text:p>2022-01-30</text:p>
          </table:table-cell>
          <table:table-cell table:style-name="ce3" table:formula="of:=IF([.B103]=23/24;0;[.C103])" office:value-type="time" office:time-value="PT06H00M00S" calcext:value-type="time">
            <text:p>6:00</text:p>
          </table:table-cell>
          <table:table-cell table:style-name="ce3" table:formula="of:=[.B104]+1/24" office:value-type="time" office:time-value="PT07H00M00S" calcext:value-type="time">
            <text:p>7:00</text:p>
          </table:table-cell>
          <table:table-cell table:style-name="ce11" table:formula="of:=[.A104]+[.B104]" office:value-type="date" office:date-value="2022-01-30T06:00:00" calcext:value-type="date">
            <text:p>30-01 6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04]=23/24;[.A104]+1;[.A104])" office:value-type="date" office:date-value="2022-01-30" calcext:value-type="date">
            <text:p>2022-01-30</text:p>
          </table:table-cell>
          <table:table-cell table:style-name="ce3" table:formula="of:=IF([.B104]=23/24;0;[.C104])" office:value-type="time" office:time-value="PT07H00M00S" calcext:value-type="time">
            <text:p>7:00</text:p>
          </table:table-cell>
          <table:table-cell table:style-name="ce3" table:formula="of:=[.B105]+1/24" office:value-type="time" office:time-value="PT08H00M00S" calcext:value-type="time">
            <text:p>8:00</text:p>
          </table:table-cell>
          <table:table-cell table:style-name="ce11" table:formula="of:=[.A105]+[.B105]" office:value-type="date" office:date-value="2022-01-30T07:00:00" calcext:value-type="date">
            <text:p>30-01 7:00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table:formula="of:=IF([.B105]=23/24;[.A105]+1;[.A105])" office:value-type="date" office:date-value="2022-01-30" calcext:value-type="date">
            <text:p>2022-01-30</text:p>
          </table:table-cell>
          <table:table-cell table:style-name="ce3" table:formula="of:=IF([.B105]=23/24;0;[.C105])" office:value-type="time" office:time-value="PT08H00M00S" calcext:value-type="time">
            <text:p>8:00</text:p>
          </table:table-cell>
          <table:table-cell table:style-name="ce3" table:formula="of:=[.B106]+1/24" office:value-type="time" office:time-value="PT09H00M00S" calcext:value-type="time">
            <text:p>9:00</text:p>
          </table:table-cell>
          <table:table-cell table:style-name="ce11" table:formula="of:=[.A106]+[.B106]" office:value-type="date" office:date-value="2022-01-30T08:00:00" calcext:value-type="date">
            <text:p>30-01 8:00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table:formula="of:=IF([.B106]=23/24;[.A106]+1;[.A106])" office:value-type="date" office:date-value="2022-01-30" calcext:value-type="date">
            <text:p>2022-01-30</text:p>
          </table:table-cell>
          <table:table-cell table:style-name="ce3" table:formula="of:=IF([.B106]=23/24;0;[.C106])" office:value-type="time" office:time-value="PT09H00M00S" calcext:value-type="time">
            <text:p>9:00</text:p>
          </table:table-cell>
          <table:table-cell table:style-name="ce3" table:formula="of:=[.B107]+1/24" office:value-type="time" office:time-value="PT10H00M00S" calcext:value-type="time">
            <text:p>10:00</text:p>
          </table:table-cell>
          <table:table-cell table:style-name="ce11" table:formula="of:=[.A107]+[.B107]" office:value-type="date" office:date-value="2022-01-30T09:00:00" calcext:value-type="date">
            <text:p>30-01 9:00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formula="of:=IF([.B107]=23/24;[.A107]+1;[.A107])" office:value-type="date" office:date-value="2022-01-30" calcext:value-type="date">
            <text:p>2022-01-30</text:p>
          </table:table-cell>
          <table:table-cell table:style-name="ce3" table:formula="of:=IF([.B107]=23/24;0;[.C107])" office:value-type="time" office:time-value="PT10H00M00S" calcext:value-type="time">
            <text:p>10:00</text:p>
          </table:table-cell>
          <table:table-cell table:style-name="ce3" table:formula="of:=[.B108]+1/24" office:value-type="time" office:time-value="PT11H00M00S" calcext:value-type="time">
            <text:p>11:00</text:p>
          </table:table-cell>
          <table:table-cell table:style-name="ce11" table:formula="of:=[.A108]+[.B108]" office:value-type="date" office:date-value="2022-01-30T10:00:00" calcext:value-type="date">
            <text:p>30-01 10:00</text:p>
          </table:table-cell>
          <table:table-cell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table:formula="of:=IF([.B108]=23/24;[.A108]+1;[.A108])" office:value-type="date" office:date-value="2022-01-30" calcext:value-type="date">
            <text:p>2022-01-30</text:p>
          </table:table-cell>
          <table:table-cell table:style-name="ce3" table:formula="of:=IF([.B108]=23/24;0;[.C108])" office:value-type="time" office:time-value="PT11H00M00S" calcext:value-type="time">
            <text:p>11:00</text:p>
          </table:table-cell>
          <table:table-cell table:style-name="ce3" table:formula="of:=[.B109]+1/24" office:value-type="time" office:time-value="PT12H00M00S" calcext:value-type="time">
            <text:p>12:00</text:p>
          </table:table-cell>
          <table:table-cell table:style-name="ce11" table:formula="of:=[.A109]+[.B109]" office:value-type="date" office:date-value="2022-01-30T11:00:00" calcext:value-type="date">
            <text:p>30-01 11:00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table:formula="of:=IF([.B109]=23/24;[.A109]+1;[.A109])" office:value-type="date" office:date-value="2022-01-30" calcext:value-type="date">
            <text:p>2022-01-30</text:p>
          </table:table-cell>
          <table:table-cell table:style-name="ce3" table:formula="of:=IF([.B109]=23/24;0;[.C109])" office:value-type="time" office:time-value="PT12H00M00S" calcext:value-type="time">
            <text:p>12:00</text:p>
          </table:table-cell>
          <table:table-cell table:style-name="ce3" table:formula="of:=[.B110]+1/24" office:value-type="time" office:time-value="PT13H00M00S" calcext:value-type="time">
            <text:p>13:00</text:p>
          </table:table-cell>
          <table:table-cell table:style-name="ce11" table:formula="of:=[.A110]+[.B110]" office:value-type="date" office:date-value="2022-01-30T12:00:00" calcext:value-type="date">
            <text:p>30-01 12:00</text:p>
          </table:table-cell>
          <table:table-cell office:value-type="float" office:value="0.436" calcext:value-type="float">
            <text:p>0.436</text:p>
          </table:table-cell>
          <table:table-cell table:number-columns-repeated="1019"/>
        </table:table-row>
        <table:table-row table:style-name="ro1">
          <table:table-cell table:formula="of:=IF([.B110]=23/24;[.A110]+1;[.A110])" office:value-type="date" office:date-value="2022-01-30" calcext:value-type="date">
            <text:p>2022-01-30</text:p>
          </table:table-cell>
          <table:table-cell table:style-name="ce3" table:formula="of:=IF([.B110]=23/24;0;[.C110])" office:value-type="time" office:time-value="PT13H00M00S" calcext:value-type="time">
            <text:p>13:00</text:p>
          </table:table-cell>
          <table:table-cell table:style-name="ce3" table:formula="of:=[.B111]+1/24" office:value-type="time" office:time-value="PT14H00M00S" calcext:value-type="time">
            <text:p>14:00</text:p>
          </table:table-cell>
          <table:table-cell table:style-name="ce11" table:formula="of:=[.A111]+[.B111]" office:value-type="date" office:date-value="2022-01-30T13:00:00" calcext:value-type="date">
            <text:p>30-01 13:00</text:p>
          </table:table-cell>
          <table:table-cell office:value-type="float" office:value="0.067" calcext:value-type="float">
            <text:p>0.067</text:p>
          </table:table-cell>
          <table:table-cell table:number-columns-repeated="1019"/>
        </table:table-row>
        <table:table-row table:style-name="ro1">
          <table:table-cell table:formula="of:=IF([.B111]=23/24;[.A111]+1;[.A111])" office:value-type="date" office:date-value="2022-01-30" calcext:value-type="date">
            <text:p>2022-01-30</text:p>
          </table:table-cell>
          <table:table-cell table:style-name="ce3" table:formula="of:=IF([.B111]=23/24;0;[.C111])" office:value-type="time" office:time-value="PT14H00M00S" calcext:value-type="time">
            <text:p>14:00</text:p>
          </table:table-cell>
          <table:table-cell table:style-name="ce3" table:formula="of:=[.B112]+1/24" office:value-type="time" office:time-value="PT15H00M00S" calcext:value-type="time">
            <text:p>15:00</text:p>
          </table:table-cell>
          <table:table-cell table:style-name="ce11" table:formula="of:=[.A112]+[.B112]" office:value-type="date" office:date-value="2022-01-30T14:00:00" calcext:value-type="date">
            <text:p>30-01 14:00</text:p>
          </table:table-cell>
          <table:table-cell office:value-type="float" office:value="0.372" calcext:value-type="float">
            <text:p>0.372</text:p>
          </table:table-cell>
          <table:table-cell table:number-columns-repeated="1019"/>
        </table:table-row>
        <table:table-row table:style-name="ro1">
          <table:table-cell table:formula="of:=IF([.B112]=23/24;[.A112]+1;[.A112])" office:value-type="date" office:date-value="2022-01-30" calcext:value-type="date">
            <text:p>2022-01-30</text:p>
          </table:table-cell>
          <table:table-cell table:style-name="ce3" table:formula="of:=IF([.B112]=23/24;0;[.C112])" office:value-type="time" office:time-value="PT15H00M00S" calcext:value-type="time">
            <text:p>15:00</text:p>
          </table:table-cell>
          <table:table-cell table:style-name="ce3" table:formula="of:=[.B113]+1/24" office:value-type="time" office:time-value="PT16H00M00S" calcext:value-type="time">
            <text:p>16:00</text:p>
          </table:table-cell>
          <table:table-cell table:style-name="ce11" table:formula="of:=[.A113]+[.B113]" office:value-type="date" office:date-value="2022-01-30T15:00:00" calcext:value-type="date">
            <text:p>30-01 15:00</text:p>
          </table:table-cell>
          <table:table-cell office:value-type="float" office:value="0.361" calcext:value-type="float">
            <text:p>0.361</text:p>
          </table:table-cell>
          <table:table-cell table:number-columns-repeated="1019"/>
        </table:table-row>
        <table:table-row table:style-name="ro1">
          <table:table-cell table:formula="of:=IF([.B113]=23/24;[.A113]+1;[.A113])" office:value-type="date" office:date-value="2022-01-30" calcext:value-type="date">
            <text:p>2022-01-30</text:p>
          </table:table-cell>
          <table:table-cell table:style-name="ce3" table:formula="of:=IF([.B113]=23/24;0;[.C113])" office:value-type="time" office:time-value="PT16H00M00S" calcext:value-type="time">
            <text:p>16:00</text:p>
          </table:table-cell>
          <table:table-cell table:style-name="ce3" table:formula="of:=[.B114]+1/24" office:value-type="time" office:time-value="PT17H00M00S" calcext:value-type="time">
            <text:p>17:00</text:p>
          </table:table-cell>
          <table:table-cell table:style-name="ce11" table:formula="of:=[.A114]+[.B114]" office:value-type="date" office:date-value="2022-01-30T16:00:00" calcext:value-type="date">
            <text:p>30-01 16:00</text:p>
          </table:table-cell>
          <table:table-cell office:value-type="float" office:value="0.088" calcext:value-type="float">
            <text:p>0.088</text:p>
          </table:table-cell>
          <table:table-cell table:number-columns-repeated="1019"/>
        </table:table-row>
        <table:table-row table:style-name="ro1">
          <table:table-cell table:formula="of:=IF([.B114]=23/24;[.A114]+1;[.A114])" office:value-type="date" office:date-value="2022-01-30" calcext:value-type="date">
            <text:p>2022-01-30</text:p>
          </table:table-cell>
          <table:table-cell table:style-name="ce3" table:formula="of:=IF([.B114]=23/24;0;[.C114])" office:value-type="time" office:time-value="PT17H00M00S" calcext:value-type="time">
            <text:p>17:00</text:p>
          </table:table-cell>
          <table:table-cell table:style-name="ce3" table:formula="of:=[.B115]+1/24" office:value-type="time" office:time-value="PT18H00M00S" calcext:value-type="time">
            <text:p>18:00</text:p>
          </table:table-cell>
          <table:table-cell table:style-name="ce11" table:formula="of:=[.A115]+[.B115]" office:value-type="date" office:date-value="2022-01-30T17:00:00" calcext:value-type="date">
            <text:p>30-01 17:00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table:formula="of:=IF([.B115]=23/24;[.A115]+1;[.A115])" office:value-type="date" office:date-value="2022-01-30" calcext:value-type="date">
            <text:p>2022-01-30</text:p>
          </table:table-cell>
          <table:table-cell table:style-name="ce3" table:formula="of:=IF([.B115]=23/24;0;[.C115])" office:value-type="time" office:time-value="PT18H00M00S" calcext:value-type="time">
            <text:p>18:00</text:p>
          </table:table-cell>
          <table:table-cell table:style-name="ce3" table:formula="of:=[.B116]+1/24" office:value-type="time" office:time-value="PT19H00M00S" calcext:value-type="time">
            <text:p>19:00</text:p>
          </table:table-cell>
          <table:table-cell table:style-name="ce11" table:formula="of:=[.A116]+[.B116]" office:value-type="date" office:date-value="2022-01-30T18:00:00" calcext:value-type="date">
            <text:p>30-01 18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16]=23/24;[.A116]+1;[.A116])" office:value-type="date" office:date-value="2022-01-30" calcext:value-type="date">
            <text:p>2022-01-30</text:p>
          </table:table-cell>
          <table:table-cell table:style-name="ce3" table:formula="of:=IF([.B116]=23/24;0;[.C116])" office:value-type="time" office:time-value="PT19H00M00S" calcext:value-type="time">
            <text:p>19:00</text:p>
          </table:table-cell>
          <table:table-cell table:style-name="ce3" table:formula="of:=[.B117]+1/24" office:value-type="time" office:time-value="PT20H00M00S" calcext:value-type="time">
            <text:p>20:00</text:p>
          </table:table-cell>
          <table:table-cell table:style-name="ce11" table:formula="of:=[.A117]+[.B117]" office:value-type="date" office:date-value="2022-01-30T19:00:00" calcext:value-type="date">
            <text:p>30-01 19:00</text:p>
          </table:table-cell>
          <table:table-cell office:value-type="float" office:value="0.094" calcext:value-type="float">
            <text:p>0.094</text:p>
          </table:table-cell>
          <table:table-cell table:number-columns-repeated="1019"/>
        </table:table-row>
        <table:table-row table:style-name="ro1">
          <table:table-cell table:formula="of:=IF([.B117]=23/24;[.A117]+1;[.A117])" office:value-type="date" office:date-value="2022-01-30" calcext:value-type="date">
            <text:p>2022-01-30</text:p>
          </table:table-cell>
          <table:table-cell table:style-name="ce3" table:formula="of:=IF([.B117]=23/24;0;[.C117])" office:value-type="time" office:time-value="PT20H00M00S" calcext:value-type="time">
            <text:p>20:00</text:p>
          </table:table-cell>
          <table:table-cell table:style-name="ce3" table:formula="of:=[.B118]+1/24" office:value-type="time" office:time-value="PT21H00M00S" calcext:value-type="time">
            <text:p>21:00</text:p>
          </table:table-cell>
          <table:table-cell table:style-name="ce11" table:formula="of:=[.A118]+[.B118]" office:value-type="date" office:date-value="2022-01-30T20:00:00" calcext:value-type="date">
            <text:p>30-01 20:00</text:p>
          </table:table-cell>
          <table:table-cell office:value-type="float" office:value="0.797" calcext:value-type="float">
            <text:p>0.797</text:p>
          </table:table-cell>
          <table:table-cell table:number-columns-repeated="1019"/>
        </table:table-row>
        <table:table-row table:style-name="ro1">
          <table:table-cell table:formula="of:=IF([.B118]=23/24;[.A118]+1;[.A118])" office:value-type="date" office:date-value="2022-01-30" calcext:value-type="date">
            <text:p>2022-01-30</text:p>
          </table:table-cell>
          <table:table-cell table:style-name="ce3" table:formula="of:=IF([.B118]=23/24;0;[.C118])" office:value-type="time" office:time-value="PT21H00M00S" calcext:value-type="time">
            <text:p>21:00</text:p>
          </table:table-cell>
          <table:table-cell table:style-name="ce3" table:formula="of:=[.B119]+1/24" office:value-type="time" office:time-value="PT22H00M00S" calcext:value-type="time">
            <text:p>22:00</text:p>
          </table:table-cell>
          <table:table-cell table:style-name="ce11" table:formula="of:=[.A119]+[.B119]" office:value-type="date" office:date-value="2022-01-30T21:00:00" calcext:value-type="date">
            <text:p>30-01 21:00</text:p>
          </table:table-cell>
          <table:table-cell office:value-type="float" office:value="0.435" calcext:value-type="float">
            <text:p>0.435</text:p>
          </table:table-cell>
          <table:table-cell table:number-columns-repeated="1019"/>
        </table:table-row>
        <table:table-row table:style-name="ro1">
          <table:table-cell table:formula="of:=IF([.B119]=23/24;[.A119]+1;[.A119])" office:value-type="date" office:date-value="2022-01-30" calcext:value-type="date">
            <text:p>2022-01-30</text:p>
          </table:table-cell>
          <table:table-cell table:style-name="ce3" table:formula="of:=IF([.B119]=23/24;0;[.C119])" office:value-type="time" office:time-value="PT22H00M00S" calcext:value-type="time">
            <text:p>22:00</text:p>
          </table:table-cell>
          <table:table-cell table:style-name="ce3" table:formula="of:=[.B120]+1/24" office:value-type="time" office:time-value="PT23H00M00S" calcext:value-type="time">
            <text:p>23:00</text:p>
          </table:table-cell>
          <table:table-cell table:style-name="ce11" table:formula="of:=[.A120]+[.B120]" office:value-type="date" office:date-value="2022-01-30T22:00:00" calcext:value-type="date">
            <text:p>30-01 22:00</text:p>
          </table:table-cell>
          <table:table-cell office:value-type="float" office:value="0.039" calcext:value-type="float">
            <text:p>0.039</text:p>
          </table:table-cell>
          <table:table-cell table:number-columns-repeated="1019"/>
        </table:table-row>
        <table:table-row table:style-name="ro1">
          <table:table-cell table:formula="of:=IF([.B120]=23/24;[.A120]+1;[.A120])" office:value-type="date" office:date-value="2022-01-30" calcext:value-type="date">
            <text:p>2022-01-30</text:p>
          </table:table-cell>
          <table:table-cell table:style-name="ce3" table:formula="of:=IF([.B120]=23/24;0;[.C120])" office:value-type="time" office:time-value="PT23H00M00S" calcext:value-type="time">
            <text:p>23:00</text:p>
          </table:table-cell>
          <table:table-cell table:style-name="ce3" table:formula="of:=[.B121]+1/24" office:value-type="time" office:time-value="PT24H00M00S" calcext:value-type="time">
            <text:p>0:00</text:p>
          </table:table-cell>
          <table:table-cell table:style-name="ce11" table:formula="of:=[.A121]+[.B121]" office:value-type="date" office:date-value="2022-01-30T23:00:00" calcext:value-type="date">
            <text:p>30-01 23:00</text:p>
          </table:table-cell>
          <table:table-cell office:value-type="float" office:value="0.017" calcext:value-type="float">
            <text:p>0.017</text:p>
          </table:table-cell>
          <table:table-cell table:number-columns-repeated="1019"/>
        </table:table-row>
        <table:table-row table:style-name="ro1">
          <table:table-cell table:formula="of:=IF([.B121]=23/24;[.A121]+1;[.A121])" office:value-type="date" office:date-value="2022-01-31" calcext:value-type="date">
            <text:p>2022-01-31</text:p>
          </table:table-cell>
          <table:table-cell table:style-name="ce3" table:formula="of:=IF([.B121]=23/24;0;[.C121])" office:value-type="time" office:time-value="PT00H00M00S" calcext:value-type="time">
            <text:p>0:00</text:p>
          </table:table-cell>
          <table:table-cell table:style-name="ce3" table:formula="of:=[.B122]+1/24" office:value-type="time" office:time-value="PT01H00M00S" calcext:value-type="time">
            <text:p>1:00</text:p>
          </table:table-cell>
          <table:table-cell table:style-name="ce11" table:formula="of:=[.A122]+[.B122]" office:value-type="date" office:date-value="2022-01-31" calcext:value-type="date">
            <text:p>31-01 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22]=23/24;[.A122]+1;[.A122])" office:value-type="date" office:date-value="2022-01-31" calcext:value-type="date">
            <text:p>2022-01-31</text:p>
          </table:table-cell>
          <table:table-cell table:style-name="ce3" table:formula="of:=IF([.B122]=23/24;0;[.C122])" office:value-type="time" office:time-value="PT01H00M00S" calcext:value-type="time">
            <text:p>1:00</text:p>
          </table:table-cell>
          <table:table-cell table:style-name="ce3" table:formula="of:=[.B123]+1/24" office:value-type="time" office:time-value="PT02H00M00S" calcext:value-type="time">
            <text:p>2:00</text:p>
          </table:table-cell>
          <table:table-cell table:style-name="ce11" table:formula="of:=[.A123]+[.B123]" office:value-type="date" office:date-value="2022-01-31T01:00:00" calcext:value-type="date">
            <text:p>31-01 1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23]=23/24;[.A123]+1;[.A123])" office:value-type="date" office:date-value="2022-01-31" calcext:value-type="date">
            <text:p>2022-01-31</text:p>
          </table:table-cell>
          <table:table-cell table:style-name="ce3" table:formula="of:=IF([.B123]=23/24;0;[.C123])" office:value-type="time" office:time-value="PT02H00M00S" calcext:value-type="time">
            <text:p>2:00</text:p>
          </table:table-cell>
          <table:table-cell table:style-name="ce3" table:formula="of:=[.B124]+1/24" office:value-type="time" office:time-value="PT03H00M00S" calcext:value-type="time">
            <text:p>3:00</text:p>
          </table:table-cell>
          <table:table-cell table:style-name="ce11" table:formula="of:=[.A124]+[.B124]" office:value-type="date" office:date-value="2022-01-31T02:00:00" calcext:value-type="date">
            <text:p>31-01 2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124]=23/24;[.A124]+1;[.A124])" office:value-type="date" office:date-value="2022-01-31" calcext:value-type="date">
            <text:p>2022-01-31</text:p>
          </table:table-cell>
          <table:table-cell table:style-name="ce3" table:formula="of:=IF([.B124]=23/24;0;[.C124])" office:value-type="time" office:time-value="PT03H00M00S" calcext:value-type="time">
            <text:p>3:00</text:p>
          </table:table-cell>
          <table:table-cell table:style-name="ce3" table:formula="of:=[.B125]+1/24" office:value-type="time" office:time-value="PT04H00M00S" calcext:value-type="time">
            <text:p>4:00</text:p>
          </table:table-cell>
          <table:table-cell table:style-name="ce11" table:formula="of:=[.A125]+[.B125]" office:value-type="date" office:date-value="2022-01-31T03:00:00" calcext:value-type="date">
            <text:p>31-01 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25]=23/24;[.A125]+1;[.A125])" office:value-type="date" office:date-value="2022-01-31" calcext:value-type="date">
            <text:p>2022-01-31</text:p>
          </table:table-cell>
          <table:table-cell table:style-name="ce3" table:formula="of:=IF([.B125]=23/24;0;[.C125])" office:value-type="time" office:time-value="PT04H00M00S" calcext:value-type="time">
            <text:p>4:00</text:p>
          </table:table-cell>
          <table:table-cell table:style-name="ce3" table:formula="of:=[.B126]+1/24" office:value-type="time" office:time-value="PT05H00M00S" calcext:value-type="time">
            <text:p>5:00</text:p>
          </table:table-cell>
          <table:table-cell table:style-name="ce11" table:formula="of:=[.A126]+[.B126]" office:value-type="date" office:date-value="2022-01-31T04:00:00" calcext:value-type="date">
            <text:p>31-01 4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26]=23/24;[.A126]+1;[.A126])" office:value-type="date" office:date-value="2022-01-31" calcext:value-type="date">
            <text:p>2022-01-31</text:p>
          </table:table-cell>
          <table:table-cell table:style-name="ce3" table:formula="of:=IF([.B126]=23/24;0;[.C126])" office:value-type="time" office:time-value="PT05H00M00S" calcext:value-type="time">
            <text:p>5:00</text:p>
          </table:table-cell>
          <table:table-cell table:style-name="ce3" table:formula="of:=[.B127]+1/24" office:value-type="time" office:time-value="PT06H00M00S" calcext:value-type="time">
            <text:p>6:00</text:p>
          </table:table-cell>
          <table:table-cell table:style-name="ce11" table:formula="of:=[.A127]+[.B127]" office:value-type="date" office:date-value="2022-01-31T05:00:00" calcext:value-type="date">
            <text:p>31-01 5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27]=23/24;[.A127]+1;[.A127])" office:value-type="date" office:date-value="2022-01-31" calcext:value-type="date">
            <text:p>2022-01-31</text:p>
          </table:table-cell>
          <table:table-cell table:style-name="ce3" table:formula="of:=IF([.B127]=23/24;0;[.C127])" office:value-type="time" office:time-value="PT06H00M00S" calcext:value-type="time">
            <text:p>6:00</text:p>
          </table:table-cell>
          <table:table-cell table:style-name="ce3" table:formula="of:=[.B128]+1/24" office:value-type="time" office:time-value="PT07H00M00S" calcext:value-type="time">
            <text:p>7:00</text:p>
          </table:table-cell>
          <table:table-cell table:style-name="ce11" table:formula="of:=[.A128]+[.B128]" office:value-type="date" office:date-value="2022-01-31T06:00:00" calcext:value-type="date">
            <text:p>31-01 6:00</text:p>
          </table:table-cell>
          <table:table-cell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formula="of:=IF([.B128]=23/24;[.A128]+1;[.A128])" office:value-type="date" office:date-value="2022-01-31" calcext:value-type="date">
            <text:p>2022-01-31</text:p>
          </table:table-cell>
          <table:table-cell table:style-name="ce3" table:formula="of:=IF([.B128]=23/24;0;[.C128])" office:value-type="time" office:time-value="PT07H00M00S" calcext:value-type="time">
            <text:p>7:00</text:p>
          </table:table-cell>
          <table:table-cell table:style-name="ce3" table:formula="of:=[.B129]+1/24" office:value-type="time" office:time-value="PT08H00M00S" calcext:value-type="time">
            <text:p>8:00</text:p>
          </table:table-cell>
          <table:table-cell table:style-name="ce11" table:formula="of:=[.A129]+[.B129]" office:value-type="date" office:date-value="2022-01-31T07:00:00" calcext:value-type="date">
            <text:p>31-01 7:00</text:p>
          </table:table-cell>
          <table:table-cell office:value-type="float" office:value="0.939" calcext:value-type="float">
            <text:p>0.939</text:p>
          </table:table-cell>
          <table:table-cell table:number-columns-repeated="1019"/>
        </table:table-row>
        <table:table-row table:style-name="ro1">
          <table:table-cell table:formula="of:=IF([.B129]=23/24;[.A129]+1;[.A129])" office:value-type="date" office:date-value="2022-01-31" calcext:value-type="date">
            <text:p>2022-01-31</text:p>
          </table:table-cell>
          <table:table-cell table:style-name="ce3" table:formula="of:=IF([.B129]=23/24;0;[.C129])" office:value-type="time" office:time-value="PT08H00M00S" calcext:value-type="time">
            <text:p>8:00</text:p>
          </table:table-cell>
          <table:table-cell table:style-name="ce3" table:formula="of:=[.B130]+1/24" office:value-type="time" office:time-value="PT09H00M00S" calcext:value-type="time">
            <text:p>9:00</text:p>
          </table:table-cell>
          <table:table-cell table:style-name="ce11" table:formula="of:=[.A130]+[.B130]" office:value-type="date" office:date-value="2022-01-31T08:00:00" calcext:value-type="date">
            <text:p>31-01 8:00</text:p>
          </table:table-cell>
          <table:table-cell office:value-type="float" office:value="0.641" calcext:value-type="float">
            <text:p>0.641</text:p>
          </table:table-cell>
          <table:table-cell table:number-columns-repeated="1019"/>
        </table:table-row>
        <table:table-row table:style-name="ro1">
          <table:table-cell table:formula="of:=IF([.B130]=23/24;[.A130]+1;[.A130])" office:value-type="date" office:date-value="2022-01-31" calcext:value-type="date">
            <text:p>2022-01-31</text:p>
          </table:table-cell>
          <table:table-cell table:style-name="ce3" table:formula="of:=IF([.B130]=23/24;0;[.C130])" office:value-type="time" office:time-value="PT09H00M00S" calcext:value-type="time">
            <text:p>9:00</text:p>
          </table:table-cell>
          <table:table-cell table:style-name="ce3" table:formula="of:=[.B131]+1/24" office:value-type="time" office:time-value="PT10H00M00S" calcext:value-type="time">
            <text:p>10:00</text:p>
          </table:table-cell>
          <table:table-cell table:style-name="ce11" table:formula="of:=[.A131]+[.B131]" office:value-type="date" office:date-value="2022-01-31T09:00:00" calcext:value-type="date">
            <text:p>31-01 9:00</text:p>
          </table:table-cell>
          <table:table-cell office:value-type="float" office:value="1.008" calcext:value-type="float">
            <text:p>1.008</text:p>
          </table:table-cell>
          <table:table-cell table:number-columns-repeated="1019"/>
        </table:table-row>
        <table:table-row table:style-name="ro1">
          <table:table-cell table:formula="of:=IF([.B131]=23/24;[.A131]+1;[.A131])" office:value-type="date" office:date-value="2022-01-31" calcext:value-type="date">
            <text:p>2022-01-31</text:p>
          </table:table-cell>
          <table:table-cell table:style-name="ce3" table:formula="of:=IF([.B131]=23/24;0;[.C131])" office:value-type="time" office:time-value="PT10H00M00S" calcext:value-type="time">
            <text:p>10:00</text:p>
          </table:table-cell>
          <table:table-cell table:style-name="ce3" table:formula="of:=[.B132]+1/24" office:value-type="time" office:time-value="PT11H00M00S" calcext:value-type="time">
            <text:p>11:00</text:p>
          </table:table-cell>
          <table:table-cell table:style-name="ce11" table:formula="of:=[.A132]+[.B132]" office:value-type="date" office:date-value="2022-01-31T10:00:00" calcext:value-type="date">
            <text:p>31-01 10:00</text:p>
          </table:table-cell>
          <table:table-cell office:value-type="float" office:value="0.516" calcext:value-type="float">
            <text:p>0.516</text:p>
          </table:table-cell>
          <table:table-cell table:number-columns-repeated="1019"/>
        </table:table-row>
        <table:table-row table:style-name="ro1">
          <table:table-cell table:formula="of:=IF([.B132]=23/24;[.A132]+1;[.A132])" office:value-type="date" office:date-value="2022-01-31" calcext:value-type="date">
            <text:p>2022-01-31</text:p>
          </table:table-cell>
          <table:table-cell table:style-name="ce3" table:formula="of:=IF([.B132]=23/24;0;[.C132])" office:value-type="time" office:time-value="PT11H00M00S" calcext:value-type="time">
            <text:p>11:00</text:p>
          </table:table-cell>
          <table:table-cell table:style-name="ce3" table:formula="of:=[.B133]+1/24" office:value-type="time" office:time-value="PT12H00M00S" calcext:value-type="time">
            <text:p>12:00</text:p>
          </table:table-cell>
          <table:table-cell table:style-name="ce11" table:formula="of:=[.A133]+[.B133]" office:value-type="date" office:date-value="2022-01-31T11:00:00" calcext:value-type="date">
            <text:p>31-01 11:00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table:formula="of:=IF([.B133]=23/24;[.A133]+1;[.A133])" office:value-type="date" office:date-value="2022-01-31" calcext:value-type="date">
            <text:p>2022-01-31</text:p>
          </table:table-cell>
          <table:table-cell table:style-name="ce3" table:formula="of:=IF([.B133]=23/24;0;[.C133])" office:value-type="time" office:time-value="PT12H00M00S" calcext:value-type="time">
            <text:p>12:00</text:p>
          </table:table-cell>
          <table:table-cell table:style-name="ce3" table:formula="of:=[.B134]+1/24" office:value-type="time" office:time-value="PT13H00M00S" calcext:value-type="time">
            <text:p>13:00</text:p>
          </table:table-cell>
          <table:table-cell table:style-name="ce11" table:formula="of:=[.A134]+[.B134]" office:value-type="date" office:date-value="2022-01-31T12:00:00" calcext:value-type="date">
            <text:p>31-01 1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34]=23/24;[.A134]+1;[.A134])" office:value-type="date" office:date-value="2022-01-31" calcext:value-type="date">
            <text:p>2022-01-31</text:p>
          </table:table-cell>
          <table:table-cell table:style-name="ce3" table:formula="of:=IF([.B134]=23/24;0;[.C134])" office:value-type="time" office:time-value="PT13H00M00S" calcext:value-type="time">
            <text:p>13:00</text:p>
          </table:table-cell>
          <table:table-cell table:style-name="ce3" table:formula="of:=[.B135]+1/24" office:value-type="time" office:time-value="PT14H00M00S" calcext:value-type="time">
            <text:p>14:00</text:p>
          </table:table-cell>
          <table:table-cell table:style-name="ce11" table:formula="of:=[.A135]+[.B135]" office:value-type="date" office:date-value="2022-01-31T13:00:00" calcext:value-type="date">
            <text:p>31-01 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35]=23/24;[.A135]+1;[.A135])" office:value-type="date" office:date-value="2022-01-31" calcext:value-type="date">
            <text:p>2022-01-31</text:p>
          </table:table-cell>
          <table:table-cell table:style-name="ce3" table:formula="of:=IF([.B135]=23/24;0;[.C135])" office:value-type="time" office:time-value="PT14H00M00S" calcext:value-type="time">
            <text:p>14:00</text:p>
          </table:table-cell>
          <table:table-cell table:style-name="ce3" table:formula="of:=[.B136]+1/24" office:value-type="time" office:time-value="PT15H00M00S" calcext:value-type="time">
            <text:p>15:00</text:p>
          </table:table-cell>
          <table:table-cell table:style-name="ce11" table:formula="of:=[.A136]+[.B136]" office:value-type="date" office:date-value="2022-01-31T14:00:00" calcext:value-type="date">
            <text:p>31-01 14:00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table:formula="of:=IF([.B136]=23/24;[.A136]+1;[.A136])" office:value-type="date" office:date-value="2022-01-31" calcext:value-type="date">
            <text:p>2022-01-31</text:p>
          </table:table-cell>
          <table:table-cell table:style-name="ce3" table:formula="of:=IF([.B136]=23/24;0;[.C136])" office:value-type="time" office:time-value="PT15H00M00S" calcext:value-type="time">
            <text:p>15:00</text:p>
          </table:table-cell>
          <table:table-cell table:style-name="ce3" table:formula="of:=[.B137]+1/24" office:value-type="time" office:time-value="PT16H00M00S" calcext:value-type="time">
            <text:p>16:00</text:p>
          </table:table-cell>
          <table:table-cell table:style-name="ce11" table:formula="of:=[.A137]+[.B137]" office:value-type="date" office:date-value="2022-01-31T15:00:00" calcext:value-type="date">
            <text:p>31-01 15:00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table:formula="of:=IF([.B137]=23/24;[.A137]+1;[.A137])" office:value-type="date" office:date-value="2022-01-31" calcext:value-type="date">
            <text:p>2022-01-31</text:p>
          </table:table-cell>
          <table:table-cell table:style-name="ce3" table:formula="of:=IF([.B137]=23/24;0;[.C137])" office:value-type="time" office:time-value="PT16H00M00S" calcext:value-type="time">
            <text:p>16:00</text:p>
          </table:table-cell>
          <table:table-cell table:style-name="ce3" table:formula="of:=[.B138]+1/24" office:value-type="time" office:time-value="PT17H00M00S" calcext:value-type="time">
            <text:p>17:00</text:p>
          </table:table-cell>
          <table:table-cell table:style-name="ce11" table:formula="of:=[.A138]+[.B138]" office:value-type="date" office:date-value="2022-01-31T16:00:00" calcext:value-type="date">
            <text:p>31-01 16:00</text:p>
          </table:table-cell>
          <table:table-cell office:value-type="float" office:value="0.263" calcext:value-type="float">
            <text:p>0.263</text:p>
          </table:table-cell>
          <table:table-cell table:number-columns-repeated="1019"/>
        </table:table-row>
        <table:table-row table:style-name="ro1">
          <table:table-cell table:formula="of:=IF([.B138]=23/24;[.A138]+1;[.A138])" office:value-type="date" office:date-value="2022-01-31" calcext:value-type="date">
            <text:p>2022-01-31</text:p>
          </table:table-cell>
          <table:table-cell table:style-name="ce3" table:formula="of:=IF([.B138]=23/24;0;[.C138])" office:value-type="time" office:time-value="PT17H00M00S" calcext:value-type="time">
            <text:p>17:00</text:p>
          </table:table-cell>
          <table:table-cell table:style-name="ce3" table:formula="of:=[.B139]+1/24" office:value-type="time" office:time-value="PT18H00M00S" calcext:value-type="time">
            <text:p>18:00</text:p>
          </table:table-cell>
          <table:table-cell table:style-name="ce11" table:formula="of:=[.A139]+[.B139]" office:value-type="date" office:date-value="2022-01-31T17:00:00" calcext:value-type="date">
            <text:p>31-01 17:00</text:p>
          </table:table-cell>
          <table:table-cell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formula="of:=IF([.B139]=23/24;[.A139]+1;[.A139])" office:value-type="date" office:date-value="2022-01-31" calcext:value-type="date">
            <text:p>2022-01-31</text:p>
          </table:table-cell>
          <table:table-cell table:style-name="ce3" table:formula="of:=IF([.B139]=23/24;0;[.C139])" office:value-type="time" office:time-value="PT18H00M00S" calcext:value-type="time">
            <text:p>18:00</text:p>
          </table:table-cell>
          <table:table-cell table:style-name="ce3" table:formula="of:=[.B140]+1/24" office:value-type="time" office:time-value="PT19H00M00S" calcext:value-type="time">
            <text:p>19:00</text:p>
          </table:table-cell>
          <table:table-cell table:style-name="ce11" table:formula="of:=[.A140]+[.B140]" office:value-type="date" office:date-value="2022-01-31T18:00:00" calcext:value-type="date">
            <text:p>31-01 18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40]=23/24;[.A140]+1;[.A140])" office:value-type="date" office:date-value="2022-01-31" calcext:value-type="date">
            <text:p>2022-01-31</text:p>
          </table:table-cell>
          <table:table-cell table:style-name="ce3" table:formula="of:=IF([.B140]=23/24;0;[.C140])" office:value-type="time" office:time-value="PT19H00M00S" calcext:value-type="time">
            <text:p>19:00</text:p>
          </table:table-cell>
          <table:table-cell table:style-name="ce3" table:formula="of:=[.B141]+1/24" office:value-type="time" office:time-value="PT20H00M00S" calcext:value-type="time">
            <text:p>20:00</text:p>
          </table:table-cell>
          <table:table-cell table:style-name="ce11" table:formula="of:=[.A141]+[.B141]" office:value-type="date" office:date-value="2022-01-31T19:00:00" calcext:value-type="date">
            <text:p>31-01 19:00</text:p>
          </table:table-cell>
          <table:table-cell office:value-type="float" office:value="0.522" calcext:value-type="float">
            <text:p>0.522</text:p>
          </table:table-cell>
          <table:table-cell table:number-columns-repeated="1019"/>
        </table:table-row>
        <table:table-row table:style-name="ro1">
          <table:table-cell table:formula="of:=IF([.B141]=23/24;[.A141]+1;[.A141])" office:value-type="date" office:date-value="2022-01-31" calcext:value-type="date">
            <text:p>2022-01-31</text:p>
          </table:table-cell>
          <table:table-cell table:style-name="ce3" table:formula="of:=IF([.B141]=23/24;0;[.C141])" office:value-type="time" office:time-value="PT20H00M00S" calcext:value-type="time">
            <text:p>20:00</text:p>
          </table:table-cell>
          <table:table-cell table:style-name="ce3" table:formula="of:=[.B142]+1/24" office:value-type="time" office:time-value="PT21H00M00S" calcext:value-type="time">
            <text:p>21:00</text:p>
          </table:table-cell>
          <table:table-cell table:style-name="ce11" table:formula="of:=[.A142]+[.B142]" office:value-type="date" office:date-value="2022-01-31T20:00:00" calcext:value-type="date">
            <text:p>31-01 20:00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table:formula="of:=IF([.B142]=23/24;[.A142]+1;[.A142])" office:value-type="date" office:date-value="2022-01-31" calcext:value-type="date">
            <text:p>2022-01-31</text:p>
          </table:table-cell>
          <table:table-cell table:style-name="ce3" table:formula="of:=IF([.B142]=23/24;0;[.C142])" office:value-type="time" office:time-value="PT21H00M00S" calcext:value-type="time">
            <text:p>21:00</text:p>
          </table:table-cell>
          <table:table-cell table:style-name="ce3" table:formula="of:=[.B143]+1/24" office:value-type="time" office:time-value="PT22H00M00S" calcext:value-type="time">
            <text:p>22:00</text:p>
          </table:table-cell>
          <table:table-cell table:style-name="ce11" table:formula="of:=[.A143]+[.B143]" office:value-type="date" office:date-value="2022-01-31T21:00:00" calcext:value-type="date">
            <text:p>31-01 21:00</text:p>
          </table:table-cell>
          <table:table-cell office:value-type="float" office:value="0.065" calcext:value-type="float">
            <text:p>0.065</text:p>
          </table:table-cell>
          <table:table-cell table:number-columns-repeated="1019"/>
        </table:table-row>
        <table:table-row table:style-name="ro1">
          <table:table-cell table:formula="of:=IF([.B143]=23/24;[.A143]+1;[.A143])" office:value-type="date" office:date-value="2022-01-31" calcext:value-type="date">
            <text:p>2022-01-31</text:p>
          </table:table-cell>
          <table:table-cell table:style-name="ce3" table:formula="of:=IF([.B143]=23/24;0;[.C143])" office:value-type="time" office:time-value="PT22H00M00S" calcext:value-type="time">
            <text:p>22:00</text:p>
          </table:table-cell>
          <table:table-cell table:style-name="ce3" table:formula="of:=[.B144]+1/24" office:value-type="time" office:time-value="PT23H00M00S" calcext:value-type="time">
            <text:p>23:00</text:p>
          </table:table-cell>
          <table:table-cell table:style-name="ce11" table:formula="of:=[.A144]+[.B144]" office:value-type="date" office:date-value="2022-01-31T22:00:00" calcext:value-type="date">
            <text:p>31-01 22:00</text:p>
          </table:table-cell>
          <table:table-cell office:value-type="float" office:value="0.275" calcext:value-type="float">
            <text:p>0.275</text:p>
          </table:table-cell>
          <table:table-cell table:number-columns-repeated="1019"/>
        </table:table-row>
        <table:table-row table:style-name="ro1">
          <table:table-cell table:formula="of:=IF([.B144]=23/24;[.A144]+1;[.A144])" office:value-type="date" office:date-value="2022-01-31" calcext:value-type="date">
            <text:p>2022-01-31</text:p>
          </table:table-cell>
          <table:table-cell table:style-name="ce3" table:formula="of:=IF([.B144]=23/24;0;[.C144])" office:value-type="time" office:time-value="PT23H00M00S" calcext:value-type="time">
            <text:p>23:00</text:p>
          </table:table-cell>
          <table:table-cell table:style-name="ce3" table:formula="of:=[.B145]+1/24" office:value-type="time" office:time-value="PT24H00M00S" calcext:value-type="time">
            <text:p>0:00</text:p>
          </table:table-cell>
          <table:table-cell table:style-name="ce11" table:formula="of:=[.A145]+[.B145]" office:value-type="date" office:date-value="2022-01-31T23:00:00" calcext:value-type="date">
            <text:p>31-01 2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45]=23/24;[.A145]+1;[.A145])" office:value-type="date" office:date-value="2022-02-01" calcext:value-type="date">
            <text:p>2022-02-01</text:p>
          </table:table-cell>
          <table:table-cell table:style-name="ce3" table:formula="of:=IF([.B145]=23/24;0;[.C145])" office:value-type="time" office:time-value="PT00H00M00S" calcext:value-type="time">
            <text:p>0:00</text:p>
          </table:table-cell>
          <table:table-cell table:style-name="ce3" table:formula="of:=[.B146]+1/24" office:value-type="time" office:time-value="PT01H00M00S" calcext:value-type="time">
            <text:p>1:00</text:p>
          </table:table-cell>
          <table:table-cell table:style-name="ce11" table:formula="of:=[.A146]+[.B146]" office:value-type="date" office:date-value="2022-02-01" calcext:value-type="date">
            <text:p>01-02 0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46]=23/24;[.A146]+1;[.A146])" office:value-type="date" office:date-value="2022-02-01" calcext:value-type="date">
            <text:p>2022-02-01</text:p>
          </table:table-cell>
          <table:table-cell table:style-name="ce3" table:formula="of:=IF([.B146]=23/24;0;[.C146])" office:value-type="time" office:time-value="PT01H00M00S" calcext:value-type="time">
            <text:p>1:00</text:p>
          </table:table-cell>
          <table:table-cell table:style-name="ce3" table:formula="of:=[.B147]+1/24" office:value-type="time" office:time-value="PT02H00M00S" calcext:value-type="time">
            <text:p>2:00</text:p>
          </table:table-cell>
          <table:table-cell table:style-name="ce11" table:formula="of:=[.A147]+[.B147]" office:value-type="date" office:date-value="2022-02-01T01:00:00" calcext:value-type="date">
            <text:p>01-02 1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47]=23/24;[.A147]+1;[.A147])" office:value-type="date" office:date-value="2022-02-01" calcext:value-type="date">
            <text:p>2022-02-01</text:p>
          </table:table-cell>
          <table:table-cell table:style-name="ce3" table:formula="of:=IF([.B147]=23/24;0;[.C147])" office:value-type="time" office:time-value="PT02H00M00S" calcext:value-type="time">
            <text:p>2:00</text:p>
          </table:table-cell>
          <table:table-cell table:style-name="ce3" table:formula="of:=[.B148]+1/24" office:value-type="time" office:time-value="PT03H00M00S" calcext:value-type="time">
            <text:p>3:00</text:p>
          </table:table-cell>
          <table:table-cell table:style-name="ce11" table:formula="of:=[.A148]+[.B148]" office:value-type="date" office:date-value="2022-02-01T02:00:00" calcext:value-type="date">
            <text:p>01-02 2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148]=23/24;[.A148]+1;[.A148])" office:value-type="date" office:date-value="2022-02-01" calcext:value-type="date">
            <text:p>2022-02-01</text:p>
          </table:table-cell>
          <table:table-cell table:style-name="ce3" table:formula="of:=IF([.B148]=23/24;0;[.C148])" office:value-type="time" office:time-value="PT03H00M00S" calcext:value-type="time">
            <text:p>3:00</text:p>
          </table:table-cell>
          <table:table-cell table:style-name="ce3" table:formula="of:=[.B149]+1/24" office:value-type="time" office:time-value="PT04H00M00S" calcext:value-type="time">
            <text:p>4:00</text:p>
          </table:table-cell>
          <table:table-cell table:style-name="ce11" table:formula="of:=[.A149]+[.B149]" office:value-type="date" office:date-value="2022-02-01T03:00:00" calcext:value-type="date">
            <text:p>01-02 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49]=23/24;[.A149]+1;[.A149])" office:value-type="date" office:date-value="2022-02-01" calcext:value-type="date">
            <text:p>2022-02-01</text:p>
          </table:table-cell>
          <table:table-cell table:style-name="ce3" table:formula="of:=IF([.B149]=23/24;0;[.C149])" office:value-type="time" office:time-value="PT04H00M00S" calcext:value-type="time">
            <text:p>4:00</text:p>
          </table:table-cell>
          <table:table-cell table:style-name="ce3" table:formula="of:=[.B150]+1/24" office:value-type="time" office:time-value="PT05H00M00S" calcext:value-type="time">
            <text:p>5:00</text:p>
          </table:table-cell>
          <table:table-cell table:style-name="ce11" table:formula="of:=[.A150]+[.B150]" office:value-type="date" office:date-value="2022-02-01T04:00:00" calcext:value-type="date">
            <text:p>01-02 4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50]=23/24;[.A150]+1;[.A150])" office:value-type="date" office:date-value="2022-02-01" calcext:value-type="date">
            <text:p>2022-02-01</text:p>
          </table:table-cell>
          <table:table-cell table:style-name="ce3" table:formula="of:=IF([.B150]=23/24;0;[.C150])" office:value-type="time" office:time-value="PT05H00M00S" calcext:value-type="time">
            <text:p>5:00</text:p>
          </table:table-cell>
          <table:table-cell table:style-name="ce3" table:formula="of:=[.B151]+1/24" office:value-type="time" office:time-value="PT06H00M00S" calcext:value-type="time">
            <text:p>6:00</text:p>
          </table:table-cell>
          <table:table-cell table:style-name="ce11" table:formula="of:=[.A151]+[.B151]" office:value-type="date" office:date-value="2022-02-01T05:00:00" calcext:value-type="date">
            <text:p>01-02 5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51]=23/24;[.A151]+1;[.A151])" office:value-type="date" office:date-value="2022-02-01" calcext:value-type="date">
            <text:p>2022-02-01</text:p>
          </table:table-cell>
          <table:table-cell table:style-name="ce3" table:formula="of:=IF([.B151]=23/24;0;[.C151])" office:value-type="time" office:time-value="PT06H00M00S" calcext:value-type="time">
            <text:p>6:00</text:p>
          </table:table-cell>
          <table:table-cell table:style-name="ce3" table:formula="of:=[.B152]+1/24" office:value-type="time" office:time-value="PT07H00M00S" calcext:value-type="time">
            <text:p>7:00</text:p>
          </table:table-cell>
          <table:table-cell table:style-name="ce11" table:formula="of:=[.A152]+[.B152]" office:value-type="date" office:date-value="2022-02-01T06:00:00" calcext:value-type="date">
            <text:p>01-02 6:00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table:formula="of:=IF([.B152]=23/24;[.A152]+1;[.A152])" office:value-type="date" office:date-value="2022-02-01" calcext:value-type="date">
            <text:p>2022-02-01</text:p>
          </table:table-cell>
          <table:table-cell table:style-name="ce3" table:formula="of:=IF([.B152]=23/24;0;[.C152])" office:value-type="time" office:time-value="PT07H00M00S" calcext:value-type="time">
            <text:p>7:00</text:p>
          </table:table-cell>
          <table:table-cell table:style-name="ce3" table:formula="of:=[.B153]+1/24" office:value-type="time" office:time-value="PT08H00M00S" calcext:value-type="time">
            <text:p>8:00</text:p>
          </table:table-cell>
          <table:table-cell table:style-name="ce11" table:formula="of:=[.A153]+[.B153]" office:value-type="date" office:date-value="2022-02-01T07:00:00" calcext:value-type="date">
            <text:p>01-02 7:00</text:p>
          </table:table-cell>
          <table:table-cell office:value-type="float" office:value="1.569" calcext:value-type="float">
            <text:p>1.569</text:p>
          </table:table-cell>
          <table:table-cell table:number-columns-repeated="1019"/>
        </table:table-row>
        <table:table-row table:style-name="ro1">
          <table:table-cell table:formula="of:=IF([.B153]=23/24;[.A153]+1;[.A153])" office:value-type="date" office:date-value="2022-02-01" calcext:value-type="date">
            <text:p>2022-02-01</text:p>
          </table:table-cell>
          <table:table-cell table:style-name="ce3" table:formula="of:=IF([.B153]=23/24;0;[.C153])" office:value-type="time" office:time-value="PT08H00M00S" calcext:value-type="time">
            <text:p>8:00</text:p>
          </table:table-cell>
          <table:table-cell table:style-name="ce3" table:formula="of:=[.B154]+1/24" office:value-type="time" office:time-value="PT09H00M00S" calcext:value-type="time">
            <text:p>9:00</text:p>
          </table:table-cell>
          <table:table-cell table:style-name="ce11" table:formula="of:=[.A154]+[.B154]" office:value-type="date" office:date-value="2022-02-01T08:00:00" calcext:value-type="date">
            <text:p>01-02 8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54]=23/24;[.A154]+1;[.A154])" office:value-type="date" office:date-value="2022-02-01" calcext:value-type="date">
            <text:p>2022-02-01</text:p>
          </table:table-cell>
          <table:table-cell table:style-name="ce3" table:formula="of:=IF([.B154]=23/24;0;[.C154])" office:value-type="time" office:time-value="PT09H00M00S" calcext:value-type="time">
            <text:p>9:00</text:p>
          </table:table-cell>
          <table:table-cell table:style-name="ce3" table:formula="of:=[.B155]+1/24" office:value-type="time" office:time-value="PT10H00M00S" calcext:value-type="time">
            <text:p>10:00</text:p>
          </table:table-cell>
          <table:table-cell table:style-name="ce11" table:formula="of:=[.A155]+[.B155]" office:value-type="date" office:date-value="2022-02-01T09:00:00" calcext:value-type="date">
            <text:p>01-02 9:00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formula="of:=IF([.B155]=23/24;[.A155]+1;[.A155])" office:value-type="date" office:date-value="2022-02-01" calcext:value-type="date">
            <text:p>2022-02-01</text:p>
          </table:table-cell>
          <table:table-cell table:style-name="ce3" table:formula="of:=IF([.B155]=23/24;0;[.C155])" office:value-type="time" office:time-value="PT10H00M00S" calcext:value-type="time">
            <text:p>10:00</text:p>
          </table:table-cell>
          <table:table-cell table:style-name="ce3" table:formula="of:=[.B156]+1/24" office:value-type="time" office:time-value="PT11H00M00S" calcext:value-type="time">
            <text:p>11:00</text:p>
          </table:table-cell>
          <table:table-cell table:style-name="ce11" table:formula="of:=[.A156]+[.B156]" office:value-type="date" office:date-value="2022-02-01T10:00:00" calcext:value-type="date">
            <text:p>01-02 10:00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formula="of:=IF([.B156]=23/24;[.A156]+1;[.A156])" office:value-type="date" office:date-value="2022-02-01" calcext:value-type="date">
            <text:p>2022-02-01</text:p>
          </table:table-cell>
          <table:table-cell table:style-name="ce3" table:formula="of:=IF([.B156]=23/24;0;[.C156])" office:value-type="time" office:time-value="PT11H00M00S" calcext:value-type="time">
            <text:p>11:00</text:p>
          </table:table-cell>
          <table:table-cell table:style-name="ce3" table:formula="of:=[.B157]+1/24" office:value-type="time" office:time-value="PT12H00M00S" calcext:value-type="time">
            <text:p>12:00</text:p>
          </table:table-cell>
          <table:table-cell table:style-name="ce11" table:formula="of:=[.A157]+[.B157]" office:value-type="date" office:date-value="2022-02-01T11:00:00" calcext:value-type="date">
            <text:p>01-02 11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57]=23/24;[.A157]+1;[.A157])" office:value-type="date" office:date-value="2022-02-01" calcext:value-type="date">
            <text:p>2022-02-01</text:p>
          </table:table-cell>
          <table:table-cell table:style-name="ce3" table:formula="of:=IF([.B157]=23/24;0;[.C157])" office:value-type="time" office:time-value="PT12H00M00S" calcext:value-type="time">
            <text:p>12:00</text:p>
          </table:table-cell>
          <table:table-cell table:style-name="ce3" table:formula="of:=[.B158]+1/24" office:value-type="time" office:time-value="PT13H00M00S" calcext:value-type="time">
            <text:p>13:00</text:p>
          </table:table-cell>
          <table:table-cell table:style-name="ce11" table:formula="of:=[.A158]+[.B158]" office:value-type="date" office:date-value="2022-02-01T12:00:00" calcext:value-type="date">
            <text:p>01-02 12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58]=23/24;[.A158]+1;[.A158])" office:value-type="date" office:date-value="2022-02-01" calcext:value-type="date">
            <text:p>2022-02-01</text:p>
          </table:table-cell>
          <table:table-cell table:style-name="ce3" table:formula="of:=IF([.B158]=23/24;0;[.C158])" office:value-type="time" office:time-value="PT13H00M00S" calcext:value-type="time">
            <text:p>13:00</text:p>
          </table:table-cell>
          <table:table-cell table:style-name="ce3" table:formula="of:=[.B159]+1/24" office:value-type="time" office:time-value="PT14H00M00S" calcext:value-type="time">
            <text:p>14:00</text:p>
          </table:table-cell>
          <table:table-cell table:style-name="ce11" table:formula="of:=[.A159]+[.B159]" office:value-type="date" office:date-value="2022-02-01T13:00:00" calcext:value-type="date">
            <text:p>01-02 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59]=23/24;[.A159]+1;[.A159])" office:value-type="date" office:date-value="2022-02-01" calcext:value-type="date">
            <text:p>2022-02-01</text:p>
          </table:table-cell>
          <table:table-cell table:style-name="ce3" table:formula="of:=IF([.B159]=23/24;0;[.C159])" office:value-type="time" office:time-value="PT14H00M00S" calcext:value-type="time">
            <text:p>14:00</text:p>
          </table:table-cell>
          <table:table-cell table:style-name="ce3" table:formula="of:=[.B160]+1/24" office:value-type="time" office:time-value="PT15H00M00S" calcext:value-type="time">
            <text:p>15:00</text:p>
          </table:table-cell>
          <table:table-cell table:style-name="ce11" table:formula="of:=[.A160]+[.B160]" office:value-type="date" office:date-value="2022-02-01T14:00:00" calcext:value-type="date">
            <text:p>01-02 14:00</text:p>
          </table:table-cell>
          <table:table-cell office:value-type="float" office:value="0.977" calcext:value-type="float">
            <text:p>0.977</text:p>
          </table:table-cell>
          <table:table-cell table:number-columns-repeated="1019"/>
        </table:table-row>
        <table:table-row table:style-name="ro1">
          <table:table-cell table:formula="of:=IF([.B160]=23/24;[.A160]+1;[.A160])" office:value-type="date" office:date-value="2022-02-01" calcext:value-type="date">
            <text:p>2022-02-01</text:p>
          </table:table-cell>
          <table:table-cell table:style-name="ce3" table:formula="of:=IF([.B160]=23/24;0;[.C160])" office:value-type="time" office:time-value="PT15H00M00S" calcext:value-type="time">
            <text:p>15:00</text:p>
          </table:table-cell>
          <table:table-cell table:style-name="ce3" table:formula="of:=[.B161]+1/24" office:value-type="time" office:time-value="PT16H00M00S" calcext:value-type="time">
            <text:p>16:00</text:p>
          </table:table-cell>
          <table:table-cell table:style-name="ce11" table:formula="of:=[.A161]+[.B161]" office:value-type="date" office:date-value="2022-02-01T15:00:00" calcext:value-type="date">
            <text:p>01-02 15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61]=23/24;[.A161]+1;[.A161])" office:value-type="date" office:date-value="2022-02-01" calcext:value-type="date">
            <text:p>2022-02-01</text:p>
          </table:table-cell>
          <table:table-cell table:style-name="ce3" table:formula="of:=IF([.B161]=23/24;0;[.C161])" office:value-type="time" office:time-value="PT16H00M00S" calcext:value-type="time">
            <text:p>16:00</text:p>
          </table:table-cell>
          <table:table-cell table:style-name="ce3" table:formula="of:=[.B162]+1/24" office:value-type="time" office:time-value="PT17H00M00S" calcext:value-type="time">
            <text:p>17:00</text:p>
          </table:table-cell>
          <table:table-cell table:style-name="ce11" table:formula="of:=[.A162]+[.B162]" office:value-type="date" office:date-value="2022-02-01T16:00:00" calcext:value-type="date">
            <text:p>01-02 16:00</text:p>
          </table:table-cell>
          <table:table-cell office:value-type="float" office:value="1.326" calcext:value-type="float">
            <text:p>1.326</text:p>
          </table:table-cell>
          <table:table-cell table:number-columns-repeated="1019"/>
        </table:table-row>
        <table:table-row table:style-name="ro1">
          <table:table-cell table:formula="of:=IF([.B162]=23/24;[.A162]+1;[.A162])" office:value-type="date" office:date-value="2022-02-01" calcext:value-type="date">
            <text:p>2022-02-01</text:p>
          </table:table-cell>
          <table:table-cell table:style-name="ce3" table:formula="of:=IF([.B162]=23/24;0;[.C162])" office:value-type="time" office:time-value="PT17H00M00S" calcext:value-type="time">
            <text:p>17:00</text:p>
          </table:table-cell>
          <table:table-cell table:style-name="ce3" table:formula="of:=[.B163]+1/24" office:value-type="time" office:time-value="PT18H00M00S" calcext:value-type="time">
            <text:p>18:00</text:p>
          </table:table-cell>
          <table:table-cell table:style-name="ce11" table:formula="of:=[.A163]+[.B163]" office:value-type="date" office:date-value="2022-02-01T17:00:00" calcext:value-type="date">
            <text:p>01-02 17:00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table:formula="of:=IF([.B163]=23/24;[.A163]+1;[.A163])" office:value-type="date" office:date-value="2022-02-01" calcext:value-type="date">
            <text:p>2022-02-01</text:p>
          </table:table-cell>
          <table:table-cell table:style-name="ce3" table:formula="of:=IF([.B163]=23/24;0;[.C163])" office:value-type="time" office:time-value="PT18H00M00S" calcext:value-type="time">
            <text:p>18:00</text:p>
          </table:table-cell>
          <table:table-cell table:style-name="ce3" table:formula="of:=[.B164]+1/24" office:value-type="time" office:time-value="PT19H00M00S" calcext:value-type="time">
            <text:p>19:00</text:p>
          </table:table-cell>
          <table:table-cell table:style-name="ce11" table:formula="of:=[.A164]+[.B164]" office:value-type="date" office:date-value="2022-02-01T18:00:00" calcext:value-type="date">
            <text:p>01-02 18:00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table:formula="of:=IF([.B164]=23/24;[.A164]+1;[.A164])" office:value-type="date" office:date-value="2022-02-01" calcext:value-type="date">
            <text:p>2022-02-01</text:p>
          </table:table-cell>
          <table:table-cell table:style-name="ce3" table:formula="of:=IF([.B164]=23/24;0;[.C164])" office:value-type="time" office:time-value="PT19H00M00S" calcext:value-type="time">
            <text:p>19:00</text:p>
          </table:table-cell>
          <table:table-cell table:style-name="ce3" table:formula="of:=[.B165]+1/24" office:value-type="time" office:time-value="PT20H00M00S" calcext:value-type="time">
            <text:p>20:00</text:p>
          </table:table-cell>
          <table:table-cell table:style-name="ce11" table:formula="of:=[.A165]+[.B165]" office:value-type="date" office:date-value="2022-02-01T19:00:00" calcext:value-type="date">
            <text:p>01-02 19:0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formula="of:=IF([.B165]=23/24;[.A165]+1;[.A165])" office:value-type="date" office:date-value="2022-02-01" calcext:value-type="date">
            <text:p>2022-02-01</text:p>
          </table:table-cell>
          <table:table-cell table:style-name="ce3" table:formula="of:=IF([.B165]=23/24;0;[.C165])" office:value-type="time" office:time-value="PT20H00M00S" calcext:value-type="time">
            <text:p>20:00</text:p>
          </table:table-cell>
          <table:table-cell table:style-name="ce3" table:formula="of:=[.B166]+1/24" office:value-type="time" office:time-value="PT21H00M00S" calcext:value-type="time">
            <text:p>21:00</text:p>
          </table:table-cell>
          <table:table-cell table:style-name="ce11" table:formula="of:=[.A166]+[.B166]" office:value-type="date" office:date-value="2022-02-01T20:00:00" calcext:value-type="date">
            <text:p>01-02 20:00</text:p>
          </table:table-cell>
          <table:table-cell office:value-type="float" office:value="0.523" calcext:value-type="float">
            <text:p>0.523</text:p>
          </table:table-cell>
          <table:table-cell table:number-columns-repeated="1019"/>
        </table:table-row>
        <table:table-row table:style-name="ro1">
          <table:table-cell table:formula="of:=IF([.B166]=23/24;[.A166]+1;[.A166])" office:value-type="date" office:date-value="2022-02-01" calcext:value-type="date">
            <text:p>2022-02-01</text:p>
          </table:table-cell>
          <table:table-cell table:style-name="ce3" table:formula="of:=IF([.B166]=23/24;0;[.C166])" office:value-type="time" office:time-value="PT21H00M00S" calcext:value-type="time">
            <text:p>21:00</text:p>
          </table:table-cell>
          <table:table-cell table:style-name="ce3" table:formula="of:=[.B167]+1/24" office:value-type="time" office:time-value="PT22H00M00S" calcext:value-type="time">
            <text:p>22:00</text:p>
          </table:table-cell>
          <table:table-cell table:style-name="ce11" table:formula="of:=[.A167]+[.B167]" office:value-type="date" office:date-value="2022-02-01T21:00:00" calcext:value-type="date">
            <text:p>01-02 21:00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formula="of:=IF([.B167]=23/24;[.A167]+1;[.A167])" office:value-type="date" office:date-value="2022-02-01" calcext:value-type="date">
            <text:p>2022-02-01</text:p>
          </table:table-cell>
          <table:table-cell table:style-name="ce3" table:formula="of:=IF([.B167]=23/24;0;[.C167])" office:value-type="time" office:time-value="PT22H00M00S" calcext:value-type="time">
            <text:p>22:00</text:p>
          </table:table-cell>
          <table:table-cell table:style-name="ce3" table:formula="of:=[.B168]+1/24" office:value-type="time" office:time-value="PT23H00M00S" calcext:value-type="time">
            <text:p>23:00</text:p>
          </table:table-cell>
          <table:table-cell table:style-name="ce11" table:formula="of:=[.A168]+[.B168]" office:value-type="date" office:date-value="2022-02-01T22:00:00" calcext:value-type="date">
            <text:p>01-02 22:00</text:p>
          </table:table-cell>
          <table:table-cell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formula="of:=IF([.B168]=23/24;[.A168]+1;[.A168])" office:value-type="date" office:date-value="2022-02-01" calcext:value-type="date">
            <text:p>2022-02-01</text:p>
          </table:table-cell>
          <table:table-cell table:style-name="ce3" table:formula="of:=IF([.B168]=23/24;0;[.C168])" office:value-type="time" office:time-value="PT23H00M00S" calcext:value-type="time">
            <text:p>23:00</text:p>
          </table:table-cell>
          <table:table-cell table:style-name="ce3" table:formula="of:=[.B169]+1/24" office:value-type="time" office:time-value="PT24H00M00S" calcext:value-type="time">
            <text:p>0:00</text:p>
          </table:table-cell>
          <table:table-cell table:style-name="ce11" table:formula="of:=[.A169]+[.B169]" office:value-type="date" office:date-value="2022-02-01T23:00:00" calcext:value-type="date">
            <text:p>01-02 23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69]=23/24;[.A169]+1;[.A169])" office:value-type="date" office:date-value="2022-02-02" calcext:value-type="date">
            <text:p>2022-02-02</text:p>
          </table:table-cell>
          <table:table-cell table:style-name="ce3" table:formula="of:=IF([.B169]=23/24;0;[.C169])" office:value-type="time" office:time-value="PT00H00M00S" calcext:value-type="time">
            <text:p>0:00</text:p>
          </table:table-cell>
          <table:table-cell table:style-name="ce3" table:formula="of:=[.B170]+1/24" office:value-type="time" office:time-value="PT01H00M00S" calcext:value-type="time">
            <text:p>1:00</text:p>
          </table:table-cell>
          <table:table-cell table:style-name="ce11" table:formula="of:=[.A170]+[.B170]" office:value-type="date" office:date-value="2022-02-02" calcext:value-type="date">
            <text:p>02-02 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70]=23/24;[.A170]+1;[.A170])" office:value-type="date" office:date-value="2022-02-02" calcext:value-type="date">
            <text:p>2022-02-02</text:p>
          </table:table-cell>
          <table:table-cell table:style-name="ce3" table:formula="of:=IF([.B170]=23/24;0;[.C170])" office:value-type="time" office:time-value="PT01H00M00S" calcext:value-type="time">
            <text:p>1:00</text:p>
          </table:table-cell>
          <table:table-cell table:style-name="ce3" table:formula="of:=[.B171]+1/24" office:value-type="time" office:time-value="PT02H00M00S" calcext:value-type="time">
            <text:p>2:00</text:p>
          </table:table-cell>
          <table:table-cell table:style-name="ce11" table:formula="of:=[.A171]+[.B171]" office:value-type="date" office:date-value="2022-02-02T01:00:00" calcext:value-type="date">
            <text:p>02-02 1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71]=23/24;[.A171]+1;[.A171])" office:value-type="date" office:date-value="2022-02-02" calcext:value-type="date">
            <text:p>2022-02-02</text:p>
          </table:table-cell>
          <table:table-cell table:style-name="ce3" table:formula="of:=IF([.B171]=23/24;0;[.C171])" office:value-type="time" office:time-value="PT02H00M00S" calcext:value-type="time">
            <text:p>2:00</text:p>
          </table:table-cell>
          <table:table-cell table:style-name="ce3" table:formula="of:=[.B172]+1/24" office:value-type="time" office:time-value="PT03H00M00S" calcext:value-type="time">
            <text:p>3:00</text:p>
          </table:table-cell>
          <table:table-cell table:style-name="ce11" table:formula="of:=[.A172]+[.B172]" office:value-type="date" office:date-value="2022-02-02T02:00:00" calcext:value-type="date">
            <text:p>02-02 2:00</text:p>
          </table:table-cell>
          <table:table-cell office:value-type="float" office:value="0.009" calcext:value-type="float">
            <text:p>0.009</text:p>
          </table:table-cell>
          <table:table-cell table:number-columns-repeated="1019"/>
        </table:table-row>
        <table:table-row table:style-name="ro1">
          <table:table-cell table:formula="of:=IF([.B172]=23/24;[.A172]+1;[.A172])" office:value-type="date" office:date-value="2022-02-02" calcext:value-type="date">
            <text:p>2022-02-02</text:p>
          </table:table-cell>
          <table:table-cell table:style-name="ce3" table:formula="of:=IF([.B172]=23/24;0;[.C172])" office:value-type="time" office:time-value="PT03H00M00S" calcext:value-type="time">
            <text:p>3:00</text:p>
          </table:table-cell>
          <table:table-cell table:style-name="ce3" table:formula="of:=[.B173]+1/24" office:value-type="time" office:time-value="PT04H00M00S" calcext:value-type="time">
            <text:p>4:00</text:p>
          </table:table-cell>
          <table:table-cell table:style-name="ce11" table:formula="of:=[.A173]+[.B173]" office:value-type="date" office:date-value="2022-02-02T03:00:00" calcext:value-type="date">
            <text:p>02-02 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73]=23/24;[.A173]+1;[.A173])" office:value-type="date" office:date-value="2022-02-02" calcext:value-type="date">
            <text:p>2022-02-02</text:p>
          </table:table-cell>
          <table:table-cell table:style-name="ce3" table:formula="of:=IF([.B173]=23/24;0;[.C173])" office:value-type="time" office:time-value="PT04H00M00S" calcext:value-type="time">
            <text:p>4:00</text:p>
          </table:table-cell>
          <table:table-cell table:style-name="ce3" table:formula="of:=[.B174]+1/24" office:value-type="time" office:time-value="PT05H00M00S" calcext:value-type="time">
            <text:p>5:00</text:p>
          </table:table-cell>
          <table:table-cell table:style-name="ce11" table:formula="of:=[.A174]+[.B174]" office:value-type="date" office:date-value="2022-02-02T04:00:00" calcext:value-type="date">
            <text:p>02-02 4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74]=23/24;[.A174]+1;[.A174])" office:value-type="date" office:date-value="2022-02-02" calcext:value-type="date">
            <text:p>2022-02-02</text:p>
          </table:table-cell>
          <table:table-cell table:style-name="ce3" table:formula="of:=IF([.B174]=23/24;0;[.C174])" office:value-type="time" office:time-value="PT05H00M00S" calcext:value-type="time">
            <text:p>5:00</text:p>
          </table:table-cell>
          <table:table-cell table:style-name="ce3" table:formula="of:=[.B175]+1/24" office:value-type="time" office:time-value="PT06H00M00S" calcext:value-type="time">
            <text:p>6:00</text:p>
          </table:table-cell>
          <table:table-cell table:style-name="ce11" table:formula="of:=[.A175]+[.B175]" office:value-type="date" office:date-value="2022-02-02T05:00:00" calcext:value-type="date">
            <text:p>02-02 5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175]=23/24;[.A175]+1;[.A175])" office:value-type="date" office:date-value="2022-02-02" calcext:value-type="date">
            <text:p>2022-02-02</text:p>
          </table:table-cell>
          <table:table-cell table:style-name="ce3" table:formula="of:=IF([.B175]=23/24;0;[.C175])" office:value-type="time" office:time-value="PT06H00M00S" calcext:value-type="time">
            <text:p>6:00</text:p>
          </table:table-cell>
          <table:table-cell table:style-name="ce3" table:formula="of:=[.B176]+1/24" office:value-type="time" office:time-value="PT07H00M00S" calcext:value-type="time">
            <text:p>7:00</text:p>
          </table:table-cell>
          <table:table-cell table:style-name="ce11" table:formula="of:=[.A176]+[.B176]" office:value-type="date" office:date-value="2022-02-02T06:00:00" calcext:value-type="date">
            <text:p>02-02 6:00</text:p>
          </table:table-cell>
          <table:table-cell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formula="of:=IF([.B176]=23/24;[.A176]+1;[.A176])" office:value-type="date" office:date-value="2022-02-02" calcext:value-type="date">
            <text:p>2022-02-02</text:p>
          </table:table-cell>
          <table:table-cell table:style-name="ce3" table:formula="of:=IF([.B176]=23/24;0;[.C176])" office:value-type="time" office:time-value="PT07H00M00S" calcext:value-type="time">
            <text:p>7:00</text:p>
          </table:table-cell>
          <table:table-cell table:style-name="ce3" table:formula="of:=[.B177]+1/24" office:value-type="time" office:time-value="PT08H00M00S" calcext:value-type="time">
            <text:p>8:00</text:p>
          </table:table-cell>
          <table:table-cell table:style-name="ce11" table:formula="of:=[.A177]+[.B177]" office:value-type="date" office:date-value="2022-02-02T07:00:00" calcext:value-type="date">
            <text:p>02-02 7:00</text:p>
          </table:table-cell>
          <table:table-cell office:value-type="float" office:value="1.642" calcext:value-type="float">
            <text:p>1.642</text:p>
          </table:table-cell>
          <table:table-cell table:number-columns-repeated="1019"/>
        </table:table-row>
        <table:table-row table:style-name="ro1">
          <table:table-cell table:formula="of:=IF([.B177]=23/24;[.A177]+1;[.A177])" office:value-type="date" office:date-value="2022-02-02" calcext:value-type="date">
            <text:p>2022-02-02</text:p>
          </table:table-cell>
          <table:table-cell table:style-name="ce3" table:formula="of:=IF([.B177]=23/24;0;[.C177])" office:value-type="time" office:time-value="PT08H00M00S" calcext:value-type="time">
            <text:p>8:00</text:p>
          </table:table-cell>
          <table:table-cell table:style-name="ce3" table:formula="of:=[.B178]+1/24" office:value-type="time" office:time-value="PT09H00M00S" calcext:value-type="time">
            <text:p>9:00</text:p>
          </table:table-cell>
          <table:table-cell table:style-name="ce11" table:formula="of:=[.A178]+[.B178]" office:value-type="date" office:date-value="2022-02-02T08:00:00" calcext:value-type="date">
            <text:p>02-02 8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78]=23/24;[.A178]+1;[.A178])" office:value-type="date" office:date-value="2022-02-02" calcext:value-type="date">
            <text:p>2022-02-02</text:p>
          </table:table-cell>
          <table:table-cell table:style-name="ce3" table:formula="of:=IF([.B178]=23/24;0;[.C178])" office:value-type="time" office:time-value="PT09H00M00S" calcext:value-type="time">
            <text:p>9:00</text:p>
          </table:table-cell>
          <table:table-cell table:style-name="ce3" table:formula="of:=[.B179]+1/24" office:value-type="time" office:time-value="PT10H00M00S" calcext:value-type="time">
            <text:p>10:00</text:p>
          </table:table-cell>
          <table:table-cell table:style-name="ce11" table:formula="of:=[.A179]+[.B179]" office:value-type="date" office:date-value="2022-02-02T09:00:00" calcext:value-type="date">
            <text:p>02-02 9:00</text:p>
          </table:table-cell>
          <table:table-cell office:value-type="float" office:value="0.978" calcext:value-type="float">
            <text:p>0.978</text:p>
          </table:table-cell>
          <table:table-cell table:number-columns-repeated="1019"/>
        </table:table-row>
        <table:table-row table:style-name="ro1">
          <table:table-cell table:formula="of:=IF([.B179]=23/24;[.A179]+1;[.A179])" office:value-type="date" office:date-value="2022-02-02" calcext:value-type="date">
            <text:p>2022-02-02</text:p>
          </table:table-cell>
          <table:table-cell table:style-name="ce3" table:formula="of:=IF([.B179]=23/24;0;[.C179])" office:value-type="time" office:time-value="PT10H00M00S" calcext:value-type="time">
            <text:p>10:00</text:p>
          </table:table-cell>
          <table:table-cell table:style-name="ce3" table:formula="of:=[.B180]+1/24" office:value-type="time" office:time-value="PT11H00M00S" calcext:value-type="time">
            <text:p>11:00</text:p>
          </table:table-cell>
          <table:table-cell table:style-name="ce11" table:formula="of:=[.A180]+[.B180]" office:value-type="date" office:date-value="2022-02-02T10:00:00" calcext:value-type="date">
            <text:p>02-02 10:00</text:p>
          </table:table-cell>
          <table:table-cell office:value-type="float" office:value="0.019" calcext:value-type="float">
            <text:p>0.019</text:p>
          </table:table-cell>
          <table:table-cell table:number-columns-repeated="1019"/>
        </table:table-row>
        <table:table-row table:style-name="ro1">
          <table:table-cell table:formula="of:=IF([.B180]=23/24;[.A180]+1;[.A180])" office:value-type="date" office:date-value="2022-02-02" calcext:value-type="date">
            <text:p>2022-02-02</text:p>
          </table:table-cell>
          <table:table-cell table:style-name="ce3" table:formula="of:=IF([.B180]=23/24;0;[.C180])" office:value-type="time" office:time-value="PT11H00M00S" calcext:value-type="time">
            <text:p>11:00</text:p>
          </table:table-cell>
          <table:table-cell table:style-name="ce3" table:formula="of:=[.B181]+1/24" office:value-type="time" office:time-value="PT12H00M00S" calcext:value-type="time">
            <text:p>12:00</text:p>
          </table:table-cell>
          <table:table-cell table:style-name="ce11" table:formula="of:=[.A181]+[.B181]" office:value-type="date" office:date-value="2022-02-02T11:00:00" calcext:value-type="date">
            <text:p>02-02 11:00</text:p>
          </table:table-cell>
          <table:table-cell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1">
          <table:table-cell table:formula="of:=IF([.B181]=23/24;[.A181]+1;[.A181])" office:value-type="date" office:date-value="2022-02-02" calcext:value-type="date">
            <text:p>2022-02-02</text:p>
          </table:table-cell>
          <table:table-cell table:style-name="ce3" table:formula="of:=IF([.B181]=23/24;0;[.C181])" office:value-type="time" office:time-value="PT12H00M00S" calcext:value-type="time">
            <text:p>12:00</text:p>
          </table:table-cell>
          <table:table-cell table:style-name="ce3" table:formula="of:=[.B182]+1/24" office:value-type="time" office:time-value="PT13H00M00S" calcext:value-type="time">
            <text:p>13:00</text:p>
          </table:table-cell>
          <table:table-cell table:style-name="ce11" table:formula="of:=[.A182]+[.B182]" office:value-type="date" office:date-value="2022-02-02T12:00:00" calcext:value-type="date">
            <text:p>02-02 1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82]=23/24;[.A182]+1;[.A182])" office:value-type="date" office:date-value="2022-02-02" calcext:value-type="date">
            <text:p>2022-02-02</text:p>
          </table:table-cell>
          <table:table-cell table:style-name="ce3" table:formula="of:=IF([.B182]=23/24;0;[.C182])" office:value-type="time" office:time-value="PT13H00M00S" calcext:value-type="time">
            <text:p>13:00</text:p>
          </table:table-cell>
          <table:table-cell table:style-name="ce3" table:formula="of:=[.B183]+1/24" office:value-type="time" office:time-value="PT14H00M00S" calcext:value-type="time">
            <text:p>14:00</text:p>
          </table:table-cell>
          <table:table-cell table:style-name="ce11" table:formula="of:=[.A183]+[.B183]" office:value-type="date" office:date-value="2022-02-02T13:00:00" calcext:value-type="date">
            <text:p>02-02 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83]=23/24;[.A183]+1;[.A183])" office:value-type="date" office:date-value="2022-02-02" calcext:value-type="date">
            <text:p>2022-02-02</text:p>
          </table:table-cell>
          <table:table-cell table:style-name="ce3" table:formula="of:=IF([.B183]=23/24;0;[.C183])" office:value-type="time" office:time-value="PT14H00M00S" calcext:value-type="time">
            <text:p>14:00</text:p>
          </table:table-cell>
          <table:table-cell table:style-name="ce3" table:formula="of:=[.B184]+1/24" office:value-type="time" office:time-value="PT15H00M00S" calcext:value-type="time">
            <text:p>15:00</text:p>
          </table:table-cell>
          <table:table-cell table:style-name="ce11" table:formula="of:=[.A184]+[.B184]" office:value-type="date" office:date-value="2022-02-02T14:00:00" calcext:value-type="date">
            <text:p>02-02 14:00</text:p>
          </table:table-cell>
          <table:table-cell office:value-type="float" office:value="0.372" calcext:value-type="float">
            <text:p>0.372</text:p>
          </table:table-cell>
          <table:table-cell table:number-columns-repeated="1019"/>
        </table:table-row>
        <table:table-row table:style-name="ro1">
          <table:table-cell table:formula="of:=IF([.B184]=23/24;[.A184]+1;[.A184])" office:value-type="date" office:date-value="2022-02-02" calcext:value-type="date">
            <text:p>2022-02-02</text:p>
          </table:table-cell>
          <table:table-cell table:style-name="ce3" table:formula="of:=IF([.B184]=23/24;0;[.C184])" office:value-type="time" office:time-value="PT15H00M00S" calcext:value-type="time">
            <text:p>15:00</text:p>
          </table:table-cell>
          <table:table-cell table:style-name="ce3" table:formula="of:=[.B185]+1/24" office:value-type="time" office:time-value="PT16H00M00S" calcext:value-type="time">
            <text:p>16:00</text:p>
          </table:table-cell>
          <table:table-cell table:style-name="ce11" table:formula="of:=[.A185]+[.B185]" office:value-type="date" office:date-value="2022-02-02T15:00:00" calcext:value-type="date">
            <text:p>02-02 15:00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IF([.B185]=23/24;[.A185]+1;[.A185])" office:value-type="date" office:date-value="2022-02-02" calcext:value-type="date">
            <text:p>2022-02-02</text:p>
          </table:table-cell>
          <table:table-cell table:style-name="ce3" table:formula="of:=IF([.B185]=23/24;0;[.C185])" office:value-type="time" office:time-value="PT16H00M00S" calcext:value-type="time">
            <text:p>16:00</text:p>
          </table:table-cell>
          <table:table-cell table:style-name="ce3" table:formula="of:=[.B186]+1/24" office:value-type="time" office:time-value="PT17H00M00S" calcext:value-type="time">
            <text:p>17:00</text:p>
          </table:table-cell>
          <table:table-cell table:style-name="ce11" table:formula="of:=[.A186]+[.B186]" office:value-type="date" office:date-value="2022-02-02T16:00:00" calcext:value-type="date">
            <text:p>02-02 16:00</text:p>
          </table:table-cell>
          <table:table-cell office:value-type="float" office:value="0.625" calcext:value-type="float">
            <text:p>0.625</text:p>
          </table:table-cell>
          <table:table-cell table:number-columns-repeated="1019"/>
        </table:table-row>
        <table:table-row table:style-name="ro1">
          <table:table-cell table:formula="of:=IF([.B186]=23/24;[.A186]+1;[.A186])" office:value-type="date" office:date-value="2022-02-02" calcext:value-type="date">
            <text:p>2022-02-02</text:p>
          </table:table-cell>
          <table:table-cell table:style-name="ce3" table:formula="of:=IF([.B186]=23/24;0;[.C186])" office:value-type="time" office:time-value="PT17H00M00S" calcext:value-type="time">
            <text:p>17:00</text:p>
          </table:table-cell>
          <table:table-cell table:style-name="ce3" table:formula="of:=[.B187]+1/24" office:value-type="time" office:time-value="PT18H00M00S" calcext:value-type="time">
            <text:p>18:00</text:p>
          </table:table-cell>
          <table:table-cell table:style-name="ce11" table:formula="of:=[.A187]+[.B187]" office:value-type="date" office:date-value="2022-02-02T17:00:00" calcext:value-type="date">
            <text:p>02-02 17:00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table:formula="of:=IF([.B187]=23/24;[.A187]+1;[.A187])" office:value-type="date" office:date-value="2022-02-02" calcext:value-type="date">
            <text:p>2022-02-02</text:p>
          </table:table-cell>
          <table:table-cell table:style-name="ce3" table:formula="of:=IF([.B187]=23/24;0;[.C187])" office:value-type="time" office:time-value="PT18H00M00S" calcext:value-type="time">
            <text:p>18:00</text:p>
          </table:table-cell>
          <table:table-cell table:style-name="ce3" table:formula="of:=[.B188]+1/24" office:value-type="time" office:time-value="PT19H00M00S" calcext:value-type="time">
            <text:p>19:00</text:p>
          </table:table-cell>
          <table:table-cell table:style-name="ce11" table:formula="of:=[.A188]+[.B188]" office:value-type="date" office:date-value="2022-02-02T18:00:00" calcext:value-type="date">
            <text:p>02-02 18:00</text:p>
          </table:table-cell>
          <table:table-cell office:value-type="float" office:value="0.173" calcext:value-type="float">
            <text:p>0.173</text:p>
          </table:table-cell>
          <table:table-cell table:number-columns-repeated="1019"/>
        </table:table-row>
        <table:table-row table:style-name="ro1">
          <table:table-cell table:formula="of:=IF([.B188]=23/24;[.A188]+1;[.A188])" office:value-type="date" office:date-value="2022-02-02" calcext:value-type="date">
            <text:p>2022-02-02</text:p>
          </table:table-cell>
          <table:table-cell table:style-name="ce3" table:formula="of:=IF([.B188]=23/24;0;[.C188])" office:value-type="time" office:time-value="PT19H00M00S" calcext:value-type="time">
            <text:p>19:00</text:p>
          </table:table-cell>
          <table:table-cell table:style-name="ce3" table:formula="of:=[.B189]+1/24" office:value-type="time" office:time-value="PT20H00M00S" calcext:value-type="time">
            <text:p>20:00</text:p>
          </table:table-cell>
          <table:table-cell table:style-name="ce11" table:formula="of:=[.A189]+[.B189]" office:value-type="date" office:date-value="2022-02-02T19:00:00" calcext:value-type="date">
            <text:p>02-02 19:00</text:p>
          </table:table-cell>
          <table:table-cell office:value-type="float" office:value="0.256" calcext:value-type="float">
            <text:p>0.256</text:p>
          </table:table-cell>
          <table:table-cell table:number-columns-repeated="1019"/>
        </table:table-row>
        <table:table-row table:style-name="ro1">
          <table:table-cell table:formula="of:=IF([.B189]=23/24;[.A189]+1;[.A189])" office:value-type="date" office:date-value="2022-02-02" calcext:value-type="date">
            <text:p>2022-02-02</text:p>
          </table:table-cell>
          <table:table-cell table:style-name="ce3" table:formula="of:=IF([.B189]=23/24;0;[.C189])" office:value-type="time" office:time-value="PT20H00M00S" calcext:value-type="time">
            <text:p>20:00</text:p>
          </table:table-cell>
          <table:table-cell table:style-name="ce3" table:formula="of:=[.B190]+1/24" office:value-type="time" office:time-value="PT21H00M00S" calcext:value-type="time">
            <text:p>21:00</text:p>
          </table:table-cell>
          <table:table-cell table:style-name="ce11" table:formula="of:=[.A190]+[.B190]" office:value-type="date" office:date-value="2022-02-02T20:00:00" calcext:value-type="date">
            <text:p>02-02 20:00</text:p>
          </table:table-cell>
          <table:table-cell office:value-type="float" office:value="0.177" calcext:value-type="float">
            <text:p>0.177</text:p>
          </table:table-cell>
          <table:table-cell table:number-columns-repeated="1019"/>
        </table:table-row>
        <table:table-row table:style-name="ro1">
          <table:table-cell table:formula="of:=IF([.B190]=23/24;[.A190]+1;[.A190])" office:value-type="date" office:date-value="2022-02-02" calcext:value-type="date">
            <text:p>2022-02-02</text:p>
          </table:table-cell>
          <table:table-cell table:style-name="ce3" table:formula="of:=IF([.B190]=23/24;0;[.C190])" office:value-type="time" office:time-value="PT21H00M00S" calcext:value-type="time">
            <text:p>21:00</text:p>
          </table:table-cell>
          <table:table-cell table:style-name="ce3" table:formula="of:=[.B191]+1/24" office:value-type="time" office:time-value="PT22H00M00S" calcext:value-type="time">
            <text:p>22:00</text:p>
          </table:table-cell>
          <table:table-cell table:style-name="ce11" table:formula="of:=[.A191]+[.B191]" office:value-type="date" office:date-value="2022-02-02T21:00:00" calcext:value-type="date">
            <text:p>02-02 21:00</text:p>
          </table:table-cell>
          <table:table-cell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1">
          <table:table-cell table:formula="of:=IF([.B191]=23/24;[.A191]+1;[.A191])" office:value-type="date" office:date-value="2022-02-02" calcext:value-type="date">
            <text:p>2022-02-02</text:p>
          </table:table-cell>
          <table:table-cell table:style-name="ce3" table:formula="of:=IF([.B191]=23/24;0;[.C191])" office:value-type="time" office:time-value="PT22H00M00S" calcext:value-type="time">
            <text:p>22:00</text:p>
          </table:table-cell>
          <table:table-cell table:style-name="ce3" table:formula="of:=[.B192]+1/24" office:value-type="time" office:time-value="PT23H00M00S" calcext:value-type="time">
            <text:p>23:00</text:p>
          </table:table-cell>
          <table:table-cell table:style-name="ce11" table:formula="of:=[.A192]+[.B192]" office:value-type="date" office:date-value="2022-02-02T22:00:00" calcext:value-type="date">
            <text:p>02-02 2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92]=23/24;[.A192]+1;[.A192])" office:value-type="date" office:date-value="2022-02-02" calcext:value-type="date">
            <text:p>2022-02-02</text:p>
          </table:table-cell>
          <table:table-cell table:style-name="ce3" table:formula="of:=IF([.B192]=23/24;0;[.C192])" office:value-type="time" office:time-value="PT23H00M00S" calcext:value-type="time">
            <text:p>23:00</text:p>
          </table:table-cell>
          <table:table-cell table:style-name="ce3" table:formula="of:=[.B193]+1/24" office:value-type="time" office:time-value="PT24H00M00S" calcext:value-type="time">
            <text:p>0:00</text:p>
          </table:table-cell>
          <table:table-cell table:style-name="ce11" table:formula="of:=[.A193]+[.B193]" office:value-type="date" office:date-value="2022-02-02T23:00:00" calcext:value-type="date">
            <text:p>02-02 23:00</text:p>
          </table:table-cell>
          <table:table-cell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neywell" table:style-name="ta1">
        <table:table-column table:style-name="co1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Until</text:p>
          </table:table-cell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GasConsumption_m3_per_hr</text:p>
          </table:table-cell>
          <table:table-cell table:style-name="ce5" table:number-columns-repeated="3"/>
          <table:table-cell table:style-name="Default" table:number-columns-repeated="3"/>
          <table:table-cell table:style-name="ce5" table:number-columns-repeated="1013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table:style-name="ce3" office:value-type="time" office:time-value="PT00H00M00S" calcext:value-type="time">
            <text:p>0:00</text:p>
          </table:table-cell>
          <table:table-cell table:style-name="ce3" table:formula="of:=[.B2]+1/24" office:value-type="time" office:time-value="PT01H00M00S" calcext:value-type="time">
            <text:p>1:00</text:p>
          </table:table-cell>
          <table:table-cell table:style-name="ce11" table:formula="of:=[.A2]+[.B2]" office:value-type="date" office:date-value="2022-01-04" calcext:value-type="date">
            <text:p>04-01 0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2]=23/24;[.A2]+1;[.A2])" office:value-type="date" office:date-value="2022-01-04" calcext:value-type="date">
            <text:p>2022-01-04</text:p>
          </table:table-cell>
          <table:table-cell table:style-name="ce3" table:formula="of:=IF([.B2]=23/24;0;[.C2])" office:value-type="time" office:time-value="PT01H00M00S" calcext:value-type="time">
            <text:p>1:00</text:p>
          </table:table-cell>
          <table:table-cell table:style-name="ce3" table:formula="of:=[.B3]+1/24" office:value-type="time" office:time-value="PT02H00M00S" calcext:value-type="time">
            <text:p>2:00</text:p>
          </table:table-cell>
          <table:table-cell table:style-name="ce11" table:formula="of:=[.A3]+[.B3]" office:value-type="date" office:date-value="2022-01-04T01:00:00" calcext:value-type="date">
            <text:p>04-01 1:00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3]=23/24;[.A3]+1;[.A3])" office:value-type="date" office:date-value="2022-01-04" calcext:value-type="date">
            <text:p>2022-01-04</text:p>
          </table:table-cell>
          <table:table-cell table:style-name="ce3" table:formula="of:=IF([.B3]=23/24;0;[.C3])" office:value-type="time" office:time-value="PT02H00M00S" calcext:value-type="time">
            <text:p>2:00</text:p>
          </table:table-cell>
          <table:table-cell table:style-name="ce3" table:formula="of:=[.B4]+1/24" office:value-type="time" office:time-value="PT03H00M00S" calcext:value-type="time">
            <text:p>3:00</text:p>
          </table:table-cell>
          <table:table-cell table:style-name="ce11" table:formula="of:=[.A4]+[.B4]" office:value-type="date" office:date-value="2022-01-04T02:00:00" calcext:value-type="date">
            <text:p>04-01 2:00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4]=23/24;[.A4]+1;[.A4])" office:value-type="date" office:date-value="2022-01-04" calcext:value-type="date">
            <text:p>2022-01-04</text:p>
          </table:table-cell>
          <table:table-cell table:style-name="ce3" table:formula="of:=IF([.B4]=23/24;0;[.C4])" office:value-type="time" office:time-value="PT03H00M00S" calcext:value-type="time">
            <text:p>3:00</text:p>
          </table:table-cell>
          <table:table-cell table:style-name="ce3" table:formula="of:=[.B5]+1/24" office:value-type="time" office:time-value="PT04H00M00S" calcext:value-type="time">
            <text:p>4:00</text:p>
          </table:table-cell>
          <table:table-cell table:style-name="ce11" table:formula="of:=[.A5]+[.B5]" office:value-type="date" office:date-value="2022-01-04T03:00:00" calcext:value-type="date">
            <text:p>04-01 3:00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5]=23/24;[.A5]+1;[.A5])" office:value-type="date" office:date-value="2022-01-04" calcext:value-type="date">
            <text:p>2022-01-04</text:p>
          </table:table-cell>
          <table:table-cell table:style-name="ce3" table:formula="of:=IF([.B5]=23/24;0;[.C5])" office:value-type="time" office:time-value="PT04H00M00S" calcext:value-type="time">
            <text:p>4:00</text:p>
          </table:table-cell>
          <table:table-cell table:style-name="ce3" table:formula="of:=[.B6]+1/24" office:value-type="time" office:time-value="PT05H00M00S" calcext:value-type="time">
            <text:p>5:00</text:p>
          </table:table-cell>
          <table:table-cell table:style-name="ce11" table:formula="of:=[.A6]+[.B6]" office:value-type="date" office:date-value="2022-01-04T04:00:00" calcext:value-type="date">
            <text:p>04-01 4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6]=23/24;[.A6]+1;[.A6])" office:value-type="date" office:date-value="2022-01-04" calcext:value-type="date">
            <text:p>2022-01-04</text:p>
          </table:table-cell>
          <table:table-cell table:style-name="ce3" table:formula="of:=IF([.B6]=23/24;0;[.C6])" office:value-type="time" office:time-value="PT05H00M00S" calcext:value-type="time">
            <text:p>5:00</text:p>
          </table:table-cell>
          <table:table-cell table:style-name="ce3" table:formula="of:=[.B7]+1/24" office:value-type="time" office:time-value="PT06H00M00S" calcext:value-type="time">
            <text:p>6:00</text:p>
          </table:table-cell>
          <table:table-cell table:style-name="ce11" table:formula="of:=[.A7]+[.B7]" office:value-type="date" office:date-value="2022-01-04T05:00:00" calcext:value-type="date">
            <text:p>04-01 5:00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7]=23/24;[.A7]+1;[.A7])" office:value-type="date" office:date-value="2022-01-04" calcext:value-type="date">
            <text:p>2022-01-04</text:p>
          </table:table-cell>
          <table:table-cell table:style-name="ce3" table:formula="of:=IF([.B7]=23/24;0;[.C7])" office:value-type="time" office:time-value="PT06H00M00S" calcext:value-type="time">
            <text:p>6:00</text:p>
          </table:table-cell>
          <table:table-cell table:style-name="ce3" table:formula="of:=[.B8]+1/24" office:value-type="time" office:time-value="PT07H00M00S" calcext:value-type="time">
            <text:p>7:00</text:p>
          </table:table-cell>
          <table:table-cell table:style-name="ce11" table:formula="of:=[.A8]+[.B8]" office:value-type="date" office:date-value="2022-01-04T06:00:00" calcext:value-type="date">
            <text:p>04-01 6:00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8]=23/24;[.A8]+1;[.A8])" office:value-type="date" office:date-value="2022-01-04" calcext:value-type="date">
            <text:p>2022-01-04</text:p>
          </table:table-cell>
          <table:table-cell table:style-name="ce3" table:formula="of:=IF([.B8]=23/24;0;[.C8])" office:value-type="time" office:time-value="PT07H00M00S" calcext:value-type="time">
            <text:p>7:00</text:p>
          </table:table-cell>
          <table:table-cell table:style-name="ce3" table:formula="of:=[.B9]+1/24" office:value-type="time" office:time-value="PT08H00M00S" calcext:value-type="time">
            <text:p>8:00</text:p>
          </table:table-cell>
          <table:table-cell table:style-name="ce11" table:formula="of:=[.A9]+[.B9]" office:value-type="date" office:date-value="2022-01-04T07:00:00" calcext:value-type="date">
            <text:p>04-01 7:00</text:p>
          </table:table-cell>
          <table:table-cell office:value-type="float" office:value="1.089" calcext:value-type="float">
            <text:p>1.089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9]=23/24;[.A9]+1;[.A9])" office:value-type="date" office:date-value="2022-01-04" calcext:value-type="date">
            <text:p>2022-01-04</text:p>
          </table:table-cell>
          <table:table-cell table:style-name="ce3" table:formula="of:=IF([.B9]=23/24;0;[.C9])" office:value-type="time" office:time-value="PT08H00M00S" calcext:value-type="time">
            <text:p>8:00</text:p>
          </table:table-cell>
          <table:table-cell table:style-name="ce3" table:formula="of:=[.B10]+1/24" office:value-type="time" office:time-value="PT09H00M00S" calcext:value-type="time">
            <text:p>9:00</text:p>
          </table:table-cell>
          <table:table-cell table:style-name="ce11" table:formula="of:=[.A10]+[.B10]" office:value-type="date" office:date-value="2022-01-04T08:00:00" calcext:value-type="date">
            <text:p>04-01 8: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0]=23/24;[.A10]+1;[.A10])" office:value-type="date" office:date-value="2022-01-04" calcext:value-type="date">
            <text:p>2022-01-04</text:p>
          </table:table-cell>
          <table:table-cell table:style-name="ce3" table:formula="of:=IF([.B10]=23/24;0;[.C10])" office:value-type="time" office:time-value="PT09H00M00S" calcext:value-type="time">
            <text:p>9:00</text:p>
          </table:table-cell>
          <table:table-cell table:style-name="ce3" table:formula="of:=[.B11]+1/24" office:value-type="time" office:time-value="PT10H00M00S" calcext:value-type="time">
            <text:p>10:00</text:p>
          </table:table-cell>
          <table:table-cell table:style-name="ce11" table:formula="of:=[.A11]+[.B11]" office:value-type="date" office:date-value="2022-01-04T09:00:00" calcext:value-type="date">
            <text:p>04-01 9:00</text:p>
          </table:table-cell>
          <table:table-cell office:value-type="float" office:value="0.983" calcext:value-type="float">
            <text:p>0.983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1]=23/24;[.A11]+1;[.A11])" office:value-type="date" office:date-value="2022-01-04" calcext:value-type="date">
            <text:p>2022-01-04</text:p>
          </table:table-cell>
          <table:table-cell table:style-name="ce3" table:formula="of:=IF([.B11]=23/24;0;[.C11])" office:value-type="time" office:time-value="PT10H00M00S" calcext:value-type="time">
            <text:p>10:00</text:p>
          </table:table-cell>
          <table:table-cell table:style-name="ce3" table:formula="of:=[.B12]+1/24" office:value-type="time" office:time-value="PT11H00M00S" calcext:value-type="time">
            <text:p>11:00</text:p>
          </table:table-cell>
          <table:table-cell table:style-name="ce11" table:formula="of:=[.A12]+[.B12]" office:value-type="date" office:date-value="2022-01-04T10:00:00" calcext:value-type="date">
            <text:p>04-01 10:00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2]=23/24;[.A12]+1;[.A12])" office:value-type="date" office:date-value="2022-01-04" calcext:value-type="date">
            <text:p>2022-01-04</text:p>
          </table:table-cell>
          <table:table-cell table:style-name="ce3" table:formula="of:=IF([.B12]=23/24;0;[.C12])" office:value-type="time" office:time-value="PT11H00M00S" calcext:value-type="time">
            <text:p>11:00</text:p>
          </table:table-cell>
          <table:table-cell table:style-name="ce3" table:formula="of:=[.B13]+1/24" office:value-type="time" office:time-value="PT12H00M00S" calcext:value-type="time">
            <text:p>12:00</text:p>
          </table:table-cell>
          <table:table-cell table:style-name="ce11" table:formula="of:=[.A13]+[.B13]" office:value-type="date" office:date-value="2022-01-04T11:00:00" calcext:value-type="date">
            <text:p>04-01 11:00</text:p>
          </table:table-cell>
          <table:table-cell office:value-type="float" office:value="0.663" calcext:value-type="float">
            <text:p>0.663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formula="of:=IF([.B13]=23/24;[.A13]+1;[.A13])" office:value-type="date" office:date-value="2022-01-04" calcext:value-type="date">
            <text:p>2022-01-04</text:p>
          </table:table-cell>
          <table:table-cell table:style-name="ce3" table:formula="of:=IF([.B13]=23/24;0;[.C13])" office:value-type="time" office:time-value="PT12H00M00S" calcext:value-type="time">
            <text:p>12:00</text:p>
          </table:table-cell>
          <table:table-cell table:style-name="ce3" table:formula="of:=[.B14]+1/24" office:value-type="time" office:time-value="PT13H00M00S" calcext:value-type="time">
            <text:p>13:00</text:p>
          </table:table-cell>
          <table:table-cell table:style-name="ce11" table:formula="of:=[.A14]+[.B14]" office:value-type="date" office:date-value="2022-01-04T12:00:00" calcext:value-type="date">
            <text:p>04-01 1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4]=23/24;[.A14]+1;[.A14])" office:value-type="date" office:date-value="2022-01-04" calcext:value-type="date">
            <text:p>2022-01-04</text:p>
          </table:table-cell>
          <table:table-cell table:style-name="ce3" table:formula="of:=IF([.B14]=23/24;0;[.C14])" office:value-type="time" office:time-value="PT13H00M00S" calcext:value-type="time">
            <text:p>13:00</text:p>
          </table:table-cell>
          <table:table-cell table:style-name="ce3" table:formula="of:=[.B15]+1/24" office:value-type="time" office:time-value="PT14H00M00S" calcext:value-type="time">
            <text:p>14:00</text:p>
          </table:table-cell>
          <table:table-cell table:style-name="ce11" table:formula="of:=[.A15]+[.B15]" office:value-type="date" office:date-value="2022-01-04T13:00:00" calcext:value-type="date">
            <text:p>04-01 13:00</text:p>
          </table:table-cell>
          <table:table-cell office:value-type="float" office:value="0.058" calcext:value-type="float">
            <text:p>0.058</text:p>
          </table:table-cell>
          <table:table-cell table:number-columns-repeated="1019"/>
        </table:table-row>
        <table:table-row table:style-name="ro1">
          <table:table-cell table:formula="of:=IF([.B15]=23/24;[.A15]+1;[.A15])" office:value-type="date" office:date-value="2022-01-04" calcext:value-type="date">
            <text:p>2022-01-04</text:p>
          </table:table-cell>
          <table:table-cell table:style-name="ce3" table:formula="of:=IF([.B15]=23/24;0;[.C15])" office:value-type="time" office:time-value="PT14H00M00S" calcext:value-type="time">
            <text:p>14:00</text:p>
          </table:table-cell>
          <table:table-cell table:style-name="ce3" table:formula="of:=[.B16]+1/24" office:value-type="time" office:time-value="PT15H00M00S" calcext:value-type="time">
            <text:p>15:00</text:p>
          </table:table-cell>
          <table:table-cell table:style-name="ce11" table:formula="of:=[.A16]+[.B16]" office:value-type="date" office:date-value="2022-01-04T14:00:00" calcext:value-type="date">
            <text:p>04-01 14:00</text:p>
          </table:table-cell>
          <table:table-cell office:value-type="float" office:value="0.039" calcext:value-type="float">
            <text:p>0.039</text:p>
          </table:table-cell>
          <table:table-cell table:number-columns-repeated="1019"/>
        </table:table-row>
        <table:table-row table:style-name="ro1">
          <table:table-cell table:formula="of:=IF([.B16]=23/24;[.A16]+1;[.A16])" office:value-type="date" office:date-value="2022-01-04" calcext:value-type="date">
            <text:p>2022-01-04</text:p>
          </table:table-cell>
          <table:table-cell table:style-name="ce3" table:formula="of:=IF([.B16]=23/24;0;[.C16])" office:value-type="time" office:time-value="PT15H00M00S" calcext:value-type="time">
            <text:p>15:00</text:p>
          </table:table-cell>
          <table:table-cell table:style-name="ce3" table:formula="of:=[.B17]+1/24" office:value-type="time" office:time-value="PT16H00M00S" calcext:value-type="time">
            <text:p>16:00</text:p>
          </table:table-cell>
          <table:table-cell table:style-name="ce11" table:formula="of:=[.A17]+[.B17]" office:value-type="date" office:date-value="2022-01-04T15:00:00" calcext:value-type="date">
            <text:p>04-01 15:00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table:formula="of:=IF([.B17]=23/24;[.A17]+1;[.A17])" office:value-type="date" office:date-value="2022-01-04" calcext:value-type="date">
            <text:p>2022-01-04</text:p>
          </table:table-cell>
          <table:table-cell table:style-name="ce3" table:formula="of:=IF([.B17]=23/24;0;[.C17])" office:value-type="time" office:time-value="PT16H00M00S" calcext:value-type="time">
            <text:p>16:00</text:p>
          </table:table-cell>
          <table:table-cell table:style-name="ce3" table:formula="of:=[.B18]+1/24" office:value-type="time" office:time-value="PT17H00M00S" calcext:value-type="time">
            <text:p>17:00</text:p>
          </table:table-cell>
          <table:table-cell table:style-name="ce11" table:formula="of:=[.A18]+[.B18]" office:value-type="date" office:date-value="2022-01-04T16:00:00" calcext:value-type="date">
            <text:p>04-01 16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18]=23/24;[.A18]+1;[.A18])" office:value-type="date" office:date-value="2022-01-04" calcext:value-type="date">
            <text:p>2022-01-04</text:p>
          </table:table-cell>
          <table:table-cell table:style-name="ce3" table:formula="of:=IF([.B18]=23/24;0;[.C18])" office:value-type="time" office:time-value="PT17H00M00S" calcext:value-type="time">
            <text:p>17:00</text:p>
          </table:table-cell>
          <table:table-cell table:style-name="ce3" table:formula="of:=[.B19]+1/24" office:value-type="time" office:time-value="PT18H00M00S" calcext:value-type="time">
            <text:p>18:00</text:p>
          </table:table-cell>
          <table:table-cell table:style-name="ce11" table:formula="of:=[.A19]+[.B19]" office:value-type="date" office:date-value="2022-01-04T17:00:00" calcext:value-type="date">
            <text:p>04-01 17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19]=23/24;[.A19]+1;[.A19])" office:value-type="date" office:date-value="2022-01-04" calcext:value-type="date">
            <text:p>2022-01-04</text:p>
          </table:table-cell>
          <table:table-cell table:style-name="ce3" table:formula="of:=IF([.B19]=23/24;0;[.C19])" office:value-type="time" office:time-value="PT18H00M00S" calcext:value-type="time">
            <text:p>18:00</text:p>
          </table:table-cell>
          <table:table-cell table:style-name="ce3" table:formula="of:=[.B20]+1/24" office:value-type="time" office:time-value="PT19H00M00S" calcext:value-type="time">
            <text:p>19:00</text:p>
          </table:table-cell>
          <table:table-cell table:style-name="ce11" table:formula="of:=[.A20]+[.B20]" office:value-type="date" office:date-value="2022-01-04T18:00:00" calcext:value-type="date">
            <text:p>04-01 18:00</text:p>
          </table:table-cell>
          <table:table-cell office:value-type="float" office:value="0.004" calcext:value-type="float">
            <text:p>0.004</text:p>
          </table:table-cell>
          <table:table-cell table:number-columns-repeated="1019"/>
        </table:table-row>
        <table:table-row table:style-name="ro1">
          <table:table-cell table:formula="of:=IF([.B20]=23/24;[.A20]+1;[.A20])" office:value-type="date" office:date-value="2022-01-04" calcext:value-type="date">
            <text:p>2022-01-04</text:p>
          </table:table-cell>
          <table:table-cell table:style-name="ce3" table:formula="of:=IF([.B20]=23/24;0;[.C20])" office:value-type="time" office:time-value="PT19H00M00S" calcext:value-type="time">
            <text:p>19:00</text:p>
          </table:table-cell>
          <table:table-cell table:style-name="ce3" table:formula="of:=[.B21]+1/24" office:value-type="time" office:time-value="PT20H00M00S" calcext:value-type="time">
            <text:p>20:00</text:p>
          </table:table-cell>
          <table:table-cell table:style-name="ce11" table:formula="of:=[.A21]+[.B21]" office:value-type="date" office:date-value="2022-01-04T19:00:00" calcext:value-type="date">
            <text:p>04-01 19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21]=23/24;[.A21]+1;[.A21])" office:value-type="date" office:date-value="2022-01-04" calcext:value-type="date">
            <text:p>2022-01-04</text:p>
          </table:table-cell>
          <table:table-cell table:style-name="ce3" table:formula="of:=IF([.B21]=23/24;0;[.C21])" office:value-type="time" office:time-value="PT20H00M00S" calcext:value-type="time">
            <text:p>20:00</text:p>
          </table:table-cell>
          <table:table-cell table:style-name="ce3" table:formula="of:=[.B22]+1/24" office:value-type="time" office:time-value="PT21H00M00S" calcext:value-type="time">
            <text:p>21:00</text:p>
          </table:table-cell>
          <table:table-cell table:style-name="ce11" table:formula="of:=[.A22]+[.B22]" office:value-type="date" office:date-value="2022-01-04T20:00:00" calcext:value-type="date">
            <text:p>04-01 20:00</text:p>
          </table:table-cell>
          <table:table-cell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formula="of:=IF([.B22]=23/24;[.A22]+1;[.A22])" office:value-type="date" office:date-value="2022-01-04" calcext:value-type="date">
            <text:p>2022-01-04</text:p>
          </table:table-cell>
          <table:table-cell table:style-name="ce3" table:formula="of:=IF([.B22]=23/24;0;[.C22])" office:value-type="time" office:time-value="PT21H00M00S" calcext:value-type="time">
            <text:p>21:00</text:p>
          </table:table-cell>
          <table:table-cell table:style-name="ce3" table:formula="of:=[.B23]+1/24" office:value-type="time" office:time-value="PT22H00M00S" calcext:value-type="time">
            <text:p>22:00</text:p>
          </table:table-cell>
          <table:table-cell table:style-name="ce11" table:formula="of:=[.A23]+[.B23]" office:value-type="date" office:date-value="2022-01-04T21:00:00" calcext:value-type="date">
            <text:p>04-01 21:00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formula="of:=IF([.B23]=23/24;[.A23]+1;[.A23])" office:value-type="date" office:date-value="2022-01-04" calcext:value-type="date">
            <text:p>2022-01-04</text:p>
          </table:table-cell>
          <table:table-cell table:style-name="ce3" table:formula="of:=IF([.B23]=23/24;0;[.C23])" office:value-type="time" office:time-value="PT22H00M00S" calcext:value-type="time">
            <text:p>22:00</text:p>
          </table:table-cell>
          <table:table-cell table:style-name="ce3" table:formula="of:=[.B24]+1/24" office:value-type="time" office:time-value="PT23H00M00S" calcext:value-type="time">
            <text:p>23:00</text:p>
          </table:table-cell>
          <table:table-cell table:style-name="ce11" table:formula="of:=[.A24]+[.B24]" office:value-type="date" office:date-value="2022-01-04T22:00:00" calcext:value-type="date">
            <text:p>04-01 22:00</text:p>
          </table:table-cell>
          <table:table-cell office:value-type="float" office:value="0.002" calcext:value-type="float">
            <text:p>0.002</text:p>
          </table:table-cell>
          <table:table-cell table:number-columns-repeated="1019"/>
        </table:table-row>
        <table:table-row table:style-name="ro1">
          <table:table-cell table:formula="of:=IF([.B24]=23/24;[.A24]+1;[.A24])" office:value-type="date" office:date-value="2022-01-04" calcext:value-type="date">
            <text:p>2022-01-04</text:p>
          </table:table-cell>
          <table:table-cell table:style-name="ce3" table:formula="of:=IF([.B24]=23/24;0;[.C24])" office:value-type="time" office:time-value="PT23H00M00S" calcext:value-type="time">
            <text:p>23:00</text:p>
          </table:table-cell>
          <table:table-cell table:style-name="ce3" table:formula="of:=[.B25]+1/24" office:value-type="time" office:time-value="PT24H00M00S" calcext:value-type="time">
            <text:p>0:00</text:p>
          </table:table-cell>
          <table:table-cell table:style-name="ce11" table:formula="of:=[.A25]+[.B25]" office:value-type="date" office:date-value="2022-01-04T23:00:00" calcext:value-type="date">
            <text:p>04-01 2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25]=23/24;[.A25]+1;[.A25])" office:value-type="date" office:date-value="2022-01-05" calcext:value-type="date">
            <text:p>2022-01-05</text:p>
          </table:table-cell>
          <table:table-cell table:style-name="ce3" table:formula="of:=IF([.B25]=23/24;0;[.C25])" office:value-type="time" office:time-value="PT00H00M00S" calcext:value-type="time">
            <text:p>0:00</text:p>
          </table:table-cell>
          <table:table-cell table:style-name="ce3" table:formula="of:=[.B26]+1/24" office:value-type="time" office:time-value="PT01H00M00S" calcext:value-type="time">
            <text:p>1:00</text:p>
          </table:table-cell>
          <table:table-cell table:style-name="ce11" table:formula="of:=[.A26]+[.B26]" office:value-type="date" office:date-value="2022-01-05" calcext:value-type="date">
            <text:p>05-01 0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26]=23/24;[.A26]+1;[.A26])" office:value-type="date" office:date-value="2022-01-05" calcext:value-type="date">
            <text:p>2022-01-05</text:p>
          </table:table-cell>
          <table:table-cell table:style-name="ce3" table:formula="of:=IF([.B26]=23/24;0;[.C26])" office:value-type="time" office:time-value="PT01H00M00S" calcext:value-type="time">
            <text:p>1:00</text:p>
          </table:table-cell>
          <table:table-cell table:style-name="ce3" table:formula="of:=[.B27]+1/24" office:value-type="time" office:time-value="PT02H00M00S" calcext:value-type="time">
            <text:p>2:00</text:p>
          </table:table-cell>
          <table:table-cell table:style-name="ce11" table:formula="of:=[.A27]+[.B27]" office:value-type="date" office:date-value="2022-01-05T01:00:00" calcext:value-type="date">
            <text:p>05-01 1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27]=23/24;[.A27]+1;[.A27])" office:value-type="date" office:date-value="2022-01-05" calcext:value-type="date">
            <text:p>2022-01-05</text:p>
          </table:table-cell>
          <table:table-cell table:style-name="ce3" table:formula="of:=IF([.B27]=23/24;0;[.C27])" office:value-type="time" office:time-value="PT02H00M00S" calcext:value-type="time">
            <text:p>2:00</text:p>
          </table:table-cell>
          <table:table-cell table:style-name="ce3" table:formula="of:=[.B28]+1/24" office:value-type="time" office:time-value="PT03H00M00S" calcext:value-type="time">
            <text:p>3:00</text:p>
          </table:table-cell>
          <table:table-cell table:style-name="ce11" table:formula="of:=[.A28]+[.B28]" office:value-type="date" office:date-value="2022-01-05T02:00:00" calcext:value-type="date">
            <text:p>05-01 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28]=23/24;[.A28]+1;[.A28])" office:value-type="date" office:date-value="2022-01-05" calcext:value-type="date">
            <text:p>2022-01-05</text:p>
          </table:table-cell>
          <table:table-cell table:style-name="ce3" table:formula="of:=IF([.B28]=23/24;0;[.C28])" office:value-type="time" office:time-value="PT03H00M00S" calcext:value-type="time">
            <text:p>3:00</text:p>
          </table:table-cell>
          <table:table-cell table:style-name="ce3" table:formula="of:=[.B29]+1/24" office:value-type="time" office:time-value="PT04H00M00S" calcext:value-type="time">
            <text:p>4:00</text:p>
          </table:table-cell>
          <table:table-cell table:style-name="ce11" table:formula="of:=[.A29]+[.B29]" office:value-type="date" office:date-value="2022-01-05T03:00:00" calcext:value-type="date">
            <text:p>05-01 3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29]=23/24;[.A29]+1;[.A29])" office:value-type="date" office:date-value="2022-01-05" calcext:value-type="date">
            <text:p>2022-01-05</text:p>
          </table:table-cell>
          <table:table-cell table:style-name="ce3" table:formula="of:=IF([.B29]=23/24;0;[.C29])" office:value-type="time" office:time-value="PT04H00M00S" calcext:value-type="time">
            <text:p>4:00</text:p>
          </table:table-cell>
          <table:table-cell table:style-name="ce3" table:formula="of:=[.B30]+1/24" office:value-type="time" office:time-value="PT05H00M00S" calcext:value-type="time">
            <text:p>5:00</text:p>
          </table:table-cell>
          <table:table-cell table:style-name="ce11" table:formula="of:=[.A30]+[.B30]" office:value-type="date" office:date-value="2022-01-05T04:00:00" calcext:value-type="date">
            <text:p>05-01 4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30]=23/24;[.A30]+1;[.A30])" office:value-type="date" office:date-value="2022-01-05" calcext:value-type="date">
            <text:p>2022-01-05</text:p>
          </table:table-cell>
          <table:table-cell table:style-name="ce3" table:formula="of:=IF([.B30]=23/24;0;[.C30])" office:value-type="time" office:time-value="PT05H00M00S" calcext:value-type="time">
            <text:p>5:00</text:p>
          </table:table-cell>
          <table:table-cell table:style-name="ce3" table:formula="of:=[.B31]+1/24" office:value-type="time" office:time-value="PT06H00M00S" calcext:value-type="time">
            <text:p>6:00</text:p>
          </table:table-cell>
          <table:table-cell table:style-name="ce11" table:formula="of:=[.A31]+[.B31]" office:value-type="date" office:date-value="2022-01-05T05:00:00" calcext:value-type="date">
            <text:p>05-01 5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31]=23/24;[.A31]+1;[.A31])" office:value-type="date" office:date-value="2022-01-05" calcext:value-type="date">
            <text:p>2022-01-05</text:p>
          </table:table-cell>
          <table:table-cell table:style-name="ce3" table:formula="of:=IF([.B31]=23/24;0;[.C31])" office:value-type="time" office:time-value="PT06H00M00S" calcext:value-type="time">
            <text:p>6:00</text:p>
          </table:table-cell>
          <table:table-cell table:style-name="ce3" table:formula="of:=[.B32]+1/24" office:value-type="time" office:time-value="PT07H00M00S" calcext:value-type="time">
            <text:p>7:00</text:p>
          </table:table-cell>
          <table:table-cell table:style-name="ce11" table:formula="of:=[.A32]+[.B32]" office:value-type="date" office:date-value="2022-01-05T06:00:00" calcext:value-type="date">
            <text:p>05-01 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32]=23/24;[.A32]+1;[.A32])" office:value-type="date" office:date-value="2022-01-05" calcext:value-type="date">
            <text:p>2022-01-05</text:p>
          </table:table-cell>
          <table:table-cell table:style-name="ce3" table:formula="of:=IF([.B32]=23/24;0;[.C32])" office:value-type="time" office:time-value="PT07H00M00S" calcext:value-type="time">
            <text:p>7:00</text:p>
          </table:table-cell>
          <table:table-cell table:style-name="ce3" table:formula="of:=[.B33]+1/24" office:value-type="time" office:time-value="PT08H00M00S" calcext:value-type="time">
            <text:p>8:00</text:p>
          </table:table-cell>
          <table:table-cell table:style-name="ce11" table:formula="of:=[.A33]+[.B33]" office:value-type="date" office:date-value="2022-01-05T07:00:00" calcext:value-type="date">
            <text:p>05-01 7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33]=23/24;[.A33]+1;[.A33])" office:value-type="date" office:date-value="2022-01-05" calcext:value-type="date">
            <text:p>2022-01-05</text:p>
          </table:table-cell>
          <table:table-cell table:style-name="ce3" table:formula="of:=IF([.B33]=23/24;0;[.C33])" office:value-type="time" office:time-value="PT08H00M00S" calcext:value-type="time">
            <text:p>8:00</text:p>
          </table:table-cell>
          <table:table-cell table:style-name="ce3" table:formula="of:=[.B34]+1/24" office:value-type="time" office:time-value="PT09H00M00S" calcext:value-type="time">
            <text:p>9:00</text:p>
          </table:table-cell>
          <table:table-cell table:style-name="ce11" table:formula="of:=[.A34]+[.B34]" office:value-type="date" office:date-value="2022-01-05T08:00:00" calcext:value-type="date">
            <text:p>05-01 8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34]=23/24;[.A34]+1;[.A34])" office:value-type="date" office:date-value="2022-01-05" calcext:value-type="date">
            <text:p>2022-01-05</text:p>
          </table:table-cell>
          <table:table-cell table:style-name="ce3" table:formula="of:=IF([.B34]=23/24;0;[.C34])" office:value-type="time" office:time-value="PT09H00M00S" calcext:value-type="time">
            <text:p>9:00</text:p>
          </table:table-cell>
          <table:table-cell table:style-name="ce3" table:formula="of:=[.B35]+1/24" office:value-type="time" office:time-value="PT10H00M00S" calcext:value-type="time">
            <text:p>10:00</text:p>
          </table:table-cell>
          <table:table-cell table:style-name="ce11" table:formula="of:=[.A35]+[.B35]" office:value-type="date" office:date-value="2022-01-05T09:00:00" calcext:value-type="date">
            <text:p>05-01 9:00</text:p>
          </table:table-cell>
          <table:table-cell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formula="of:=IF([.B35]=23/24;[.A35]+1;[.A35])" office:value-type="date" office:date-value="2022-01-05" calcext:value-type="date">
            <text:p>2022-01-05</text:p>
          </table:table-cell>
          <table:table-cell table:style-name="ce3" table:formula="of:=IF([.B35]=23/24;0;[.C35])" office:value-type="time" office:time-value="PT10H00M00S" calcext:value-type="time">
            <text:p>10:00</text:p>
          </table:table-cell>
          <table:table-cell table:style-name="ce3" table:formula="of:=[.B36]+1/24" office:value-type="time" office:time-value="PT11H00M00S" calcext:value-type="time">
            <text:p>11:00</text:p>
          </table:table-cell>
          <table:table-cell table:style-name="ce11" table:formula="of:=[.A36]+[.B36]" office:value-type="date" office:date-value="2022-01-05T10:00:00" calcext:value-type="date">
            <text:p>05-01 10:00</text:p>
          </table:table-cell>
          <table:table-cell office:value-type="float" office:value="1.106" calcext:value-type="float">
            <text:p>1.106</text:p>
          </table:table-cell>
          <table:table-cell table:number-columns-repeated="1019"/>
        </table:table-row>
        <table:table-row table:style-name="ro1">
          <table:table-cell table:formula="of:=IF([.B36]=23/24;[.A36]+1;[.A36])" office:value-type="date" office:date-value="2022-01-05" calcext:value-type="date">
            <text:p>2022-01-05</text:p>
          </table:table-cell>
          <table:table-cell table:style-name="ce3" table:formula="of:=IF([.B36]=23/24;0;[.C36])" office:value-type="time" office:time-value="PT11H00M00S" calcext:value-type="time">
            <text:p>11:00</text:p>
          </table:table-cell>
          <table:table-cell table:style-name="ce3" table:formula="of:=[.B37]+1/24" office:value-type="time" office:time-value="PT12H00M00S" calcext:value-type="time">
            <text:p>12:00</text:p>
          </table:table-cell>
          <table:table-cell table:style-name="ce11" table:formula="of:=[.A37]+[.B37]" office:value-type="date" office:date-value="2022-01-05T11:00:00" calcext:value-type="date">
            <text:p>05-01 11:00</text:p>
          </table:table-cell>
          <table:table-cell office:value-type="float" office:value="1.172" calcext:value-type="float">
            <text:p>1.172</text:p>
          </table:table-cell>
          <table:table-cell table:number-columns-repeated="1019"/>
        </table:table-row>
        <table:table-row table:style-name="ro1">
          <table:table-cell table:formula="of:=IF([.B37]=23/24;[.A37]+1;[.A37])" office:value-type="date" office:date-value="2022-01-05" calcext:value-type="date">
            <text:p>2022-01-05</text:p>
          </table:table-cell>
          <table:table-cell table:style-name="ce3" table:formula="of:=IF([.B37]=23/24;0;[.C37])" office:value-type="time" office:time-value="PT12H00M00S" calcext:value-type="time">
            <text:p>12:00</text:p>
          </table:table-cell>
          <table:table-cell table:style-name="ce3" table:formula="of:=[.B38]+1/24" office:value-type="time" office:time-value="PT13H00M00S" calcext:value-type="time">
            <text:p>13:00</text:p>
          </table:table-cell>
          <table:table-cell table:style-name="ce11" table:formula="of:=[.A38]+[.B38]" office:value-type="date" office:date-value="2022-01-05T12:00:00" calcext:value-type="date">
            <text:p>05-01 12:00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formula="of:=IF([.B38]=23/24;[.A38]+1;[.A38])" office:value-type="date" office:date-value="2022-01-05" calcext:value-type="date">
            <text:p>2022-01-05</text:p>
          </table:table-cell>
          <table:table-cell table:style-name="ce3" table:formula="of:=IF([.B38]=23/24;0;[.C38])" office:value-type="time" office:time-value="PT13H00M00S" calcext:value-type="time">
            <text:p>13:00</text:p>
          </table:table-cell>
          <table:table-cell table:style-name="ce3" table:formula="of:=[.B39]+1/24" office:value-type="time" office:time-value="PT14H00M00S" calcext:value-type="time">
            <text:p>14:00</text:p>
          </table:table-cell>
          <table:table-cell table:style-name="ce11" table:formula="of:=[.A39]+[.B39]" office:value-type="date" office:date-value="2022-01-05T13:00:00" calcext:value-type="date">
            <text:p>05-01 13:00</text:p>
          </table:table-cell>
          <table:table-cell office:value-type="float" office:value="0.802" calcext:value-type="float">
            <text:p>0.802</text:p>
          </table:table-cell>
          <table:table-cell table:number-columns-repeated="1019"/>
        </table:table-row>
        <table:table-row table:style-name="ro1">
          <table:table-cell table:formula="of:=IF([.B39]=23/24;[.A39]+1;[.A39])" office:value-type="date" office:date-value="2022-01-05" calcext:value-type="date">
            <text:p>2022-01-05</text:p>
          </table:table-cell>
          <table:table-cell table:style-name="ce3" table:formula="of:=IF([.B39]=23/24;0;[.C39])" office:value-type="time" office:time-value="PT14H00M00S" calcext:value-type="time">
            <text:p>14:00</text:p>
          </table:table-cell>
          <table:table-cell table:style-name="ce3" table:formula="of:=[.B40]+1/24" office:value-type="time" office:time-value="PT15H00M00S" calcext:value-type="time">
            <text:p>15:00</text:p>
          </table:table-cell>
          <table:table-cell table:style-name="ce11" table:formula="of:=[.A40]+[.B40]" office:value-type="date" office:date-value="2022-01-05T14:00:00" calcext:value-type="date">
            <text:p>05-01 14:00</text:p>
          </table:table-cell>
          <table:table-cell office:value-type="float" office:value="0.586" calcext:value-type="float">
            <text:p>0.586</text:p>
          </table:table-cell>
          <table:table-cell table:number-columns-repeated="1019"/>
        </table:table-row>
        <table:table-row table:style-name="ro1">
          <table:table-cell table:formula="of:=IF([.B40]=23/24;[.A40]+1;[.A40])" office:value-type="date" office:date-value="2022-01-05" calcext:value-type="date">
            <text:p>2022-01-05</text:p>
          </table:table-cell>
          <table:table-cell table:style-name="ce3" table:formula="of:=IF([.B40]=23/24;0;[.C40])" office:value-type="time" office:time-value="PT15H00M00S" calcext:value-type="time">
            <text:p>15:00</text:p>
          </table:table-cell>
          <table:table-cell table:style-name="ce3" table:formula="of:=[.B41]+1/24" office:value-type="time" office:time-value="PT16H00M00S" calcext:value-type="time">
            <text:p>16:00</text:p>
          </table:table-cell>
          <table:table-cell table:style-name="ce11" table:formula="of:=[.A41]+[.B41]" office:value-type="date" office:date-value="2022-01-05T15:00:00" calcext:value-type="date">
            <text:p>05-01 15:00</text:p>
          </table:table-cell>
          <table:table-cell office:value-type="float" office:value="0.532" calcext:value-type="float">
            <text:p>0.532</text:p>
          </table:table-cell>
          <table:table-cell table:number-columns-repeated="1019"/>
        </table:table-row>
        <table:table-row table:style-name="ro1">
          <table:table-cell table:formula="of:=IF([.B41]=23/24;[.A41]+1;[.A41])" office:value-type="date" office:date-value="2022-01-05" calcext:value-type="date">
            <text:p>2022-01-05</text:p>
          </table:table-cell>
          <table:table-cell table:style-name="ce3" table:formula="of:=IF([.B41]=23/24;0;[.C41])" office:value-type="time" office:time-value="PT16H00M00S" calcext:value-type="time">
            <text:p>16:00</text:p>
          </table:table-cell>
          <table:table-cell table:style-name="ce3" table:formula="of:=[.B42]+1/24" office:value-type="time" office:time-value="PT17H00M00S" calcext:value-type="time">
            <text:p>17:00</text:p>
          </table:table-cell>
          <table:table-cell table:style-name="ce11" table:formula="of:=[.A42]+[.B42]" office:value-type="date" office:date-value="2022-01-05T16:00:00" calcext:value-type="date">
            <text:p>05-01 16:00</text:p>
          </table:table-cell>
          <table:table-cell office:value-type="float" office:value="0.492" calcext:value-type="float">
            <text:p>0.492</text:p>
          </table:table-cell>
          <table:table-cell table:number-columns-repeated="1019"/>
        </table:table-row>
        <table:table-row table:style-name="ro1">
          <table:table-cell table:formula="of:=IF([.B42]=23/24;[.A42]+1;[.A42])" office:value-type="date" office:date-value="2022-01-05" calcext:value-type="date">
            <text:p>2022-01-05</text:p>
          </table:table-cell>
          <table:table-cell table:style-name="ce3" table:formula="of:=IF([.B42]=23/24;0;[.C42])" office:value-type="time" office:time-value="PT17H00M00S" calcext:value-type="time">
            <text:p>17:00</text:p>
          </table:table-cell>
          <table:table-cell table:style-name="ce3" table:formula="of:=[.B43]+1/24" office:value-type="time" office:time-value="PT18H00M00S" calcext:value-type="time">
            <text:p>18:00</text:p>
          </table:table-cell>
          <table:table-cell table:style-name="ce11" table:formula="of:=[.A43]+[.B43]" office:value-type="date" office:date-value="2022-01-05T17:00:00" calcext:value-type="date">
            <text:p>05-01 17:00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formula="of:=IF([.B43]=23/24;[.A43]+1;[.A43])" office:value-type="date" office:date-value="2022-01-05" calcext:value-type="date">
            <text:p>2022-01-05</text:p>
          </table:table-cell>
          <table:table-cell table:style-name="ce3" table:formula="of:=IF([.B43]=23/24;0;[.C43])" office:value-type="time" office:time-value="PT18H00M00S" calcext:value-type="time">
            <text:p>18:00</text:p>
          </table:table-cell>
          <table:table-cell table:style-name="ce3" table:formula="of:=[.B44]+1/24" office:value-type="time" office:time-value="PT19H00M00S" calcext:value-type="time">
            <text:p>19:00</text:p>
          </table:table-cell>
          <table:table-cell table:style-name="ce11" table:formula="of:=[.A44]+[.B44]" office:value-type="date" office:date-value="2022-01-05T18:00:00" calcext:value-type="date">
            <text:p>05-01 18:00</text:p>
          </table:table-cell>
          <table:table-cell office:value-type="float" office:value="0.108" calcext:value-type="float">
            <text:p>0.108</text:p>
          </table:table-cell>
          <table:table-cell table:number-columns-repeated="1019"/>
        </table:table-row>
        <table:table-row table:style-name="ro1">
          <table:table-cell table:formula="of:=IF([.B44]=23/24;[.A44]+1;[.A44])" office:value-type="date" office:date-value="2022-01-05" calcext:value-type="date">
            <text:p>2022-01-05</text:p>
          </table:table-cell>
          <table:table-cell table:style-name="ce3" table:formula="of:=IF([.B44]=23/24;0;[.C44])" office:value-type="time" office:time-value="PT19H00M00S" calcext:value-type="time">
            <text:p>19:00</text:p>
          </table:table-cell>
          <table:table-cell table:style-name="ce3" table:formula="of:=[.B45]+1/24" office:value-type="time" office:time-value="PT20H00M00S" calcext:value-type="time">
            <text:p>20:00</text:p>
          </table:table-cell>
          <table:table-cell table:style-name="ce11" table:formula="of:=[.A45]+[.B45]" office:value-type="date" office:date-value="2022-01-05T19:00:00" calcext:value-type="date">
            <text:p>05-01 19:00</text:p>
          </table:table-cell>
          <table:table-cell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formula="of:=IF([.B45]=23/24;[.A45]+1;[.A45])" office:value-type="date" office:date-value="2022-01-05" calcext:value-type="date">
            <text:p>2022-01-05</text:p>
          </table:table-cell>
          <table:table-cell table:style-name="ce3" table:formula="of:=IF([.B45]=23/24;0;[.C45])" office:value-type="time" office:time-value="PT20H00M00S" calcext:value-type="time">
            <text:p>20:00</text:p>
          </table:table-cell>
          <table:table-cell table:style-name="ce3" table:formula="of:=[.B46]+1/24" office:value-type="time" office:time-value="PT21H00M00S" calcext:value-type="time">
            <text:p>21:00</text:p>
          </table:table-cell>
          <table:table-cell table:style-name="ce11" table:formula="of:=[.A46]+[.B46]" office:value-type="date" office:date-value="2022-01-05T20:00:00" calcext:value-type="date">
            <text:p>05-01 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46]=23/24;[.A46]+1;[.A46])" office:value-type="date" office:date-value="2022-01-05" calcext:value-type="date">
            <text:p>2022-01-05</text:p>
          </table:table-cell>
          <table:table-cell table:style-name="ce3" table:formula="of:=IF([.B46]=23/24;0;[.C46])" office:value-type="time" office:time-value="PT21H00M00S" calcext:value-type="time">
            <text:p>21:00</text:p>
          </table:table-cell>
          <table:table-cell table:style-name="ce3" table:formula="of:=[.B47]+1/24" office:value-type="time" office:time-value="PT22H00M00S" calcext:value-type="time">
            <text:p>22:00</text:p>
          </table:table-cell>
          <table:table-cell table:style-name="ce11" table:formula="of:=[.A47]+[.B47]" office:value-type="date" office:date-value="2022-01-05T21:00:00" calcext:value-type="date">
            <text:p>05-01 21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47]=23/24;[.A47]+1;[.A47])" office:value-type="date" office:date-value="2022-01-05" calcext:value-type="date">
            <text:p>2022-01-05</text:p>
          </table:table-cell>
          <table:table-cell table:style-name="ce3" table:formula="of:=IF([.B47]=23/24;0;[.C47])" office:value-type="time" office:time-value="PT22H00M00S" calcext:value-type="time">
            <text:p>22:00</text:p>
          </table:table-cell>
          <table:table-cell table:style-name="ce3" table:formula="of:=[.B48]+1/24" office:value-type="time" office:time-value="PT23H00M00S" calcext:value-type="time">
            <text:p>23:00</text:p>
          </table:table-cell>
          <table:table-cell table:style-name="ce11" table:formula="of:=[.A48]+[.B48]" office:value-type="date" office:date-value="2022-01-05T22:00:00" calcext:value-type="date">
            <text:p>05-01 22:00</text:p>
          </table:table-cell>
          <table:table-cell office:value-type="float" office:value="0.496" calcext:value-type="float">
            <text:p>0.496</text:p>
          </table:table-cell>
          <table:table-cell table:number-columns-repeated="1019"/>
        </table:table-row>
        <table:table-row table:style-name="ro1">
          <table:table-cell table:formula="of:=IF([.B48]=23/24;[.A48]+1;[.A48])" office:value-type="date" office:date-value="2022-01-05" calcext:value-type="date">
            <text:p>2022-01-05</text:p>
          </table:table-cell>
          <table:table-cell table:style-name="ce3" table:formula="of:=IF([.B48]=23/24;0;[.C48])" office:value-type="time" office:time-value="PT23H00M00S" calcext:value-type="time">
            <text:p>23:00</text:p>
          </table:table-cell>
          <table:table-cell table:style-name="ce3" table:formula="of:=[.B49]+1/24" office:value-type="time" office:time-value="PT24H00M00S" calcext:value-type="time">
            <text:p>0:00</text:p>
          </table:table-cell>
          <table:table-cell table:style-name="ce11" table:formula="of:=[.A49]+[.B49]" office:value-type="date" office:date-value="2022-01-05T23:00:00" calcext:value-type="date">
            <text:p>05-01 23:00</text:p>
          </table:table-cell>
          <table:table-cell office:value-type="float" office:value="0.013" calcext:value-type="float">
            <text:p>0.013</text:p>
          </table:table-cell>
          <table:table-cell table:number-columns-repeated="1019"/>
        </table:table-row>
        <table:table-row table:style-name="ro1">
          <table:table-cell table:formula="of:=IF([.B49]=23/24;[.A49]+1;[.A49])" office:value-type="date" office:date-value="2022-01-06" calcext:value-type="date">
            <text:p>2022-01-06</text:p>
          </table:table-cell>
          <table:table-cell table:style-name="ce3" table:formula="of:=IF([.B49]=23/24;0;[.C49])" office:value-type="time" office:time-value="PT00H00M00S" calcext:value-type="time">
            <text:p>0:00</text:p>
          </table:table-cell>
          <table:table-cell table:style-name="ce3" table:formula="of:=[.B50]+1/24" office:value-type="time" office:time-value="PT01H00M00S" calcext:value-type="time">
            <text:p>1:00</text:p>
          </table:table-cell>
          <table:table-cell table:style-name="ce11" table:formula="of:=[.A50]+[.B50]" office:value-type="date" office:date-value="2022-01-06" calcext:value-type="date">
            <text:p>06-01 0:00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table:formula="of:=IF([.B50]=23/24;[.A50]+1;[.A50])" office:value-type="date" office:date-value="2022-01-06" calcext:value-type="date">
            <text:p>2022-01-06</text:p>
          </table:table-cell>
          <table:table-cell table:style-name="ce3" table:formula="of:=IF([.B50]=23/24;0;[.C50])" office:value-type="time" office:time-value="PT01H00M00S" calcext:value-type="time">
            <text:p>1:00</text:p>
          </table:table-cell>
          <table:table-cell table:style-name="ce3" table:formula="of:=[.B51]+1/24" office:value-type="time" office:time-value="PT02H00M00S" calcext:value-type="time">
            <text:p>2:00</text:p>
          </table:table-cell>
          <table:table-cell table:style-name="ce11" table:formula="of:=[.A51]+[.B51]" office:value-type="date" office:date-value="2022-01-06T01:00:00" calcext:value-type="date">
            <text:p>06-01 1:00</text:p>
          </table:table-cell>
          <table:table-cell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 table:formula="of:=IF([.B51]=23/24;[.A51]+1;[.A51])" office:value-type="date" office:date-value="2022-01-06" calcext:value-type="date">
            <text:p>2022-01-06</text:p>
          </table:table-cell>
          <table:table-cell table:style-name="ce3" table:formula="of:=IF([.B51]=23/24;0;[.C51])" office:value-type="time" office:time-value="PT02H00M00S" calcext:value-type="time">
            <text:p>2:00</text:p>
          </table:table-cell>
          <table:table-cell table:style-name="ce3" table:formula="of:=[.B52]+1/24" office:value-type="time" office:time-value="PT03H00M00S" calcext:value-type="time">
            <text:p>3:00</text:p>
          </table:table-cell>
          <table:table-cell table:style-name="ce11" table:formula="of:=[.A52]+[.B52]" office:value-type="date" office:date-value="2022-01-06T02:00:00" calcext:value-type="date">
            <text:p>06-01 2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[.B52]=23/24;[.A52]+1;[.A52])" office:value-type="date" office:date-value="2022-01-06" calcext:value-type="date">
            <text:p>2022-01-06</text:p>
          </table:table-cell>
          <table:table-cell table:style-name="ce3" table:formula="of:=IF([.B52]=23/24;0;[.C52])" office:value-type="time" office:time-value="PT03H00M00S" calcext:value-type="time">
            <text:p>3:00</text:p>
          </table:table-cell>
          <table:table-cell table:style-name="ce3" table:formula="of:=[.B53]+1/24" office:value-type="time" office:time-value="PT04H00M00S" calcext:value-type="time">
            <text:p>4:00</text:p>
          </table:table-cell>
          <table:table-cell table:style-name="ce11" table:formula="of:=[.A53]+[.B53]" office:value-type="date" office:date-value="2022-01-06T03:00:00" calcext:value-type="date">
            <text:p>06-01 3:00</text:p>
          </table:table-cell>
          <table:table-cell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1">
          <table:table-cell table:formula="of:=IF([.B53]=23/24;[.A53]+1;[.A53])" office:value-type="date" office:date-value="2022-01-06" calcext:value-type="date">
            <text:p>2022-01-06</text:p>
          </table:table-cell>
          <table:table-cell table:style-name="ce3" table:formula="of:=IF([.B53]=23/24;0;[.C53])" office:value-type="time" office:time-value="PT04H00M00S" calcext:value-type="time">
            <text:p>4:00</text:p>
          </table:table-cell>
          <table:table-cell table:style-name="ce3" table:formula="of:=[.B54]+1/24" office:value-type="time" office:time-value="PT05H00M00S" calcext:value-type="time">
            <text:p>5:00</text:p>
          </table:table-cell>
          <table:table-cell table:style-name="ce11" table:formula="of:=[.A54]+[.B54]" office:value-type="date" office:date-value="2022-01-06T04:00:00" calcext:value-type="date">
            <text:p>06-01 4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54]=23/24;[.A54]+1;[.A54])" office:value-type="date" office:date-value="2022-01-06" calcext:value-type="date">
            <text:p>2022-01-06</text:p>
          </table:table-cell>
          <table:table-cell table:style-name="ce3" table:formula="of:=IF([.B54]=23/24;0;[.C54])" office:value-type="time" office:time-value="PT05H00M00S" calcext:value-type="time">
            <text:p>5:00</text:p>
          </table:table-cell>
          <table:table-cell table:style-name="ce3" table:formula="of:=[.B55]+1/24" office:value-type="time" office:time-value="PT06H00M00S" calcext:value-type="time">
            <text:p>6:00</text:p>
          </table:table-cell>
          <table:table-cell table:style-name="ce11" table:formula="of:=[.A55]+[.B55]" office:value-type="date" office:date-value="2022-01-06T05:00:00" calcext:value-type="date">
            <text:p>06-01 5:00</text:p>
          </table:table-cell>
          <table:table-cell office:value-type="float" office:value="0.917" calcext:value-type="float">
            <text:p>0.917</text:p>
          </table:table-cell>
          <table:table-cell table:number-columns-repeated="1019"/>
        </table:table-row>
        <table:table-row table:style-name="ro1">
          <table:table-cell table:formula="of:=IF([.B55]=23/24;[.A55]+1;[.A55])" office:value-type="date" office:date-value="2022-01-06" calcext:value-type="date">
            <text:p>2022-01-06</text:p>
          </table:table-cell>
          <table:table-cell table:style-name="ce3" table:formula="of:=IF([.B55]=23/24;0;[.C55])" office:value-type="time" office:time-value="PT06H00M00S" calcext:value-type="time">
            <text:p>6:00</text:p>
          </table:table-cell>
          <table:table-cell table:style-name="ce3" table:formula="of:=[.B56]+1/24" office:value-type="time" office:time-value="PT07H00M00S" calcext:value-type="time">
            <text:p>7:00</text:p>
          </table:table-cell>
          <table:table-cell table:style-name="ce11" table:formula="of:=[.A56]+[.B56]" office:value-type="date" office:date-value="2022-01-06T06:00:00" calcext:value-type="date">
            <text:p>06-01 6:00</text:p>
          </table:table-cell>
          <table:table-cell office:value-type="float" office:value="0.229" calcext:value-type="float">
            <text:p>0.229</text:p>
          </table:table-cell>
          <table:table-cell table:number-columns-repeated="1019"/>
        </table:table-row>
        <table:table-row table:style-name="ro1">
          <table:table-cell table:formula="of:=IF([.B56]=23/24;[.A56]+1;[.A56])" office:value-type="date" office:date-value="2022-01-06" calcext:value-type="date">
            <text:p>2022-01-06</text:p>
          </table:table-cell>
          <table:table-cell table:style-name="ce3" table:formula="of:=IF([.B56]=23/24;0;[.C56])" office:value-type="time" office:time-value="PT07H00M00S" calcext:value-type="time">
            <text:p>7:00</text:p>
          </table:table-cell>
          <table:table-cell table:style-name="ce3" table:formula="of:=[.B57]+1/24" office:value-type="time" office:time-value="PT08H00M00S" calcext:value-type="time">
            <text:p>8:00</text:p>
          </table:table-cell>
          <table:table-cell table:style-name="ce11" table:formula="of:=[.A57]+[.B57]" office:value-type="date" office:date-value="2022-01-06T07:00:00" calcext:value-type="date">
            <text:p>06-01 7:00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formula="of:=IF([.B57]=23/24;[.A57]+1;[.A57])" office:value-type="date" office:date-value="2022-01-06" calcext:value-type="date">
            <text:p>2022-01-06</text:p>
          </table:table-cell>
          <table:table-cell table:style-name="ce3" table:formula="of:=IF([.B57]=23/24;0;[.C57])" office:value-type="time" office:time-value="PT08H00M00S" calcext:value-type="time">
            <text:p>8:00</text:p>
          </table:table-cell>
          <table:table-cell table:style-name="ce3" table:formula="of:=[.B58]+1/24" office:value-type="time" office:time-value="PT09H00M00S" calcext:value-type="time">
            <text:p>9:00</text:p>
          </table:table-cell>
          <table:table-cell table:style-name="ce11" table:formula="of:=[.A58]+[.B58]" office:value-type="date" office:date-value="2022-01-06T08:00:00" calcext:value-type="date">
            <text:p>06-01 8:00</text:p>
          </table:table-cell>
          <table:table-cell office:value-type="float" office:value="0.014" calcext:value-type="float">
            <text:p>0.014</text:p>
          </table:table-cell>
          <table:table-cell table:number-columns-repeated="1019"/>
        </table:table-row>
        <table:table-row table:style-name="ro1">
          <table:table-cell table:formula="of:=IF([.B58]=23/24;[.A58]+1;[.A58])" office:value-type="date" office:date-value="2022-01-06" calcext:value-type="date">
            <text:p>2022-01-06</text:p>
          </table:table-cell>
          <table:table-cell table:style-name="ce3" table:formula="of:=IF([.B58]=23/24;0;[.C58])" office:value-type="time" office:time-value="PT09H00M00S" calcext:value-type="time">
            <text:p>9:00</text:p>
          </table:table-cell>
          <table:table-cell table:style-name="ce3" table:formula="of:=[.B59]+1/24" office:value-type="time" office:time-value="PT10H00M00S" calcext:value-type="time">
            <text:p>10:00</text:p>
          </table:table-cell>
          <table:table-cell table:style-name="ce11" table:formula="of:=[.A59]+[.B59]" office:value-type="date" office:date-value="2022-01-06T09:00:00" calcext:value-type="date">
            <text:p>06-01 9:00</text:p>
          </table:table-cell>
          <table:table-cell office:value-type="float" office:value="0.006" calcext:value-type="float">
            <text:p>0.006</text:p>
          </table:table-cell>
          <table:table-cell table:number-columns-repeated="1019"/>
        </table:table-row>
        <table:table-row table:style-name="ro1">
          <table:table-cell table:formula="of:=IF([.B59]=23/24;[.A59]+1;[.A59])" office:value-type="date" office:date-value="2022-01-06" calcext:value-type="date">
            <text:p>2022-01-06</text:p>
          </table:table-cell>
          <table:table-cell table:style-name="ce3" table:formula="of:=IF([.B59]=23/24;0;[.C59])" office:value-type="time" office:time-value="PT10H00M00S" calcext:value-type="time">
            <text:p>10:00</text:p>
          </table:table-cell>
          <table:table-cell table:style-name="ce3" table:formula="of:=[.B60]+1/24" office:value-type="time" office:time-value="PT11H00M00S" calcext:value-type="time">
            <text:p>11:00</text:p>
          </table:table-cell>
          <table:table-cell table:style-name="ce11" table:formula="of:=[.A60]+[.B60]" office:value-type="date" office:date-value="2022-01-06T10:00:00" calcext:value-type="date">
            <text:p>06-01 10:00</text:p>
          </table:table-cell>
          <table:table-cell office:value-type="float" office:value="0.996" calcext:value-type="float">
            <text:p>0.996</text:p>
          </table:table-cell>
          <table:table-cell table:number-columns-repeated="1019"/>
        </table:table-row>
        <table:table-row table:style-name="ro1">
          <table:table-cell table:formula="of:=IF([.B60]=23/24;[.A60]+1;[.A60])" office:value-type="date" office:date-value="2022-01-06" calcext:value-type="date">
            <text:p>2022-01-06</text:p>
          </table:table-cell>
          <table:table-cell table:style-name="ce3" table:formula="of:=IF([.B60]=23/24;0;[.C60])" office:value-type="time" office:time-value="PT11H00M00S" calcext:value-type="time">
            <text:p>11:00</text:p>
          </table:table-cell>
          <table:table-cell table:style-name="ce3" table:formula="of:=[.B61]+1/24" office:value-type="time" office:time-value="PT12H00M00S" calcext:value-type="time">
            <text:p>12:00</text:p>
          </table:table-cell>
          <table:table-cell table:style-name="ce11" table:formula="of:=[.A61]+[.B61]" office:value-type="date" office:date-value="2022-01-06T11:00:00" calcext:value-type="date">
            <text:p>06-01 11:00</text:p>
          </table:table-cell>
          <table:table-cell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table:formula="of:=IF([.B61]=23/24;[.A61]+1;[.A61])" office:value-type="date" office:date-value="2022-01-06" calcext:value-type="date">
            <text:p>2022-01-06</text:p>
          </table:table-cell>
          <table:table-cell table:style-name="ce3" table:formula="of:=IF([.B61]=23/24;0;[.C61])" office:value-type="time" office:time-value="PT12H00M00S" calcext:value-type="time">
            <text:p>12:00</text:p>
          </table:table-cell>
          <table:table-cell table:style-name="ce3" table:formula="of:=[.B62]+1/24" office:value-type="time" office:time-value="PT13H00M00S" calcext:value-type="time">
            <text:p>13:00</text:p>
          </table:table-cell>
          <table:table-cell table:style-name="ce11" table:formula="of:=[.A62]+[.B62]" office:value-type="date" office:date-value="2022-01-06T12:00:00" calcext:value-type="date">
            <text:p>06-01 12:00</text:p>
          </table:table-cell>
          <table:table-cell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1">
          <table:table-cell table:formula="of:=IF([.B62]=23/24;[.A62]+1;[.A62])" office:value-type="date" office:date-value="2022-01-06" calcext:value-type="date">
            <text:p>2022-01-06</text:p>
          </table:table-cell>
          <table:table-cell table:style-name="ce3" table:formula="of:=IF([.B62]=23/24;0;[.C62])" office:value-type="time" office:time-value="PT13H00M00S" calcext:value-type="time">
            <text:p>13:00</text:p>
          </table:table-cell>
          <table:table-cell table:style-name="ce3" table:formula="of:=[.B63]+1/24" office:value-type="time" office:time-value="PT14H00M00S" calcext:value-type="time">
            <text:p>14:00</text:p>
          </table:table-cell>
          <table:table-cell table:style-name="ce11" table:formula="of:=[.A63]+[.B63]" office:value-type="date" office:date-value="2022-01-06T13:00:00" calcext:value-type="date">
            <text:p>06-01 13:00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1">
          <table:table-cell table:formula="of:=IF([.B63]=23/24;[.A63]+1;[.A63])" office:value-type="date" office:date-value="2022-01-06" calcext:value-type="date">
            <text:p>2022-01-06</text:p>
          </table:table-cell>
          <table:table-cell table:style-name="ce3" table:formula="of:=IF([.B63]=23/24;0;[.C63])" office:value-type="time" office:time-value="PT14H00M00S" calcext:value-type="time">
            <text:p>14:00</text:p>
          </table:table-cell>
          <table:table-cell table:style-name="ce3" table:formula="of:=[.B64]+1/24" office:value-type="time" office:time-value="PT15H00M00S" calcext:value-type="time">
            <text:p>15:00</text:p>
          </table:table-cell>
          <table:table-cell table:style-name="ce11" table:formula="of:=[.A64]+[.B64]" office:value-type="date" office:date-value="2022-01-06T14:00:00" calcext:value-type="date">
            <text:p>06-01 14:00</text:p>
          </table:table-cell>
          <table:table-cell office:value-type="float" office:value="0.422" calcext:value-type="float">
            <text:p>0.422</text:p>
          </table:table-cell>
          <table:table-cell table:number-columns-repeated="1019"/>
        </table:table-row>
        <table:table-row table:style-name="ro1">
          <table:table-cell table:formula="of:=IF([.B64]=23/24;[.A64]+1;[.A64])" office:value-type="date" office:date-value="2022-01-06" calcext:value-type="date">
            <text:p>2022-01-06</text:p>
          </table:table-cell>
          <table:table-cell table:style-name="ce3" table:formula="of:=IF([.B64]=23/24;0;[.C64])" office:value-type="time" office:time-value="PT15H00M00S" calcext:value-type="time">
            <text:p>15:00</text:p>
          </table:table-cell>
          <table:table-cell table:style-name="ce3" table:formula="of:=[.B65]+1/24" office:value-type="time" office:time-value="PT16H00M00S" calcext:value-type="time">
            <text:p>16:00</text:p>
          </table:table-cell>
          <table:table-cell table:style-name="ce11" table:formula="of:=[.A65]+[.B65]" office:value-type="date" office:date-value="2022-01-06T15:00:00" calcext:value-type="date">
            <text:p>06-01 15:00</text:p>
          </table:table-cell>
          <table:table-cell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1">
          <table:table-cell table:formula="of:=IF([.B65]=23/24;[.A65]+1;[.A65])" office:value-type="date" office:date-value="2022-01-06" calcext:value-type="date">
            <text:p>2022-01-06</text:p>
          </table:table-cell>
          <table:table-cell table:style-name="ce3" table:formula="of:=IF([.B65]=23/24;0;[.C65])" office:value-type="time" office:time-value="PT16H00M00S" calcext:value-type="time">
            <text:p>16:00</text:p>
          </table:table-cell>
          <table:table-cell table:style-name="ce3" table:formula="of:=[.B66]+1/24" office:value-type="time" office:time-value="PT17H00M00S" calcext:value-type="time">
            <text:p>17:00</text:p>
          </table:table-cell>
          <table:table-cell table:style-name="ce11" table:formula="of:=[.A66]+[.B66]" office:value-type="date" office:date-value="2022-01-06T16:00:00" calcext:value-type="date">
            <text:p>06-01 16:00</text:p>
          </table:table-cell>
          <table:table-cell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1">
          <table:table-cell table:formula="of:=IF([.B66]=23/24;[.A66]+1;[.A66])" office:value-type="date" office:date-value="2022-01-06" calcext:value-type="date">
            <text:p>2022-01-06</text:p>
          </table:table-cell>
          <table:table-cell table:style-name="ce3" table:formula="of:=IF([.B66]=23/24;0;[.C66])" office:value-type="time" office:time-value="PT17H00M00S" calcext:value-type="time">
            <text:p>17:00</text:p>
          </table:table-cell>
          <table:table-cell table:style-name="ce3" table:formula="of:=[.B67]+1/24" office:value-type="time" office:time-value="PT18H00M00S" calcext:value-type="time">
            <text:p>18:00</text:p>
          </table:table-cell>
          <table:table-cell table:style-name="ce11" table:formula="of:=[.A67]+[.B67]" office:value-type="date" office:date-value="2022-01-06T17:00:00" calcext:value-type="date">
            <text:p>06-01 17:00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formula="of:=IF([.B67]=23/24;[.A67]+1;[.A67])" office:value-type="date" office:date-value="2022-01-06" calcext:value-type="date">
            <text:p>2022-01-06</text:p>
          </table:table-cell>
          <table:table-cell table:style-name="ce3" table:formula="of:=IF([.B67]=23/24;0;[.C67])" office:value-type="time" office:time-value="PT18H00M00S" calcext:value-type="time">
            <text:p>18:00</text:p>
          </table:table-cell>
          <table:table-cell table:style-name="ce3" table:formula="of:=[.B68]+1/24" office:value-type="time" office:time-value="PT19H00M00S" calcext:value-type="time">
            <text:p>19:00</text:p>
          </table:table-cell>
          <table:table-cell table:style-name="ce11" table:formula="of:=[.A68]+[.B68]" office:value-type="date" office:date-value="2022-01-06T18:00:00" calcext:value-type="date">
            <text:p>06-01 18:00</text:p>
          </table:table-cell>
          <table:table-cell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1">
          <table:table-cell table:formula="of:=IF([.B68]=23/24;[.A68]+1;[.A68])" office:value-type="date" office:date-value="2022-01-06" calcext:value-type="date">
            <text:p>2022-01-06</text:p>
          </table:table-cell>
          <table:table-cell table:style-name="ce3" table:formula="of:=IF([.B68]=23/24;0;[.C68])" office:value-type="time" office:time-value="PT19H00M00S" calcext:value-type="time">
            <text:p>19:00</text:p>
          </table:table-cell>
          <table:table-cell table:style-name="ce3" table:formula="of:=[.B69]+1/24" office:value-type="time" office:time-value="PT20H00M00S" calcext:value-type="time">
            <text:p>20:00</text:p>
          </table:table-cell>
          <table:table-cell table:style-name="ce11" table:formula="of:=[.A69]+[.B69]" office:value-type="date" office:date-value="2022-01-06T19:00:00" calcext:value-type="date">
            <text:p>06-01 19:00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formula="of:=IF([.B69]=23/24;[.A69]+1;[.A69])" office:value-type="date" office:date-value="2022-01-06" calcext:value-type="date">
            <text:p>2022-01-06</text:p>
          </table:table-cell>
          <table:table-cell table:style-name="ce3" table:formula="of:=IF([.B69]=23/24;0;[.C69])" office:value-type="time" office:time-value="PT20H00M00S" calcext:value-type="time">
            <text:p>20:00</text:p>
          </table:table-cell>
          <table:table-cell table:style-name="ce3" table:formula="of:=[.B70]+1/24" office:value-type="time" office:time-value="PT21H00M00S" calcext:value-type="time">
            <text:p>21:00</text:p>
          </table:table-cell>
          <table:table-cell table:style-name="ce11" table:formula="of:=[.A70]+[.B70]" office:value-type="date" office:date-value="2022-01-06T20:00:00" calcext:value-type="date">
            <text:p>06-01 20:00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formula="of:=IF([.B70]=23/24;[.A70]+1;[.A70])" office:value-type="date" office:date-value="2022-01-06" calcext:value-type="date">
            <text:p>2022-01-06</text:p>
          </table:table-cell>
          <table:table-cell table:style-name="ce3" table:formula="of:=IF([.B70]=23/24;0;[.C70])" office:value-type="time" office:time-value="PT21H00M00S" calcext:value-type="time">
            <text:p>21:00</text:p>
          </table:table-cell>
          <table:table-cell table:style-name="ce3" table:formula="of:=[.B71]+1/24" office:value-type="time" office:time-value="PT22H00M00S" calcext:value-type="time">
            <text:p>22:00</text:p>
          </table:table-cell>
          <table:table-cell table:style-name="ce11" table:formula="of:=[.A71]+[.B71]" office:value-type="date" office:date-value="2022-01-06T21:00:00" calcext:value-type="date">
            <text:p>06-01 21:00</text:p>
          </table:table-cell>
          <table:table-cell office:value-type="float" office:value="0.398" calcext:value-type="float">
            <text:p>0.398</text:p>
          </table:table-cell>
          <table:table-cell table:number-columns-repeated="1019"/>
        </table:table-row>
        <table:table-row table:style-name="ro1">
          <table:table-cell table:formula="of:=IF([.B71]=23/24;[.A71]+1;[.A71])" office:value-type="date" office:date-value="2022-01-06" calcext:value-type="date">
            <text:p>2022-01-06</text:p>
          </table:table-cell>
          <table:table-cell table:style-name="ce3" table:formula="of:=IF([.B71]=23/24;0;[.C71])" office:value-type="time" office:time-value="PT22H00M00S" calcext:value-type="time">
            <text:p>22:00</text:p>
          </table:table-cell>
          <table:table-cell table:style-name="ce3" table:formula="of:=[.B72]+1/24" office:value-type="time" office:time-value="PT23H00M00S" calcext:value-type="time">
            <text:p>23:00</text:p>
          </table:table-cell>
          <table:table-cell table:style-name="ce11" table:formula="of:=[.A72]+[.B72]" office:value-type="date" office:date-value="2022-01-06T22:00:00" calcext:value-type="date">
            <text:p>06-01 22:00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formula="of:=IF([.B72]=23/24;[.A72]+1;[.A72])" office:value-type="date" office:date-value="2022-01-06" calcext:value-type="date">
            <text:p>2022-01-06</text:p>
          </table:table-cell>
          <table:table-cell table:style-name="ce3" table:formula="of:=IF([.B72]=23/24;0;[.C72])" office:value-type="time" office:time-value="PT23H00M00S" calcext:value-type="time">
            <text:p>23:00</text:p>
          </table:table-cell>
          <table:table-cell table:style-name="ce3" table:formula="of:=[.B73]+1/24" office:value-type="time" office:time-value="PT24H00M00S" calcext:value-type="time">
            <text:p>0:00</text:p>
          </table:table-cell>
          <table:table-cell table:style-name="ce11" table:formula="of:=[.A73]+[.B73]" office:value-type="date" office:date-value="2022-01-06T23:00:00" calcext:value-type="date">
            <text:p>06-01 23:00</text:p>
          </table:table-cell>
          <table:table-cell office:value-type="float" office:value="0.012" calcext:value-type="float">
            <text:p>0.012</text:p>
          </table:table-cell>
          <table:table-cell table:number-columns-repeated="1019"/>
        </table:table-row>
        <table:table-row table:style-name="ro1" table:number-rows-repeated="72">
          <table:table-cell/>
          <table:table-cell table:style-name="ce3" table:number-columns-repeated="2"/>
          <table:table-cell table:style-name="ce11"/>
          <table:table-cell table:number-columns-repeated="1020"/>
        </table:table-row>
        <table:table-row table:style-name="ro1" table:number-rows-repeated="6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" table:style-name="ta2">
        <table:shapes>
          <draw:frame draw:z-index="0" draw:style-name="gr1" draw:text-style-name="P1" svg:width="305.61mm" svg:height="142.54mm" svg:x="113.48mm" svg:y="120.08mm">
            <draw:object draw:notify-on-update-of-ranges="Check.E1:Check.AB1 Check.D2:Check.D2 Check.E2:Check.AB2 Check.E1:Check.AB1 Check.D3:Check.D3 Check.E3:Check.AB3 Check.E1:Check.AB1 Check.D4:Check.D4 Check.E4:Check.AB4 Check.E1:Check.AB1 Check.D6:Check.D6 Check.E6:Check.AB6 Check.E1:Check.AB1 Check.D7:Check.D7 Check.E7:Check.AB7 Check.E1:Check.AB1 Check.D8:Check.D8 Check.E8:Check.AB8 Check.E1:Check.AB1 Check.D9:Check.D9 Check.E9:Check.AB9 Check.E1:Check.AB1 Check.D10:Check.D10 Check.E10:Check.AB10 Check.E1:Check.AB1 Check.D11:Check.D11 Check.E11:Check.AB11 Check.E1:Check.AB1 Check.D12:Check.D12 Check.E12:Check.A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9.03mm" svg:height="89.99mm" svg:x="114.11mm" svg:y="264.17mm">
            <draw:object draw:notify-on-update-of-ranges="Check.E21:Check.AB21 Check.D22:Check.D22 Check.E22:Check.AB22 Check.E21:Check.AB21 Check.D23:Check.D23 Check.E23:Check.A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2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" table:default-cell-style-name="Default"/>
        <table:table-column table:style-name="co6" table:default-cell-style-name="Default"/>
        <table:table-row table:style-name="ro1">
          <table:table-cell/>
          <table:table-cell table:style-name="ce1" table:number-columns-repeated="2"/>
          <table:table-cell/>
          <table:table-cell table:style-name="ce3" office:value-type="time" office:time-value="PT00H00M00S" calcext:value-type="time">
            <text:p>0:00</text:p>
          </table:table-cell>
          <table:table-cell table:style-name="ce3" table:formula="of:=[.E1]+1/24" office:value-type="time" office:time-value="PT01H00M00S" calcext:value-type="time">
            <text:p>1:00</text:p>
          </table:table-cell>
          <table:table-cell table:style-name="ce3" table:formula="of:=[.F1]+1/24" office:value-type="time" office:time-value="PT02H00M00S" calcext:value-type="time">
            <text:p>2:00</text:p>
          </table:table-cell>
          <table:table-cell table:style-name="ce3" table:formula="of:=[.G1]+1/24" office:value-type="time" office:time-value="PT03H00M00S" calcext:value-type="time">
            <text:p>3:00</text:p>
          </table:table-cell>
          <table:table-cell table:style-name="ce3" table:formula="of:=[.H1]+1/24" office:value-type="time" office:time-value="PT04H00M00S" calcext:value-type="time">
            <text:p>4:00</text:p>
          </table:table-cell>
          <table:table-cell table:style-name="ce3" table:formula="of:=[.I1]+1/24" office:value-type="time" office:time-value="PT05H00M00S" calcext:value-type="time">
            <text:p>5:00</text:p>
          </table:table-cell>
          <table:table-cell table:style-name="ce3" table:formula="of:=[.J1]+1/24" office:value-type="time" office:time-value="PT06H00M00S" calcext:value-type="time">
            <text:p>6:00</text:p>
          </table:table-cell>
          <table:table-cell table:style-name="ce3" table:formula="of:=[.K1]+1/24" office:value-type="time" office:time-value="PT07H00M00S" calcext:value-type="time">
            <text:p>7:00</text:p>
          </table:table-cell>
          <table:table-cell table:style-name="ce3" table:formula="of:=[.L1]+1/24" office:value-type="time" office:time-value="PT08H00M00S" calcext:value-type="time">
            <text:p>8:00</text:p>
          </table:table-cell>
          <table:table-cell table:style-name="ce3" table:formula="of:=[.M1]+1/24" office:value-type="time" office:time-value="PT09H00M00S" calcext:value-type="time">
            <text:p>9:00</text:p>
          </table:table-cell>
          <table:table-cell table:style-name="ce3" table:formula="of:=[.N1]+1/24" office:value-type="time" office:time-value="PT10H00M00S" calcext:value-type="time">
            <text:p>10:00</text:p>
          </table:table-cell>
          <table:table-cell table:style-name="ce3" table:formula="of:=[.O1]+1/24" office:value-type="time" office:time-value="PT11H00M00S" calcext:value-type="time">
            <text:p>11:00</text:p>
          </table:table-cell>
          <table:table-cell table:style-name="ce3" table:formula="of:=[.P1]+1/24" office:value-type="time" office:time-value="PT12H00M00S" calcext:value-type="time">
            <text:p>12:00</text:p>
          </table:table-cell>
          <table:table-cell table:style-name="ce3" table:formula="of:=[.Q1]+1/24" office:value-type="time" office:time-value="PT13H00M00S" calcext:value-type="time">
            <text:p>13:00</text:p>
          </table:table-cell>
          <table:table-cell table:style-name="ce3" table:formula="of:=[.R1]+1/24" office:value-type="time" office:time-value="PT14H00M00S" calcext:value-type="time">
            <text:p>14:00</text:p>
          </table:table-cell>
          <table:table-cell table:style-name="ce3" table:formula="of:=[.S1]+1/24" office:value-type="time" office:time-value="PT15H00M00S" calcext:value-type="time">
            <text:p>15:00</text:p>
          </table:table-cell>
          <table:table-cell table:style-name="ce3" table:formula="of:=[.T1]+1/24" office:value-type="time" office:time-value="PT16H00M00S" calcext:value-type="time">
            <text:p>16:00</text:p>
          </table:table-cell>
          <table:table-cell table:style-name="ce3" table:formula="of:=[.U1]+1/24" office:value-type="time" office:time-value="PT17H00M00S" calcext:value-type="time">
            <text:p>17:00</text:p>
          </table:table-cell>
          <table:table-cell table:style-name="ce3" table:formula="of:=[.V1]+1/24" office:value-type="time" office:time-value="PT18H00M00S" calcext:value-type="time">
            <text:p>18:00</text:p>
          </table:table-cell>
          <table:table-cell table:style-name="ce3" table:formula="of:=[.W1]+1/24" office:value-type="time" office:time-value="PT19H00M00S" calcext:value-type="time">
            <text:p>19:00</text:p>
          </table:table-cell>
          <table:table-cell table:style-name="ce3" table:formula="of:=[.X1]+1/24" office:value-type="time" office:time-value="PT20H00M00S" calcext:value-type="time">
            <text:p>20:00</text:p>
          </table:table-cell>
          <table:table-cell table:style-name="ce3" table:formula="of:=[.Y1]+1/24" office:value-type="time" office:time-value="PT21H00M00S" calcext:value-type="time">
            <text:p>21:00</text:p>
          </table:table-cell>
          <table:table-cell table:style-name="ce3" table:formula="of:=[.Z1]+1/24" office:value-type="time" office:time-value="PT22H00M00S" calcext:value-type="time">
            <text:p>22:00</text:p>
          </table:table-cell>
          <table:table-cell table:style-name="ce3" table:formula="of:=[.AA1]+1/24" office:value-type="time" office:time-value="PT23H00M00S" calcext:value-type="time">
            <text:p>23:00</text:p>
          </table:table-cell>
          <table:table-cell/>
        </table:table-row>
        <table:table-row table:style-name="ro1">
          <table:table-cell office:value-type="date" office:date-value="2022-01-04" calcext:value-type="date">
            <text:p>Tuesday, <text:s/>04-01-2022</text:p>
          </table:table-cell>
          <table:table-cell table:style-name="ce1" table:formula="of:=SUMIF([Honeywell.A$1:.A$1048576];[.A2];[Honeywell.E$1:.E$1048576])" office:value-type="float" office:value="3.917" calcext:value-type="float">
            <text:p>3.917</text:p>
          </table:table-cell>
          <table:table-cell table:style-name="ce1"/>
          <table:table-cell table:formula="of:=&quot;Honeywell, &quot;&amp;TEXT([.A2];&quot;DD-MM&quot;)" office:value-type="string" office:string-value="Honeywell, 04-01" calcext:value-type="string">
            <text:p>Honeywell, 04-01</text:p>
          </table:table-cell>
          <table:table-cell table:style-name="ce1" table:formula="of:=LOOKUP([.$A2]+[.E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2]+[.F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2]+[.G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2]+[.H$1];[$Honeywell.$D$1:$Honeywell.$D$1048576];[$Honeywell.$E$1:$Honeywell.$E$1048576])" office:value-type="float" office:value="0.004" calcext:value-type="float">
            <text:p>0.004</text:p>
          </table:table-cell>
          <table:table-cell table:style-name="ce1" table:formula="of:=LOOKUP([.$A2]+[.I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2]+[.J$1];[$Honeywell.$D$1:$Honeywell.$D$1048576];[$Honeywell.$E$1:$Honeywell.$E$1048576])" office:value-type="float" office:value="0.006" calcext:value-type="float">
            <text:p>0.006</text:p>
          </table:table-cell>
          <table:table-cell table:style-name="ce1" table:formula="of:=LOOKUP([.$A2]+[.K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2]+[.L$1];[$Honeywell.$D$1:$Honeywell.$D$1048576];[$Honeywell.$E$1:$Honeywell.$E$1048576])" office:value-type="float" office:value="1.089" calcext:value-type="float">
            <text:p>1.089</text:p>
          </table:table-cell>
          <table:table-cell table:style-name="ce1" table:formula="of:=LOOKUP([.$A2]+[.M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2]+[.N$1];[$Honeywell.$D$1:$Honeywell.$D$1048576];[$Honeywell.$E$1:$Honeywell.$E$1048576])" office:value-type="float" office:value="0.983" calcext:value-type="float">
            <text:p>0.983</text:p>
          </table:table-cell>
          <table:table-cell table:style-name="ce1" table:formula="of:=LOOKUP([.$A2]+[.O$1];[$Honeywell.$D$1:$Honeywell.$D$1048576];[$Honeywell.$E$1:$Honeywell.$E$1048576])" office:value-type="float" office:value="0.461" calcext:value-type="float">
            <text:p>0.461</text:p>
          </table:table-cell>
          <table:table-cell table:style-name="ce1" table:formula="of:=LOOKUP([.$A2]+[.P$1];[$Honeywell.$D$1:$Honeywell.$D$1048576];[$Honeywell.$E$1:$Honeywell.$E$1048576])" office:value-type="float" office:value="0.663" calcext:value-type="float">
            <text:p>0.663</text:p>
          </table:table-cell>
          <table:table-cell table:style-name="ce1" table:formula="of:=LOOKUP([.$A2]+[.Q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2]+[.R$1];[$Honeywell.$D$1:$Honeywell.$D$1048576];[$Honeywell.$E$1:$Honeywell.$E$1048576])" office:value-type="float" office:value="0.058" calcext:value-type="float">
            <text:p>0.058</text:p>
          </table:table-cell>
          <table:table-cell table:style-name="ce1" table:formula="of:=LOOKUP([.$A2]+[.S$1];[$Honeywell.$D$1:$Honeywell.$D$1048576];[$Honeywell.$E$1:$Honeywell.$E$1048576])" office:value-type="float" office:value="0.039" calcext:value-type="float">
            <text:p>0.039</text:p>
          </table:table-cell>
          <table:table-cell table:style-name="ce1" table:formula="of:=LOOKUP([.$A2]+[.T$1];[$Honeywell.$D$1:$Honeywell.$D$1048576];[$Honeywell.$E$1:$Honeywell.$E$1048576])" office:value-type="float" office:value="0.381" calcext:value-type="float">
            <text:p>0.381</text:p>
          </table:table-cell>
          <table:table-cell table:style-name="ce1" table:formula="of:=LOOKUP([.$A2]+[.U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2]+[.V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2]+[.W$1];[$Honeywell.$D$1:$Honeywell.$D$1048576];[$Honeywell.$E$1:$Honeywell.$E$1048576])" office:value-type="float" office:value="0.004" calcext:value-type="float">
            <text:p>0.004</text:p>
          </table:table-cell>
          <table:table-cell table:style-name="ce1" table:formula="of:=LOOKUP([.$A2]+[.X$1];[$Honeywell.$D$1:$Honeywell.$D$1048576];[$Honeywell.$E$1:$Honeywell.$E$1048576])" office:value-type="float" office:value="0.007" calcext:value-type="float">
            <text:p>0.007</text:p>
          </table:table-cell>
          <table:table-cell table:style-name="ce1" table:formula="of:=LOOKUP([.$A2]+[.Y$1];[$Honeywell.$D$1:$Honeywell.$D$1048576];[$Honeywell.$E$1:$Honeywell.$E$1048576])" office:value-type="float" office:value="0.13" calcext:value-type="float">
            <text:p>0.13</text:p>
          </table:table-cell>
          <table:table-cell table:style-name="ce1" table:formula="of:=LOOKUP([.$A2]+[.Z$1];[$Honeywell.$D$1:$Honeywell.$D$1048576];[$Honeywell.$E$1:$Honeywell.$E$1048576])" office:value-type="float" office:value="0.07" calcext:value-type="float">
            <text:p>0.07</text:p>
          </table:table-cell>
          <table:table-cell table:style-name="ce1" table:formula="of:=LOOKUP([.$A2]+[.AA$1];[$Honeywell.$D$1:$Honeywell.$D$1048576];[$Honeywell.$E$1:$Honeywell.$E$1048576])" office:value-type="float" office:value="0.002" calcext:value-type="float">
            <text:p>0.002</text:p>
          </table:table-cell>
          <table:table-cell table:style-name="ce1" table:formula="of:=LOOKUP([.$A2]+[.AB$1];[$Honeywell.$D$1:$Honeywell.$D$1048576];[$Honeywell.$E$1:$Honeywell.$E$1048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1" office:value-type="date" office:date-value="2022-01-05" calcext:value-type="date">
            <text:p>Wednesday, <text:s/>05-01-2022</text:p>
          </table:table-cell>
          <table:table-cell table:style-name="ce1" table:formula="of:=SUMIF([Honeywell.A$1:.A$1048576];[.A3];[Honeywell.E$1:.E$1048576])" office:value-type="float" office:value="7.408" calcext:value-type="float">
            <text:p>7.408</text:p>
          </table:table-cell>
          <table:table-cell table:style-name="ce1"/>
          <table:table-cell table:formula="of:=&quot;Honeywell, &quot;&amp;TEXT([.A3];&quot;DD-MM&quot;)" office:value-type="string" office:string-value="Honeywell, 05-01" calcext:value-type="string">
            <text:p>Honeywell, 05-01</text:p>
          </table:table-cell>
          <table:table-cell table:style-name="ce1" table:formula="of:=LOOKUP([.$A3]+[.E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3]+[.F$1];[$Honeywell.$D$1:$Honeywell.$D$1048576];[$Honeywell.$E$1:$Honeywell.$E$1048576])" office:value-type="float" office:value="0.006" calcext:value-type="float">
            <text:p>0.006</text:p>
          </table:table-cell>
          <table:table-cell table:style-name="ce1" table:formula="of:=LOOKUP([.$A3]+[.G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3]+[.H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3]+[.I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3]+[.J$1];[$Honeywell.$D$1:$Honeywell.$D$1048576];[$Honeywell.$E$1:$Honeywell.$E$1048576])" office:value-type="float" office:value="0.006" calcext:value-type="float">
            <text:p>0.006</text:p>
          </table:table-cell>
          <table:table-cell table:style-name="ce1" table:formula="of:=LOOKUP([.$A3]+[.K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3]+[.L$1];[$Honeywell.$D$1:$Honeywell.$D$1048576];[$Honeywell.$E$1:$Honeywell.$E$1048576])" office:value-type="float" office:value="0.007" calcext:value-type="float">
            <text:p>0.007</text:p>
          </table:table-cell>
          <table:table-cell table:style-name="ce1" table:formula="of:=LOOKUP([.$A3]+[.M$1];[$Honeywell.$D$1:$Honeywell.$D$1048576];[$Honeywell.$E$1:$Honeywell.$E$1048576])" office:value-type="float" office:value="0.007" calcext:value-type="float">
            <text:p>0.007</text:p>
          </table:table-cell>
          <table:table-cell table:style-name="ce1" table:formula="of:=LOOKUP([.$A3]+[.N$1];[$Honeywell.$D$1:$Honeywell.$D$1048576];[$Honeywell.$E$1:$Honeywell.$E$1048576])" office:value-type="float" office:value="0.62" calcext:value-type="float">
            <text:p>0.62</text:p>
          </table:table-cell>
          <table:table-cell table:style-name="ce1" table:formula="of:=LOOKUP([.$A3]+[.O$1];[$Honeywell.$D$1:$Honeywell.$D$1048576];[$Honeywell.$E$1:$Honeywell.$E$1048576])" office:value-type="float" office:value="1.106" calcext:value-type="float">
            <text:p>1.106</text:p>
          </table:table-cell>
          <table:table-cell table:style-name="ce1" table:formula="of:=LOOKUP([.$A3]+[.P$1];[$Honeywell.$D$1:$Honeywell.$D$1048576];[$Honeywell.$E$1:$Honeywell.$E$1048576])" office:value-type="float" office:value="1.172" calcext:value-type="float">
            <text:p>1.172</text:p>
          </table:table-cell>
          <table:table-cell table:style-name="ce1" table:formula="of:=LOOKUP([.$A3]+[.Q$1];[$Honeywell.$D$1:$Honeywell.$D$1048576];[$Honeywell.$E$1:$Honeywell.$E$1048576])" office:value-type="float" office:value="0.7" calcext:value-type="float">
            <text:p>0.7</text:p>
          </table:table-cell>
          <table:table-cell table:style-name="ce1" table:formula="of:=LOOKUP([.$A3]+[.R$1];[$Honeywell.$D$1:$Honeywell.$D$1048576];[$Honeywell.$E$1:$Honeywell.$E$1048576])" office:value-type="float" office:value="0.802" calcext:value-type="float">
            <text:p>0.802</text:p>
          </table:table-cell>
          <table:table-cell table:style-name="ce1" table:formula="of:=LOOKUP([.$A3]+[.S$1];[$Honeywell.$D$1:$Honeywell.$D$1048576];[$Honeywell.$E$1:$Honeywell.$E$1048576])" office:value-type="float" office:value="0.586" calcext:value-type="float">
            <text:p>0.586</text:p>
          </table:table-cell>
          <table:table-cell table:style-name="ce1" table:formula="of:=LOOKUP([.$A3]+[.T$1];[$Honeywell.$D$1:$Honeywell.$D$1048576];[$Honeywell.$E$1:$Honeywell.$E$1048576])" office:value-type="float" office:value="0.532" calcext:value-type="float">
            <text:p>0.532</text:p>
          </table:table-cell>
          <table:table-cell table:style-name="ce1" table:formula="of:=LOOKUP([.$A3]+[.U$1];[$Honeywell.$D$1:$Honeywell.$D$1048576];[$Honeywell.$E$1:$Honeywell.$E$1048576])" office:value-type="float" office:value="0.492" calcext:value-type="float">
            <text:p>0.492</text:p>
          </table:table-cell>
          <table:table-cell table:style-name="ce1" table:formula="of:=LOOKUP([.$A3]+[.V$1];[$Honeywell.$D$1:$Honeywell.$D$1048576];[$Honeywell.$E$1:$Honeywell.$E$1048576])" office:value-type="float" office:value="0.47" calcext:value-type="float">
            <text:p>0.47</text:p>
          </table:table-cell>
          <table:table-cell table:style-name="ce1" table:formula="of:=LOOKUP([.$A3]+[.W$1];[$Honeywell.$D$1:$Honeywell.$D$1048576];[$Honeywell.$E$1:$Honeywell.$E$1048576])" office:value-type="float" office:value="0.108" calcext:value-type="float">
            <text:p>0.108</text:p>
          </table:table-cell>
          <table:table-cell table:style-name="ce1" table:formula="of:=LOOKUP([.$A3]+[.X$1];[$Honeywell.$D$1:$Honeywell.$D$1048576];[$Honeywell.$E$1:$Honeywell.$E$1048576])" office:value-type="float" office:value="0.27" calcext:value-type="float">
            <text:p>0.27</text:p>
          </table:table-cell>
          <table:table-cell table:style-name="ce1" table:formula="of:=LOOKUP([.$A3]+[.Y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3]+[.Z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3]+[.AA$1];[$Honeywell.$D$1:$Honeywell.$D$1048576];[$Honeywell.$E$1:$Honeywell.$E$1048576])" office:value-type="float" office:value="0.496" calcext:value-type="float">
            <text:p>0.496</text:p>
          </table:table-cell>
          <table:table-cell table:style-name="ce1" table:formula="of:=LOOKUP([.$A3]+[.AB$1];[$Honeywell.$D$1:$Honeywell.$D$1048576];[$Honeywell.$E$1:$Honeywell.$E$1048576])" office:value-type="float" office:value="0.013" calcext:value-type="float">
            <text:p>0.013</text:p>
          </table:table-cell>
          <table:table-cell/>
        </table:table-row>
        <table:table-row table:style-name="ro1">
          <table:table-cell table:formula="of:=[.A3]+1" office:value-type="date" office:date-value="2022-01-06" calcext:value-type="date">
            <text:p>Thursday, <text:s/>06-01-2022</text:p>
          </table:table-cell>
          <table:table-cell table:style-name="ce1" table:formula="of:=SUMIF([Honeywell.A$1:.A$1048576];[.A4];[Honeywell.E$1:.E$1048576])" office:value-type="float" office:value="7.045" calcext:value-type="float">
            <text:p>7.045</text:p>
          </table:table-cell>
          <table:table-cell table:style-name="ce1"/>
          <table:table-cell table:formula="of:=&quot;Honeywell, &quot;&amp;TEXT([.A4];&quot;DD-MM&quot;)" office:value-type="string" office:string-value="Honeywell, 06-01" calcext:value-type="string">
            <text:p>Honeywell, 06-01</text:p>
          </table:table-cell>
          <table:table-cell table:style-name="ce1" table:formula="of:=LOOKUP([.$A4]+[.E$1];[$Honeywell.$D$1:$Honeywell.$D$1048576];[$Honeywell.$E$1:$Honeywell.$E$1048576])" office:value-type="float" office:value="0.005" calcext:value-type="float">
            <text:p>0.005</text:p>
          </table:table-cell>
          <table:table-cell table:style-name="ce1" table:formula="of:=LOOKUP([.$A4]+[.F$1];[$Honeywell.$D$1:$Honeywell.$D$1048576];[$Honeywell.$E$1:$Honeywell.$E$1048576])" office:value-type="float" office:value="0.007" calcext:value-type="float">
            <text:p>0.007</text:p>
          </table:table-cell>
          <table:table-cell table:style-name="ce1" table:formula="of:=LOOKUP([.$A4]+[.G$1];[$Honeywell.$D$1:$Honeywell.$D$1048576];[$Honeywell.$E$1:$Honeywell.$E$1048576])" office:value-type="float" office:value="0" calcext:value-type="float">
            <text:p>0</text:p>
          </table:table-cell>
          <table:table-cell table:style-name="ce1" table:formula="of:=LOOKUP([.$A4]+[.H$1];[$Honeywell.$D$1:$Honeywell.$D$1048576];[$Honeywell.$E$1:$Honeywell.$E$1048576])" office:value-type="float" office:value="0.008" calcext:value-type="float">
            <text:p>0.008</text:p>
          </table:table-cell>
          <table:table-cell table:style-name="ce1" table:formula="of:=LOOKUP([.$A4]+[.I$1];[$Honeywell.$D$1:$Honeywell.$D$1048576];[$Honeywell.$E$1:$Honeywell.$E$1048576])" office:value-type="float" office:value="0.006" calcext:value-type="float">
            <text:p>0.006</text:p>
          </table:table-cell>
          <table:table-cell table:style-name="ce1" table:formula="of:=LOOKUP([.$A4]+[.J$1];[$Honeywell.$D$1:$Honeywell.$D$1048576];[$Honeywell.$E$1:$Honeywell.$E$1048576])" office:value-type="float" office:value="0.917" calcext:value-type="float">
            <text:p>0.917</text:p>
          </table:table-cell>
          <table:table-cell table:style-name="ce1" table:formula="of:=LOOKUP([.$A4]+[.K$1];[$Honeywell.$D$1:$Honeywell.$D$1048576];[$Honeywell.$E$1:$Honeywell.$E$1048576])" office:value-type="float" office:value="0.229" calcext:value-type="float">
            <text:p>0.229</text:p>
          </table:table-cell>
          <table:table-cell table:style-name="ce1" table:formula="of:=LOOKUP([.$A4]+[.L$1];[$Honeywell.$D$1:$Honeywell.$D$1048576];[$Honeywell.$E$1:$Honeywell.$E$1048576])" office:value-type="float" office:value="0.47" calcext:value-type="float">
            <text:p>0.47</text:p>
          </table:table-cell>
          <table:table-cell table:style-name="ce1" table:formula="of:=LOOKUP([.$A4]+[.M$1];[$Honeywell.$D$1:$Honeywell.$D$1048576];[$Honeywell.$E$1:$Honeywell.$E$1048576])" office:value-type="float" office:value="0.014" calcext:value-type="float">
            <text:p>0.014</text:p>
          </table:table-cell>
          <table:table-cell table:style-name="ce1" table:formula="of:=LOOKUP([.$A4]+[.N$1];[$Honeywell.$D$1:$Honeywell.$D$1048576];[$Honeywell.$E$1:$Honeywell.$E$1048576])" office:value-type="float" office:value="0.006" calcext:value-type="float">
            <text:p>0.006</text:p>
          </table:table-cell>
          <table:table-cell table:style-name="ce1" table:formula="of:=LOOKUP([.$A4]+[.O$1];[$Honeywell.$D$1:$Honeywell.$D$1048576];[$Honeywell.$E$1:$Honeywell.$E$1048576])" office:value-type="float" office:value="0.996" calcext:value-type="float">
            <text:p>0.996</text:p>
          </table:table-cell>
          <table:table-cell table:style-name="ce1" table:formula="of:=LOOKUP([.$A4]+[.P$1];[$Honeywell.$D$1:$Honeywell.$D$1048576];[$Honeywell.$E$1:$Honeywell.$E$1048576])" office:value-type="float" office:value="0.521" calcext:value-type="float">
            <text:p>0.521</text:p>
          </table:table-cell>
          <table:table-cell table:style-name="ce1" table:formula="of:=LOOKUP([.$A4]+[.Q$1];[$Honeywell.$D$1:$Honeywell.$D$1048576];[$Honeywell.$E$1:$Honeywell.$E$1048576])" office:value-type="float" office:value="0.326" calcext:value-type="float">
            <text:p>0.326</text:p>
          </table:table-cell>
          <table:table-cell table:style-name="ce1" table:formula="of:=LOOKUP([.$A4]+[.R$1];[$Honeywell.$D$1:$Honeywell.$D$1048576];[$Honeywell.$E$1:$Honeywell.$E$1048576])" office:value-type="float" office:value="0.334" calcext:value-type="float">
            <text:p>0.334</text:p>
          </table:table-cell>
          <table:table-cell table:style-name="ce1" table:formula="of:=LOOKUP([.$A4]+[.S$1];[$Honeywell.$D$1:$Honeywell.$D$1048576];[$Honeywell.$E$1:$Honeywell.$E$1048576])" office:value-type="float" office:value="0.422" calcext:value-type="float">
            <text:p>0.422</text:p>
          </table:table-cell>
          <table:table-cell table:style-name="ce1" table:formula="of:=LOOKUP([.$A4]+[.T$1];[$Honeywell.$D$1:$Honeywell.$D$1048576];[$Honeywell.$E$1:$Honeywell.$E$1048576])" office:value-type="float" office:value="0.342" calcext:value-type="float">
            <text:p>0.342</text:p>
          </table:table-cell>
          <table:table-cell table:style-name="ce1" table:formula="of:=LOOKUP([.$A4]+[.U$1];[$Honeywell.$D$1:$Honeywell.$D$1048576];[$Honeywell.$E$1:$Honeywell.$E$1048576])" office:value-type="float" office:value="0.326" calcext:value-type="float">
            <text:p>0.326</text:p>
          </table:table-cell>
          <table:table-cell table:style-name="ce1" table:formula="of:=LOOKUP([.$A4]+[.V$1];[$Honeywell.$D$1:$Honeywell.$D$1048576];[$Honeywell.$E$1:$Honeywell.$E$1048576])" office:value-type="float" office:value="0.327" calcext:value-type="float">
            <text:p>0.327</text:p>
          </table:table-cell>
          <table:table-cell table:style-name="ce1" table:formula="of:=LOOKUP([.$A4]+[.W$1];[$Honeywell.$D$1:$Honeywell.$D$1048576];[$Honeywell.$E$1:$Honeywell.$E$1048576])" office:value-type="float" office:value="0.359" calcext:value-type="float">
            <text:p>0.359</text:p>
          </table:table-cell>
          <table:table-cell table:style-name="ce1" table:formula="of:=LOOKUP([.$A4]+[.X$1];[$Honeywell.$D$1:$Honeywell.$D$1048576];[$Honeywell.$E$1:$Honeywell.$E$1048576])" office:value-type="float" office:value="0.33" calcext:value-type="float">
            <text:p>0.33</text:p>
          </table:table-cell>
          <table:table-cell table:style-name="ce1" table:formula="of:=LOOKUP([.$A4]+[.Y$1];[$Honeywell.$D$1:$Honeywell.$D$1048576];[$Honeywell.$E$1:$Honeywell.$E$1048576])" office:value-type="float" office:value="0.36" calcext:value-type="float">
            <text:p>0.36</text:p>
          </table:table-cell>
          <table:table-cell table:style-name="ce1" table:formula="of:=LOOKUP([.$A4]+[.Z$1];[$Honeywell.$D$1:$Honeywell.$D$1048576];[$Honeywell.$E$1:$Honeywell.$E$1048576])" office:value-type="float" office:value="0.398" calcext:value-type="float">
            <text:p>0.398</text:p>
          </table:table-cell>
          <table:table-cell table:style-name="ce1" table:formula="of:=LOOKUP([.$A4]+[.AA$1];[$Honeywell.$D$1:$Honeywell.$D$1048576];[$Honeywell.$E$1:$Honeywell.$E$1048576])" office:value-type="float" office:value="0.33" calcext:value-type="float">
            <text:p>0.33</text:p>
          </table:table-cell>
          <table:table-cell table:style-name="ce1" table:formula="of:=LOOKUP([.$A4]+[.AB$1];[$Honeywell.$D$1:$Honeywell.$D$1048576];[$Honeywell.$E$1:$Honeywell.$E$1048576])" office:value-type="float" office:value="0.012" calcext:value-type="float">
            <text:p>0.01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6"/>
        </table:table-row>
        <table:table-row table:style-name="ro1">
          <table:table-cell office:value-type="date" office:date-value="2022-01-26" calcext:value-type="date">
            <text:p>Wednesday, <text:s/>26-01-2022</text:p>
          </table:table-cell>
          <table:table-cell table:style-name="ce1" table:formula="of:=SUMIF([Sheet1.A$1:.A$1048576];[.A6];[Sheet1.E$1:.E$1048576])" office:value-type="float" office:value="6.065" calcext:value-type="float">
            <text:p>6.065</text:p>
          </table:table-cell>
          <table:table-cell table:style-name="ce1"/>
          <table:table-cell table:formula="of:=&quot;Roomthermostat, &quot;&amp;TEXT([.A6];&quot;DD-MM&quot;)" office:value-type="string" office:string-value="Roomthermostat, 26-01" calcext:value-type="string">
            <text:p>Roomthermostat, 26-01</text:p>
          </table:table-cell>
          <table:table-cell table:style-name="ce1" table:formula="of:=LOOKUP([.$A6]+[.E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F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G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H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I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J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K$1];[$Sheet1.$D$1:$Sheet1.$D$1048576];[$Sheet1.$E$1:$Sheet1.$E$1048576])" office:value-type="float" office:value="0.076" calcext:value-type="float">
            <text:p>0.076</text:p>
          </table:table-cell>
          <table:table-cell table:style-name="ce1" table:formula="of:=LOOKUP([.$A6]+[.L$1];[$Sheet1.$D$1:$Sheet1.$D$1048576];[$Sheet1.$E$1:$Sheet1.$E$1048576])" office:value-type="float" office:value="1.465" calcext:value-type="float">
            <text:p>1.465</text:p>
          </table:table-cell>
          <table:table-cell table:style-name="ce1" table:formula="of:=LOOKUP([.$A6]+[.M$1];[$Sheet1.$D$1:$Sheet1.$D$1048576];[$Sheet1.$E$1:$Sheet1.$E$1048576])" office:value-type="float" office:value="0.298" calcext:value-type="float">
            <text:p>0.298</text:p>
          </table:table-cell>
          <table:table-cell table:style-name="ce1" table:formula="of:=LOOKUP([.$A6]+[.N$1];[$Sheet1.$D$1:$Sheet1.$D$1048576];[$Sheet1.$E$1:$Sheet1.$E$1048576])" office:value-type="float" office:value="0.219" calcext:value-type="float">
            <text:p>0.219</text:p>
          </table:table-cell>
          <table:table-cell table:style-name="ce1" table:formula="of:=LOOKUP([.$A6]+[.O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P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Q$1];[$Sheet1.$D$1:$Sheet1.$D$1048576];[$Sheet1.$E$1:$Sheet1.$E$1048576])" office:value-type="float" office:value="0.011" calcext:value-type="float">
            <text:p>0.011</text:p>
          </table:table-cell>
          <table:table-cell table:style-name="ce1" table:formula="of:=LOOKUP([.$A6]+[.R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S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T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6]+[.U$1];[$Sheet1.$D$1:$Sheet1.$D$1048576];[$Sheet1.$E$1:$Sheet1.$E$1048576])" office:value-type="float" office:value="0.003" calcext:value-type="float">
            <text:p>0.003</text:p>
          </table:table-cell>
          <table:table-cell table:style-name="ce1" table:formula="of:=LOOKUP([.$A6]+[.V$1];[$Sheet1.$D$1:$Sheet1.$D$1048576];[$Sheet1.$E$1:$Sheet1.$E$1048576])" office:value-type="float" office:value="1.68" calcext:value-type="float">
            <text:p>1.68</text:p>
          </table:table-cell>
          <table:table-cell table:style-name="ce1" table:formula="of:=LOOKUP([.$A6]+[.W$1];[$Sheet1.$D$1:$Sheet1.$D$1048576];[$Sheet1.$E$1:$Sheet1.$E$1048576])" office:value-type="float" office:value="0.168" calcext:value-type="float">
            <text:p>0.168</text:p>
          </table:table-cell>
          <table:table-cell table:style-name="ce1" table:formula="of:=LOOKUP([.$A6]+[.X$1];[$Sheet1.$D$1:$Sheet1.$D$1048576];[$Sheet1.$E$1:$Sheet1.$E$1048576])" office:value-type="float" office:value="0.945" calcext:value-type="float">
            <text:p>0.945</text:p>
          </table:table-cell>
          <table:table-cell table:style-name="ce1" table:formula="of:=LOOKUP([.$A6]+[.Y$1];[$Sheet1.$D$1:$Sheet1.$D$1048576];[$Sheet1.$E$1:$Sheet1.$E$1048576])" office:value-type="float" office:value="0.521" calcext:value-type="float">
            <text:p>0.521</text:p>
          </table:table-cell>
          <table:table-cell table:style-name="ce1" table:formula="of:=LOOKUP([.$A6]+[.Z$1];[$Sheet1.$D$1:$Sheet1.$D$1048576];[$Sheet1.$E$1:$Sheet1.$E$1048576])" office:value-type="float" office:value="0.669" calcext:value-type="float">
            <text:p>0.669</text:p>
          </table:table-cell>
          <table:table-cell table:style-name="ce1" table:formula="of:=LOOKUP([.$A6]+[.AA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6]+[.AB$1];[$Sheet1.$D$1:$Sheet1.$D$1048576];[$Sheet1.$E$1:$Sheet1.$E$1048576])"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formula="of:=[.A6]+1" office:value-type="date" office:date-value="2022-01-27" calcext:value-type="date">
            <text:p>Thursday, <text:s/>27-01-2022</text:p>
          </table:table-cell>
          <table:table-cell table:style-name="ce1" table:formula="of:=SUMIF([Sheet1.A$1:.A$1048576];[.A7];[Sheet1.E$1:.E$1048576])" office:value-type="float" office:value="6.187" calcext:value-type="float">
            <text:p>6.187</text:p>
          </table:table-cell>
          <table:table-cell table:style-name="ce1"/>
          <table:table-cell table:formula="of:=&quot;Roomthermostat, &quot;&amp;TEXT([.A7];&quot;DD-MM&quot;)" office:value-type="string" office:string-value="Roomthermostat, 27-01" calcext:value-type="string">
            <text:p>Roomthermostat, 27-01</text:p>
          </table:table-cell>
          <table:table-cell table:style-name="ce1" table:formula="of:=LOOKUP([.$A7]+[.E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7]+[.F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7]+[.G$1];[$Sheet1.$D$1:$Sheet1.$D$1048576];[$Sheet1.$E$1:$Sheet1.$E$1048576])" office:value-type="float" office:value="0.006" calcext:value-type="float">
            <text:p>0.006</text:p>
          </table:table-cell>
          <table:table-cell table:style-name="ce1" table:formula="of:=LOOKUP([.$A7]+[.H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7]+[.I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7]+[.J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7]+[.K$1];[$Sheet1.$D$1:$Sheet1.$D$1048576];[$Sheet1.$E$1:$Sheet1.$E$1048576])" office:value-type="float" office:value="1.399" calcext:value-type="float">
            <text:p>1.399</text:p>
          </table:table-cell>
          <table:table-cell table:style-name="ce1" table:formula="of:=LOOKUP([.$A7]+[.L$1];[$Sheet1.$D$1:$Sheet1.$D$1048576];[$Sheet1.$E$1:$Sheet1.$E$1048576])" office:value-type="float" office:value="1.053" calcext:value-type="float">
            <text:p>1.053</text:p>
          </table:table-cell>
          <table:table-cell table:style-name="ce1" table:formula="of:=LOOKUP([.$A7]+[.M$1];[$Sheet1.$D$1:$Sheet1.$D$1048576];[$Sheet1.$E$1:$Sheet1.$E$1048576])" office:value-type="float" office:value="0.003" calcext:value-type="float">
            <text:p>0.003</text:p>
          </table:table-cell>
          <table:table-cell table:style-name="ce1" table:formula="of:=LOOKUP([.$A7]+[.N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7]+[.O$1];[$Sheet1.$D$1:$Sheet1.$D$1048576];[$Sheet1.$E$1:$Sheet1.$E$1048576])" office:value-type="float" office:value="0.237" calcext:value-type="float">
            <text:p>0.237</text:p>
          </table:table-cell>
          <table:table-cell table:style-name="ce1" table:formula="of:=LOOKUP([.$A7]+[.P$1];[$Sheet1.$D$1:$Sheet1.$D$1048576];[$Sheet1.$E$1:$Sheet1.$E$1048576])" office:value-type="float" office:value="0.307" calcext:value-type="float">
            <text:p>0.307</text:p>
          </table:table-cell>
          <table:table-cell table:style-name="ce1" table:formula="of:=LOOKUP([.$A7]+[.Q$1];[$Sheet1.$D$1:$Sheet1.$D$1048576];[$Sheet1.$E$1:$Sheet1.$E$1048576])" office:value-type="float" office:value="1.378" calcext:value-type="float">
            <text:p>1.378</text:p>
          </table:table-cell>
          <table:table-cell table:style-name="ce1" table:formula="of:=LOOKUP([.$A7]+[.R$1];[$Sheet1.$D$1:$Sheet1.$D$1048576];[$Sheet1.$E$1:$Sheet1.$E$1048576])" office:value-type="float" office:value="0.221" calcext:value-type="float">
            <text:p>0.221</text:p>
          </table:table-cell>
          <table:table-cell table:style-name="ce1" table:formula="of:=LOOKUP([.$A7]+[.S$1];[$Sheet1.$D$1:$Sheet1.$D$1048576];[$Sheet1.$E$1:$Sheet1.$E$1048576])" office:value-type="float" office:value="0.425" calcext:value-type="float">
            <text:p>0.425</text:p>
          </table:table-cell>
          <table:table-cell table:style-name="ce1" table:formula="of:=LOOKUP([.$A7]+[.T$1];[$Sheet1.$D$1:$Sheet1.$D$1048576];[$Sheet1.$E$1:$Sheet1.$E$1048576])" office:value-type="float" office:value="0.184" calcext:value-type="float">
            <text:p>0.184</text:p>
          </table:table-cell>
          <table:table-cell table:style-name="ce1" table:formula="of:=LOOKUP([.$A7]+[.U$1];[$Sheet1.$D$1:$Sheet1.$D$1048576];[$Sheet1.$E$1:$Sheet1.$E$1048576])" office:value-type="float" office:value="0.006" calcext:value-type="float">
            <text:p>0.006</text:p>
          </table:table-cell>
          <table:table-cell table:style-name="ce1" table:formula="of:=LOOKUP([.$A7]+[.V$1];[$Sheet1.$D$1:$Sheet1.$D$1048576];[$Sheet1.$E$1:$Sheet1.$E$1048576])" office:value-type="float" office:value="0.452" calcext:value-type="float">
            <text:p>0.452</text:p>
          </table:table-cell>
          <table:table-cell table:style-name="ce1" table:formula="of:=LOOKUP([.$A7]+[.W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7]+[.X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7]+[.Y$1];[$Sheet1.$D$1:$Sheet1.$D$1048576];[$Sheet1.$E$1:$Sheet1.$E$1048576])" office:value-type="float" office:value="0.086" calcext:value-type="float">
            <text:p>0.086</text:p>
          </table:table-cell>
          <table:table-cell table:style-name="ce1" table:formula="of:=LOOKUP([.$A7]+[.Z$1];[$Sheet1.$D$1:$Sheet1.$D$1048576];[$Sheet1.$E$1:$Sheet1.$E$1048576])" office:value-type="float" office:value="0.397" calcext:value-type="float">
            <text:p>0.397</text:p>
          </table:table-cell>
          <table:table-cell table:style-name="ce1" table:formula="of:=LOOKUP([.$A7]+[.AA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7]+[.AB$1];[$Sheet1.$D$1:$Sheet1.$D$1048576];[$Sheet1.$E$1:$Sheet1.$E$1048576])" office:value-type="float" office:value="0.007" calcext:value-type="float">
            <text:p>0.007</text:p>
          </table:table-cell>
          <table:table-cell/>
        </table:table-row>
        <table:table-row table:style-name="ro1">
          <table:table-cell table:formula="of:=[.A7]+1" office:value-type="date" office:date-value="2022-01-28" calcext:value-type="date">
            <text:p>Friday, <text:s/>28-01-2022</text:p>
          </table:table-cell>
          <table:table-cell table:style-name="ce1" table:formula="of:=SUMIF([Sheet1.A$1:.A$1048576];[.A8];[Sheet1.E$1:.E$1048576])" office:value-type="float" office:value="6.469" calcext:value-type="float">
            <text:p>6.469</text:p>
          </table:table-cell>
          <table:table-cell table:style-name="ce1"/>
          <table:table-cell table:formula="of:=&quot;Roomthermostat, &quot;&amp;TEXT([.A8];&quot;DD-MM&quot;)" office:value-type="string" office:string-value="Roomthermostat, 28-01" calcext:value-type="string">
            <text:p>Roomthermostat, 28-01</text:p>
          </table:table-cell>
          <table:table-cell table:style-name="ce1" table:formula="of:=LOOKUP([.$A8]+[.E$1];[$Sheet1.$D$1:$Sheet1.$D$1048576];[$Sheet1.$E$1:$Sheet1.$E$1048576])" office:value-type="float" office:value="0.014" calcext:value-type="float">
            <text:p>0.014</text:p>
          </table:table-cell>
          <table:table-cell table:style-name="ce1" table:formula="of:=LOOKUP([.$A8]+[.F$1];[$Sheet1.$D$1:$Sheet1.$D$1048576];[$Sheet1.$E$1:$Sheet1.$E$1048576])" office:value-type="float" office:value="0.002" calcext:value-type="float">
            <text:p>0.002</text:p>
          </table:table-cell>
          <table:table-cell table:style-name="ce1" table:formula="of:=LOOKUP([.$A8]+[.G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8]+[.H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8]+[.I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8]+[.J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8]+[.K$1];[$Sheet1.$D$1:$Sheet1.$D$1048576];[$Sheet1.$E$1:$Sheet1.$E$1048576])" office:value-type="float" office:value="1.324" calcext:value-type="float">
            <text:p>1.324</text:p>
          </table:table-cell>
          <table:table-cell table:style-name="ce1" table:formula="of:=LOOKUP([.$A8]+[.L$1];[$Sheet1.$D$1:$Sheet1.$D$1048576];[$Sheet1.$E$1:$Sheet1.$E$1048576])" office:value-type="float" office:value="0.782" calcext:value-type="float">
            <text:p>0.782</text:p>
          </table:table-cell>
          <table:table-cell table:style-name="ce1" table:formula="of:=LOOKUP([.$A8]+[.M$1];[$Sheet1.$D$1:$Sheet1.$D$1048576];[$Sheet1.$E$1:$Sheet1.$E$1048576])" office:value-type="float" office:value="0.692" calcext:value-type="float">
            <text:p>0.692</text:p>
          </table:table-cell>
          <table:table-cell table:style-name="ce1" table:formula="of:=LOOKUP([.$A8]+[.N$1];[$Sheet1.$D$1:$Sheet1.$D$1048576];[$Sheet1.$E$1:$Sheet1.$E$1048576])" office:value-type="float" office:value="0.579" calcext:value-type="float">
            <text:p>0.579</text:p>
          </table:table-cell>
          <table:table-cell table:style-name="ce1" table:formula="of:=LOOKUP([.$A8]+[.O$1];[$Sheet1.$D$1:$Sheet1.$D$1048576];[$Sheet1.$E$1:$Sheet1.$E$1048576])" office:value-type="float" office:value="0.359" calcext:value-type="float">
            <text:p>0.359</text:p>
          </table:table-cell>
          <table:table-cell table:style-name="ce1" table:formula="of:=LOOKUP([.$A8]+[.P$1];[$Sheet1.$D$1:$Sheet1.$D$1048576];[$Sheet1.$E$1:$Sheet1.$E$1048576])" office:value-type="float" office:value="0.349" calcext:value-type="float">
            <text:p>0.349</text:p>
          </table:table-cell>
          <table:table-cell table:style-name="ce1" table:formula="of:=LOOKUP([.$A8]+[.Q$1];[$Sheet1.$D$1:$Sheet1.$D$1048576];[$Sheet1.$E$1:$Sheet1.$E$1048576])" office:value-type="float" office:value="0.627" calcext:value-type="float">
            <text:p>0.627</text:p>
          </table:table-cell>
          <table:table-cell table:style-name="ce1" table:formula="of:=LOOKUP([.$A8]+[.R$1];[$Sheet1.$D$1:$Sheet1.$D$1048576];[$Sheet1.$E$1:$Sheet1.$E$1048576])" office:value-type="float" office:value="0.152" calcext:value-type="float">
            <text:p>0.152</text:p>
          </table:table-cell>
          <table:table-cell table:style-name="ce1" table:formula="of:=LOOKUP([.$A8]+[.S$1];[$Sheet1.$D$1:$Sheet1.$D$1048576];[$Sheet1.$E$1:$Sheet1.$E$1048576])" office:value-type="float" office:value="0.526" calcext:value-type="float">
            <text:p>0.526</text:p>
          </table:table-cell>
          <table:table-cell table:style-name="ce1" table:formula="of:=LOOKUP([.$A8]+[.T$1];[$Sheet1.$D$1:$Sheet1.$D$1048576];[$Sheet1.$E$1:$Sheet1.$E$1048576])" office:value-type="float" office:value="0.337" calcext:value-type="float">
            <text:p>0.337</text:p>
          </table:table-cell>
          <table:table-cell table:style-name="ce1" table:formula="of:=LOOKUP([.$A8]+[.U$1];[$Sheet1.$D$1:$Sheet1.$D$1048576];[$Sheet1.$E$1:$Sheet1.$E$1048576])" office:value-type="float" office:value="0.239" calcext:value-type="float">
            <text:p>0.239</text:p>
          </table:table-cell>
          <table:table-cell table:style-name="ce1" table:formula="of:=LOOKUP([.$A8]+[.V$1];[$Sheet1.$D$1:$Sheet1.$D$1048576];[$Sheet1.$E$1:$Sheet1.$E$1048576])" office:value-type="float" office:value="0.236" calcext:value-type="float">
            <text:p>0.236</text:p>
          </table:table-cell>
          <table:table-cell table:style-name="ce1" table:formula="of:=LOOKUP([.$A8]+[.W$1];[$Sheet1.$D$1:$Sheet1.$D$1048576];[$Sheet1.$E$1:$Sheet1.$E$1048576])" office:value-type="float" office:value="0.181" calcext:value-type="float">
            <text:p>0.181</text:p>
          </table:table-cell>
          <table:table-cell table:style-name="ce1" table:formula="of:=LOOKUP([.$A8]+[.X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8]+[.Y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8]+[.Z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8]+[.AA$1];[$Sheet1.$D$1:$Sheet1.$D$1048576];[$Sheet1.$E$1:$Sheet1.$E$1048576])" office:value-type="float" office:value="0.034" calcext:value-type="float">
            <text:p>0.034</text:p>
          </table:table-cell>
          <table:table-cell table:style-name="ce1" table:formula="of:=LOOKUP([.$A8]+[.AB$1];[$Sheet1.$D$1:$Sheet1.$D$1048576];[$Sheet1.$E$1:$Sheet1.$E$1048576])" office:value-type="float" office:value="0.013" calcext:value-type="float">
            <text:p>0.013</text:p>
          </table:table-cell>
          <table:table-cell/>
        </table:table-row>
        <table:table-row table:style-name="ro1">
          <table:table-cell table:formula="of:=[.A8]+1" office:value-type="date" office:date-value="2022-01-29" calcext:value-type="date">
            <text:p>Saturday, <text:s/>29-01-2022</text:p>
          </table:table-cell>
          <table:table-cell table:style-name="ce1" table:formula="of:=SUMIF([Sheet1.A$1:.A$1048576];[.A9];[Sheet1.E$1:.E$1048576])" office:value-type="float" office:value="6.322" calcext:value-type="float">
            <text:p>6.322</text:p>
          </table:table-cell>
          <table:table-cell table:style-name="ce1"/>
          <table:table-cell table:formula="of:=&quot;Roomthermostat, &quot;&amp;TEXT([.A9];&quot;DD-MM&quot;)" office:value-type="string" office:string-value="Roomthermostat, 29-01" calcext:value-type="string">
            <text:p>Roomthermostat, 29-01</text:p>
          </table:table-cell>
          <table:table-cell table:style-name="ce1" table:formula="of:=LOOKUP([.$A9]+[.E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9]+[.F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9]+[.G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9]+[.H$1];[$Sheet1.$D$1:$Sheet1.$D$1048576];[$Sheet1.$E$1:$Sheet1.$E$1048576])" office:value-type="float" office:value="0.008" calcext:value-type="float">
            <text:p>0.008</text:p>
          </table:table-cell>
          <table:table-cell table:style-name="ce1" table:formula="of:=LOOKUP([.$A9]+[.I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9]+[.J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9]+[.K$1];[$Sheet1.$D$1:$Sheet1.$D$1048576];[$Sheet1.$E$1:$Sheet1.$E$1048576])" office:value-type="float" office:value="0.004" calcext:value-type="float">
            <text:p>0.004</text:p>
          </table:table-cell>
          <table:table-cell table:style-name="ce1" table:formula="of:=LOOKUP([.$A9]+[.L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9]+[.M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9]+[.N$1];[$Sheet1.$D$1:$Sheet1.$D$1048576];[$Sheet1.$E$1:$Sheet1.$E$1048576])" office:value-type="float" office:value="1.646" calcext:value-type="float">
            <text:p>1.646</text:p>
          </table:table-cell>
          <table:table-cell table:style-name="ce1" table:formula="of:=LOOKUP([.$A9]+[.O$1];[$Sheet1.$D$1:$Sheet1.$D$1048576];[$Sheet1.$E$1:$Sheet1.$E$1048576])" office:value-type="float" office:value="0.517" calcext:value-type="float">
            <text:p>0.517</text:p>
          </table:table-cell>
          <table:table-cell table:style-name="ce1" table:formula="of:=LOOKUP([.$A9]+[.P$1];[$Sheet1.$D$1:$Sheet1.$D$1048576];[$Sheet1.$E$1:$Sheet1.$E$1048576])" office:value-type="float" office:value="0.154" calcext:value-type="float">
            <text:p>0.154</text:p>
          </table:table-cell>
          <table:table-cell table:style-name="ce1" table:formula="of:=LOOKUP([.$A9]+[.Q$1];[$Sheet1.$D$1:$Sheet1.$D$1048576];[$Sheet1.$E$1:$Sheet1.$E$1048576])" office:value-type="float" office:value="0.452" calcext:value-type="float">
            <text:p>0.452</text:p>
          </table:table-cell>
          <table:table-cell table:style-name="ce1" table:formula="of:=LOOKUP([.$A9]+[.R$1];[$Sheet1.$D$1:$Sheet1.$D$1048576];[$Sheet1.$E$1:$Sheet1.$E$1048576])" office:value-type="float" office:value="0.631" calcext:value-type="float">
            <text:p>0.631</text:p>
          </table:table-cell>
          <table:table-cell table:style-name="ce1" table:formula="of:=LOOKUP([.$A9]+[.S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9]+[.T$1];[$Sheet1.$D$1:$Sheet1.$D$1048576];[$Sheet1.$E$1:$Sheet1.$E$1048576])" office:value-type="float" office:value="0.559" calcext:value-type="float">
            <text:p>0.559</text:p>
          </table:table-cell>
          <table:table-cell table:style-name="ce1" table:formula="of:=LOOKUP([.$A9]+[.U$1];[$Sheet1.$D$1:$Sheet1.$D$1048576];[$Sheet1.$E$1:$Sheet1.$E$1048576])" office:value-type="float" office:value="0.514" calcext:value-type="float">
            <text:p>0.514</text:p>
          </table:table-cell>
          <table:table-cell table:style-name="ce1" table:formula="of:=LOOKUP([.$A9]+[.V$1];[$Sheet1.$D$1:$Sheet1.$D$1048576];[$Sheet1.$E$1:$Sheet1.$E$1048576])" office:value-type="float" office:value="0.33" calcext:value-type="float">
            <text:p>0.33</text:p>
          </table:table-cell>
          <table:table-cell table:style-name="ce1" table:formula="of:=LOOKUP([.$A9]+[.W$1];[$Sheet1.$D$1:$Sheet1.$D$1048576];[$Sheet1.$E$1:$Sheet1.$E$1048576])" office:value-type="float" office:value="0.113" calcext:value-type="float">
            <text:p>0.113</text:p>
          </table:table-cell>
          <table:table-cell table:style-name="ce1" table:formula="of:=LOOKUP([.$A9]+[.X$1];[$Sheet1.$D$1:$Sheet1.$D$1048576];[$Sheet1.$E$1:$Sheet1.$E$1048576])" office:value-type="float" office:value="0.759" calcext:value-type="float">
            <text:p>0.759</text:p>
          </table:table-cell>
          <table:table-cell table:style-name="ce1" table:formula="of:=LOOKUP([.$A9]+[.Y$1];[$Sheet1.$D$1:$Sheet1.$D$1048576];[$Sheet1.$E$1:$Sheet1.$E$1048576])" office:value-type="float" office:value="0.052" calcext:value-type="float">
            <text:p>0.052</text:p>
          </table:table-cell>
          <table:table-cell table:style-name="ce1" table:formula="of:=LOOKUP([.$A9]+[.Z$1];[$Sheet1.$D$1:$Sheet1.$D$1048576];[$Sheet1.$E$1:$Sheet1.$E$1048576])" office:value-type="float" office:value="0.059" calcext:value-type="float">
            <text:p>0.059</text:p>
          </table:table-cell>
          <table:table-cell table:style-name="ce1" table:formula="of:=LOOKUP([.$A9]+[.AA$1];[$Sheet1.$D$1:$Sheet1.$D$1048576];[$Sheet1.$E$1:$Sheet1.$E$1048576])" office:value-type="float" office:value="0.481" calcext:value-type="float">
            <text:p>0.481</text:p>
          </table:table-cell>
          <table:table-cell table:style-name="ce1" table:formula="of:=LOOKUP([.$A9]+[.AB$1];[$Sheet1.$D$1:$Sheet1.$D$1048576];[$Sheet1.$E$1:$Sheet1.$E$1048576])" office:value-type="float" office:value="0.01" calcext:value-type="float">
            <text:p>0.01</text:p>
          </table:table-cell>
          <table:table-cell/>
        </table:table-row>
        <table:table-row table:style-name="ro1">
          <table:table-cell table:formula="of:=[.A9]+1" office:value-type="date" office:date-value="2022-01-30" calcext:value-type="date">
            <text:p>Sunday, <text:s/>30-01-2022</text:p>
          </table:table-cell>
          <table:table-cell table:style-name="ce1" table:formula="of:=SUMIF([Sheet1.A$1:.A$1048576];[.A10];[Sheet1.E$1:.E$1048576])" office:value-type="float" office:value="4.366" calcext:value-type="float">
            <text:p>4.366</text:p>
          </table:table-cell>
          <table:table-cell table:style-name="ce1"/>
          <table:table-cell table:formula="of:=&quot;Roomthermostat, &quot;&amp;TEXT([.A10];&quot;DD-MM&quot;)" office:value-type="string" office:string-value="Roomthermostat, 30-01" calcext:value-type="string">
            <text:p>Roomthermostat, 30-01</text:p>
          </table:table-cell>
          <table:table-cell table:style-name="ce1" table:formula="of:=LOOKUP([.$A10]+[.E$1];[$Sheet1.$D$1:$Sheet1.$D$1048576];[$Sheet1.$E$1:$Sheet1.$E$1048576])" office:value-type="float" office:value="0.006" calcext:value-type="float">
            <text:p>0.006</text:p>
          </table:table-cell>
          <table:table-cell table:style-name="ce1" table:formula="of:=LOOKUP([.$A10]+[.F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0]+[.G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0]+[.H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0]+[.I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0]+[.J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0]+[.K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0]+[.L$1];[$Sheet1.$D$1:$Sheet1.$D$1048576];[$Sheet1.$E$1:$Sheet1.$E$1048576])" office:value-type="float" office:value="0.087" calcext:value-type="float">
            <text:p>0.087</text:p>
          </table:table-cell>
          <table:table-cell table:style-name="ce1" table:formula="of:=LOOKUP([.$A10]+[.M$1];[$Sheet1.$D$1:$Sheet1.$D$1048576];[$Sheet1.$E$1:$Sheet1.$E$1048576])" office:value-type="float" office:value="0.313" calcext:value-type="float">
            <text:p>0.313</text:p>
          </table:table-cell>
          <table:table-cell table:style-name="ce1" table:formula="of:=LOOKUP([.$A10]+[.N$1];[$Sheet1.$D$1:$Sheet1.$D$1048576];[$Sheet1.$E$1:$Sheet1.$E$1048576])" office:value-type="float" office:value="0.191" calcext:value-type="float">
            <text:p>0.191</text:p>
          </table:table-cell>
          <table:table-cell table:style-name="ce1" table:formula="of:=LOOKUP([.$A10]+[.O$1];[$Sheet1.$D$1:$Sheet1.$D$1048576];[$Sheet1.$E$1:$Sheet1.$E$1048576])" office:value-type="float" office:value="0.521" calcext:value-type="float">
            <text:p>0.521</text:p>
          </table:table-cell>
          <table:table-cell table:style-name="ce1" table:formula="of:=LOOKUP([.$A10]+[.P$1];[$Sheet1.$D$1:$Sheet1.$D$1048576];[$Sheet1.$E$1:$Sheet1.$E$1048576])" office:value-type="float" office:value="0.146" calcext:value-type="float">
            <text:p>0.146</text:p>
          </table:table-cell>
          <table:table-cell table:style-name="ce1" table:formula="of:=LOOKUP([.$A10]+[.Q$1];[$Sheet1.$D$1:$Sheet1.$D$1048576];[$Sheet1.$E$1:$Sheet1.$E$1048576])" office:value-type="float" office:value="0.436" calcext:value-type="float">
            <text:p>0.436</text:p>
          </table:table-cell>
          <table:table-cell table:style-name="ce1" table:formula="of:=LOOKUP([.$A10]+[.R$1];[$Sheet1.$D$1:$Sheet1.$D$1048576];[$Sheet1.$E$1:$Sheet1.$E$1048576])" office:value-type="float" office:value="0.067" calcext:value-type="float">
            <text:p>0.067</text:p>
          </table:table-cell>
          <table:table-cell table:style-name="ce1" table:formula="of:=LOOKUP([.$A10]+[.S$1];[$Sheet1.$D$1:$Sheet1.$D$1048576];[$Sheet1.$E$1:$Sheet1.$E$1048576])" office:value-type="float" office:value="0.372" calcext:value-type="float">
            <text:p>0.372</text:p>
          </table:table-cell>
          <table:table-cell table:style-name="ce1" table:formula="of:=LOOKUP([.$A10]+[.T$1];[$Sheet1.$D$1:$Sheet1.$D$1048576];[$Sheet1.$E$1:$Sheet1.$E$1048576])" office:value-type="float" office:value="0.361" calcext:value-type="float">
            <text:p>0.361</text:p>
          </table:table-cell>
          <table:table-cell table:style-name="ce1" table:formula="of:=LOOKUP([.$A10]+[.U$1];[$Sheet1.$D$1:$Sheet1.$D$1048576];[$Sheet1.$E$1:$Sheet1.$E$1048576])" office:value-type="float" office:value="0.088" calcext:value-type="float">
            <text:p>0.088</text:p>
          </table:table-cell>
          <table:table-cell table:style-name="ce1" table:formula="of:=LOOKUP([.$A10]+[.V$1];[$Sheet1.$D$1:$Sheet1.$D$1048576];[$Sheet1.$E$1:$Sheet1.$E$1048576])" office:value-type="float" office:value="0.368" calcext:value-type="float">
            <text:p>0.368</text:p>
          </table:table-cell>
          <table:table-cell table:style-name="ce1" table:formula="of:=LOOKUP([.$A10]+[.W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0]+[.X$1];[$Sheet1.$D$1:$Sheet1.$D$1048576];[$Sheet1.$E$1:$Sheet1.$E$1048576])" office:value-type="float" office:value="0.094" calcext:value-type="float">
            <text:p>0.094</text:p>
          </table:table-cell>
          <table:table-cell table:style-name="ce1" table:formula="of:=LOOKUP([.$A10]+[.Y$1];[$Sheet1.$D$1:$Sheet1.$D$1048576];[$Sheet1.$E$1:$Sheet1.$E$1048576])" office:value-type="float" office:value="0.797" calcext:value-type="float">
            <text:p>0.797</text:p>
          </table:table-cell>
          <table:table-cell table:style-name="ce1" table:formula="of:=LOOKUP([.$A10]+[.Z$1];[$Sheet1.$D$1:$Sheet1.$D$1048576];[$Sheet1.$E$1:$Sheet1.$E$1048576])" office:value-type="float" office:value="0.435" calcext:value-type="float">
            <text:p>0.435</text:p>
          </table:table-cell>
          <table:table-cell table:style-name="ce1" table:formula="of:=LOOKUP([.$A10]+[.AA$1];[$Sheet1.$D$1:$Sheet1.$D$1048576];[$Sheet1.$E$1:$Sheet1.$E$1048576])" office:value-type="float" office:value="0.039" calcext:value-type="float">
            <text:p>0.039</text:p>
          </table:table-cell>
          <table:table-cell table:style-name="ce1" table:formula="of:=LOOKUP([.$A10]+[.AB$1];[$Sheet1.$D$1:$Sheet1.$D$1048576];[$Sheet1.$E$1:$Sheet1.$E$1048576])"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formula="of:=[.A10]+1" office:value-type="date" office:date-value="2022-01-31" calcext:value-type="date">
            <text:p>Monday, <text:s/>31-01-2022</text:p>
          </table:table-cell>
          <table:table-cell table:style-name="ce1" table:formula="of:=SUMIF([Sheet1.A$1:.A$1048576];[.A11];[Sheet1.E$1:.E$1048576])" office:value-type="float" office:value="5.923" calcext:value-type="float">
            <text:p>5.923</text:p>
          </table:table-cell>
          <table:table-cell table:style-name="ce1"/>
          <table:table-cell table:formula="of:=&quot;Roomthermostat, &quot;&amp;TEXT([.A11];&quot;DD-MM&quot;)" office:value-type="string" office:string-value="Roomthermostat, 31-01" calcext:value-type="string">
            <text:p>Roomthermostat, 31-01</text:p>
          </table:table-cell>
          <table:table-cell table:style-name="ce1" table:formula="of:=LOOKUP([.$A11]+[.E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1]+[.F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11]+[.G$1];[$Sheet1.$D$1:$Sheet1.$D$1048576];[$Sheet1.$E$1:$Sheet1.$E$1048576])" office:value-type="float" office:value="0.006" calcext:value-type="float">
            <text:p>0.006</text:p>
          </table:table-cell>
          <table:table-cell table:style-name="ce1" table:formula="of:=LOOKUP([.$A11]+[.H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1]+[.I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11]+[.J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1]+[.K$1];[$Sheet1.$D$1:$Sheet1.$D$1048576];[$Sheet1.$E$1:$Sheet1.$E$1048576])" office:value-type="float" office:value="0.41" calcext:value-type="float">
            <text:p>0.41</text:p>
          </table:table-cell>
          <table:table-cell table:style-name="ce1" table:formula="of:=LOOKUP([.$A11]+[.L$1];[$Sheet1.$D$1:$Sheet1.$D$1048576];[$Sheet1.$E$1:$Sheet1.$E$1048576])" office:value-type="float" office:value="0.939" calcext:value-type="float">
            <text:p>0.939</text:p>
          </table:table-cell>
          <table:table-cell table:style-name="ce1" table:formula="of:=LOOKUP([.$A11]+[.M$1];[$Sheet1.$D$1:$Sheet1.$D$1048576];[$Sheet1.$E$1:$Sheet1.$E$1048576])" office:value-type="float" office:value="0.641" calcext:value-type="float">
            <text:p>0.641</text:p>
          </table:table-cell>
          <table:table-cell table:style-name="ce1" table:formula="of:=LOOKUP([.$A11]+[.N$1];[$Sheet1.$D$1:$Sheet1.$D$1048576];[$Sheet1.$E$1:$Sheet1.$E$1048576])" office:value-type="float" office:value="1.008" calcext:value-type="float">
            <text:p>1.008</text:p>
          </table:table-cell>
          <table:table-cell table:style-name="ce1" table:formula="of:=LOOKUP([.$A11]+[.O$1];[$Sheet1.$D$1:$Sheet1.$D$1048576];[$Sheet1.$E$1:$Sheet1.$E$1048576])" office:value-type="float" office:value="0.516" calcext:value-type="float">
            <text:p>0.516</text:p>
          </table:table-cell>
          <table:table-cell table:style-name="ce1" table:formula="of:=LOOKUP([.$A11]+[.P$1];[$Sheet1.$D$1:$Sheet1.$D$1048576];[$Sheet1.$E$1:$Sheet1.$E$1048576])" office:value-type="float" office:value="0.31" calcext:value-type="float">
            <text:p>0.31</text:p>
          </table:table-cell>
          <table:table-cell table:style-name="ce1" table:formula="of:=LOOKUP([.$A11]+[.Q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1]+[.R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1]+[.S$1];[$Sheet1.$D$1:$Sheet1.$D$1048576];[$Sheet1.$E$1:$Sheet1.$E$1048576])" office:value-type="float" office:value="0.212" calcext:value-type="float">
            <text:p>0.212</text:p>
          </table:table-cell>
          <table:table-cell table:style-name="ce1" table:formula="of:=LOOKUP([.$A11]+[.T$1];[$Sheet1.$D$1:$Sheet1.$D$1048576];[$Sheet1.$E$1:$Sheet1.$E$1048576])" office:value-type="float" office:value="0.362" calcext:value-type="float">
            <text:p>0.362</text:p>
          </table:table-cell>
          <table:table-cell table:style-name="ce1" table:formula="of:=LOOKUP([.$A11]+[.U$1];[$Sheet1.$D$1:$Sheet1.$D$1048576];[$Sheet1.$E$1:$Sheet1.$E$1048576])" office:value-type="float" office:value="0.263" calcext:value-type="float">
            <text:p>0.263</text:p>
          </table:table-cell>
          <table:table-cell table:style-name="ce1" table:formula="of:=LOOKUP([.$A11]+[.V$1];[$Sheet1.$D$1:$Sheet1.$D$1048576];[$Sheet1.$E$1:$Sheet1.$E$1048576])" office:value-type="float" office:value="0.18" calcext:value-type="float">
            <text:p>0.18</text:p>
          </table:table-cell>
          <table:table-cell table:style-name="ce1" table:formula="of:=LOOKUP([.$A11]+[.W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1]+[.X$1];[$Sheet1.$D$1:$Sheet1.$D$1048576];[$Sheet1.$E$1:$Sheet1.$E$1048576])" office:value-type="float" office:value="0.522" calcext:value-type="float">
            <text:p>0.522</text:p>
          </table:table-cell>
          <table:table-cell table:style-name="ce1" table:formula="of:=LOOKUP([.$A11]+[.Y$1];[$Sheet1.$D$1:$Sheet1.$D$1048576];[$Sheet1.$E$1:$Sheet1.$E$1048576])" office:value-type="float" office:value="0.197" calcext:value-type="float">
            <text:p>0.197</text:p>
          </table:table-cell>
          <table:table-cell table:style-name="ce1" table:formula="of:=LOOKUP([.$A11]+[.Z$1];[$Sheet1.$D$1:$Sheet1.$D$1048576];[$Sheet1.$E$1:$Sheet1.$E$1048576])" office:value-type="float" office:value="0.065" calcext:value-type="float">
            <text:p>0.065</text:p>
          </table:table-cell>
          <table:table-cell table:style-name="ce1" table:formula="of:=LOOKUP([.$A11]+[.AA$1];[$Sheet1.$D$1:$Sheet1.$D$1048576];[$Sheet1.$E$1:$Sheet1.$E$1048576])" office:value-type="float" office:value="0.275" calcext:value-type="float">
            <text:p>0.275</text:p>
          </table:table-cell>
          <table:table-cell table:style-name="ce1" table:formula="of:=LOOKUP([.$A11]+[.AB$1];[$Sheet1.$D$1:$Sheet1.$D$1048576];[$Sheet1.$E$1:$Sheet1.$E$1048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date" office:date-value="2022-02-01" calcext:value-type="date">
            <text:p>Tuesday, <text:s/>01-02-2022</text:p>
          </table:table-cell>
          <table:table-cell table:style-name="ce1" table:formula="of:=SUMIF([Sheet1.A$1:.A$1048576];[.A12];[Sheet1.E$1:.E$1048576])" office:value-type="float" office:value="6.337" calcext:value-type="float">
            <text:p>6.337</text:p>
          </table:table-cell>
          <table:table-cell table:style-name="ce1"/>
          <table:table-cell table:formula="of:=&quot;Roomthermostat, &quot;&amp;TEXT([.A12];&quot;DD-MM&quot;)" office:value-type="string" office:string-value="Roomthermostat, 01-02" calcext:value-type="string">
            <text:p>Roomthermostat, 01-02</text:p>
          </table:table-cell>
          <table:table-cell table:style-name="ce1" table:formula="of:=LOOKUP([.$A12]+[.E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12]+[.F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2]+[.G$1];[$Sheet1.$D$1:$Sheet1.$D$1048576];[$Sheet1.$E$1:$Sheet1.$E$1048576])" office:value-type="float" office:value="0.006" calcext:value-type="float">
            <text:p>0.006</text:p>
          </table:table-cell>
          <table:table-cell table:style-name="ce1" table:formula="of:=LOOKUP([.$A12]+[.H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2]+[.I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12]+[.J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2]+[.K$1];[$Sheet1.$D$1:$Sheet1.$D$1048576];[$Sheet1.$E$1:$Sheet1.$E$1048576])" office:value-type="float" office:value="0.408" calcext:value-type="float">
            <text:p>0.408</text:p>
          </table:table-cell>
          <table:table-cell table:style-name="ce1" table:formula="of:=LOOKUP([.$A12]+[.L$1];[$Sheet1.$D$1:$Sheet1.$D$1048576];[$Sheet1.$E$1:$Sheet1.$E$1048576])" office:value-type="float" office:value="1.569" calcext:value-type="float">
            <text:p>1.569</text:p>
          </table:table-cell>
          <table:table-cell table:style-name="ce1" table:formula="of:=LOOKUP([.$A12]+[.M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2]+[.N$1];[$Sheet1.$D$1:$Sheet1.$D$1048576];[$Sheet1.$E$1:$Sheet1.$E$1048576])" office:value-type="float" office:value="0.208" calcext:value-type="float">
            <text:p>0.208</text:p>
          </table:table-cell>
          <table:table-cell table:style-name="ce1" table:formula="of:=LOOKUP([.$A12]+[.O$1];[$Sheet1.$D$1:$Sheet1.$D$1048576];[$Sheet1.$E$1:$Sheet1.$E$1048576])" office:value-type="float" office:value="0.03" calcext:value-type="float">
            <text:p>0.03</text:p>
          </table:table-cell>
          <table:table-cell table:style-name="ce1" table:formula="of:=LOOKUP([.$A12]+[.P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2]+[.Q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2]+[.R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2]+[.S$1];[$Sheet1.$D$1:$Sheet1.$D$1048576];[$Sheet1.$E$1:$Sheet1.$E$1048576])" office:value-type="float" office:value="0.977" calcext:value-type="float">
            <text:p>0.977</text:p>
          </table:table-cell>
          <table:table-cell table:style-name="ce1" table:formula="of:=LOOKUP([.$A12]+[.T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2]+[.U$1];[$Sheet1.$D$1:$Sheet1.$D$1048576];[$Sheet1.$E$1:$Sheet1.$E$1048576])" office:value-type="float" office:value="1.326" calcext:value-type="float">
            <text:p>1.326</text:p>
          </table:table-cell>
          <table:table-cell table:style-name="ce1" table:formula="of:=LOOKUP([.$A12]+[.V$1];[$Sheet1.$D$1:$Sheet1.$D$1048576];[$Sheet1.$E$1:$Sheet1.$E$1048576])" office:value-type="float" office:value="0.124" calcext:value-type="float">
            <text:p>0.124</text:p>
          </table:table-cell>
          <table:table-cell table:style-name="ce1" table:formula="of:=LOOKUP([.$A12]+[.W$1];[$Sheet1.$D$1:$Sheet1.$D$1048576];[$Sheet1.$E$1:$Sheet1.$E$1048576])" office:value-type="float" office:value="0.145" calcext:value-type="float">
            <text:p>0.145</text:p>
          </table:table-cell>
          <table:table-cell table:style-name="ce1" table:formula="of:=LOOKUP([.$A12]+[.X$1];[$Sheet1.$D$1:$Sheet1.$D$1048576];[$Sheet1.$E$1:$Sheet1.$E$1048576])" office:value-type="float" office:value="0.225" calcext:value-type="float">
            <text:p>0.225</text:p>
          </table:table-cell>
          <table:table-cell table:style-name="ce1" table:formula="of:=LOOKUP([.$A12]+[.Y$1];[$Sheet1.$D$1:$Sheet1.$D$1048576];[$Sheet1.$E$1:$Sheet1.$E$1048576])" office:value-type="float" office:value="0.523" calcext:value-type="float">
            <text:p>0.523</text:p>
          </table:table-cell>
          <table:table-cell table:style-name="ce1" table:formula="of:=LOOKUP([.$A12]+[.Z$1];[$Sheet1.$D$1:$Sheet1.$D$1048576];[$Sheet1.$E$1:$Sheet1.$E$1048576])" office:value-type="float" office:value="0.3" calcext:value-type="float">
            <text:p>0.3</text:p>
          </table:table-cell>
          <table:table-cell table:style-name="ce1" table:formula="of:=LOOKUP([.$A12]+[.AA$1];[$Sheet1.$D$1:$Sheet1.$D$1048576];[$Sheet1.$E$1:$Sheet1.$E$1048576])" office:value-type="float" office:value="0.46" calcext:value-type="float">
            <text:p>0.46</text:p>
          </table:table-cell>
          <table:table-cell table:style-name="ce1" table:formula="of:=LOOKUP([.$A12]+[.AB$1];[$Sheet1.$D$1:$Sheet1.$D$1048576];[$Sheet1.$E$1:$Sheet1.$E$1048576])" office:value-type="float" office:value="0.005" calcext:value-type="float">
            <text:p>0.005</text:p>
          </table:table-cell>
          <table:table-cell/>
        </table:table-row>
        <table:table-row table:style-name="ro1">
          <table:table-cell table:formula="of:=[.A12]+1" office:value-type="date" office:date-value="2022-02-02" calcext:value-type="date">
            <text:p>Wednesday, <text:s/>02-02-2022</text:p>
          </table:table-cell>
          <table:table-cell table:style-name="ce1" table:formula="of:=SUMIF([Sheet1.A$1:.A$1048576];[.A13];[Sheet1.E$1:.E$1048576])" office:value-type="float" office:value="5" calcext:value-type="float">
            <text:p>5</text:p>
          </table:table-cell>
          <table:table-cell table:style-name="ce1"/>
          <table:table-cell table:formula="of:=&quot;Roomthermostat, &quot;&amp;TEXT([.A13];&quot;DD-MM&quot;)" office:value-type="string" office:string-value="Roomthermostat, 02-02" calcext:value-type="string">
            <text:p>Roomthermostat, 02-02</text:p>
          </table:table-cell>
          <table:table-cell table:style-name="ce1" table:formula="of:=LOOKUP([.$A13]+[.E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F$1];[$Sheet1.$D$1:$Sheet1.$D$1048576];[$Sheet1.$E$1:$Sheet1.$E$1048576])" office:value-type="float" office:value="0.005" calcext:value-type="float">
            <text:p>0.005</text:p>
          </table:table-cell>
          <table:table-cell table:style-name="ce1" table:formula="of:=LOOKUP([.$A13]+[.G$1];[$Sheet1.$D$1:$Sheet1.$D$1048576];[$Sheet1.$E$1:$Sheet1.$E$1048576])" office:value-type="float" office:value="0.009" calcext:value-type="float">
            <text:p>0.009</text:p>
          </table:table-cell>
          <table:table-cell table:style-name="ce1" table:formula="of:=LOOKUP([.$A13]+[.H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I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3]+[.J$1];[$Sheet1.$D$1:$Sheet1.$D$1048576];[$Sheet1.$E$1:$Sheet1.$E$1048576])" office:value-type="float" office:value="0.007" calcext:value-type="float">
            <text:p>0.007</text:p>
          </table:table-cell>
          <table:table-cell table:style-name="ce1" table:formula="of:=LOOKUP([.$A13]+[.K$1];[$Sheet1.$D$1:$Sheet1.$D$1048576];[$Sheet1.$E$1:$Sheet1.$E$1048576])" office:value-type="float" office:value="0.41" calcext:value-type="float">
            <text:p>0.41</text:p>
          </table:table-cell>
          <table:table-cell table:style-name="ce1" table:formula="of:=LOOKUP([.$A13]+[.L$1];[$Sheet1.$D$1:$Sheet1.$D$1048576];[$Sheet1.$E$1:$Sheet1.$E$1048576])" office:value-type="float" office:value="1.642" calcext:value-type="float">
            <text:p>1.642</text:p>
          </table:table-cell>
          <table:table-cell table:style-name="ce1" table:formula="of:=LOOKUP([.$A13]+[.M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N$1];[$Sheet1.$D$1:$Sheet1.$D$1048576];[$Sheet1.$E$1:$Sheet1.$E$1048576])" office:value-type="float" office:value="0.978" calcext:value-type="float">
            <text:p>0.978</text:p>
          </table:table-cell>
          <table:table-cell table:style-name="ce1" table:formula="of:=LOOKUP([.$A13]+[.O$1];[$Sheet1.$D$1:$Sheet1.$D$1048576];[$Sheet1.$E$1:$Sheet1.$E$1048576])" office:value-type="float" office:value="0.019" calcext:value-type="float">
            <text:p>0.019</text:p>
          </table:table-cell>
          <table:table-cell table:style-name="ce1" table:formula="of:=LOOKUP([.$A13]+[.P$1];[$Sheet1.$D$1:$Sheet1.$D$1048576];[$Sheet1.$E$1:$Sheet1.$E$1048576])" office:value-type="float" office:value="0.015" calcext:value-type="float">
            <text:p>0.015</text:p>
          </table:table-cell>
          <table:table-cell table:style-name="ce1" table:formula="of:=LOOKUP([.$A13]+[.Q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R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S$1];[$Sheet1.$D$1:$Sheet1.$D$1048576];[$Sheet1.$E$1:$Sheet1.$E$1048576])" office:value-type="float" office:value="0.372" calcext:value-type="float">
            <text:p>0.372</text:p>
          </table:table-cell>
          <table:table-cell table:style-name="ce1" table:formula="of:=LOOKUP([.$A13]+[.T$1];[$Sheet1.$D$1:$Sheet1.$D$1048576];[$Sheet1.$E$1:$Sheet1.$E$1048576])" office:value-type="float" office:value="0.05" calcext:value-type="float">
            <text:p>0.05</text:p>
          </table:table-cell>
          <table:table-cell table:style-name="ce1" table:formula="of:=LOOKUP([.$A13]+[.U$1];[$Sheet1.$D$1:$Sheet1.$D$1048576];[$Sheet1.$E$1:$Sheet1.$E$1048576])" office:value-type="float" office:value="0.625" calcext:value-type="float">
            <text:p>0.625</text:p>
          </table:table-cell>
          <table:table-cell table:style-name="ce1" table:formula="of:=LOOKUP([.$A13]+[.V$1];[$Sheet1.$D$1:$Sheet1.$D$1048576];[$Sheet1.$E$1:$Sheet1.$E$1048576])" office:value-type="float" office:value="0.124" calcext:value-type="float">
            <text:p>0.124</text:p>
          </table:table-cell>
          <table:table-cell table:style-name="ce1" table:formula="of:=LOOKUP([.$A13]+[.W$1];[$Sheet1.$D$1:$Sheet1.$D$1048576];[$Sheet1.$E$1:$Sheet1.$E$1048576])" office:value-type="float" office:value="0.173" calcext:value-type="float">
            <text:p>0.173</text:p>
          </table:table-cell>
          <table:table-cell table:style-name="ce1" table:formula="of:=LOOKUP([.$A13]+[.X$1];[$Sheet1.$D$1:$Sheet1.$D$1048576];[$Sheet1.$E$1:$Sheet1.$E$1048576])" office:value-type="float" office:value="0.256" calcext:value-type="float">
            <text:p>0.256</text:p>
          </table:table-cell>
          <table:table-cell table:style-name="ce1" table:formula="of:=LOOKUP([.$A13]+[.Y$1];[$Sheet1.$D$1:$Sheet1.$D$1048576];[$Sheet1.$E$1:$Sheet1.$E$1048576])" office:value-type="float" office:value="0.177" calcext:value-type="float">
            <text:p>0.177</text:p>
          </table:table-cell>
          <table:table-cell table:style-name="ce1" table:formula="of:=LOOKUP([.$A13]+[.Z$1];[$Sheet1.$D$1:$Sheet1.$D$1048576];[$Sheet1.$E$1:$Sheet1.$E$1048576])" office:value-type="float" office:value="0.127" calcext:value-type="float">
            <text:p>0.127</text:p>
          </table:table-cell>
          <table:table-cell table:style-name="ce1" table:formula="of:=LOOKUP([.$A13]+[.AA$1];[$Sheet1.$D$1:$Sheet1.$D$1048576];[$Sheet1.$E$1:$Sheet1.$E$1048576])" office:value-type="float" office:value="0" calcext:value-type="float">
            <text:p>0</text:p>
          </table:table-cell>
          <table:table-cell table:style-name="ce1" table:formula="of:=LOOKUP([.$A13]+[.AB$1];[$Sheet1.$D$1:$Sheet1.$D$1048576];[$Sheet1.$E$1:$Sheet1.$E$1048576])"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formula="of:=[.A13]+1" office:value-type="date" office:date-value="2022-02-03" calcext:value-type="date">
            <text:p>Thursday, <text:s/>03-02-2022</text:p>
          </table:table-cell>
          <table:table-cell table:style-name="ce1" table:formula="of:=SUMIF([Sheet1.A$1:.A$1048576];[.A14];[Sheet1.E$1:.E$1048576])" office:value-type="float" office:value="0" calcext:value-type="float">
            <text:p>0</text:p>
          </table:table-cell>
          <table:table-cell table:style-name="ce1"/>
          <table:table-cell table:number-columns-repeated="26"/>
        </table:table-row>
        <table:table-row table:style-name="ro1">
          <table:table-cell table:formula="of:=[.A14]+1" office:value-type="date" office:date-value="2022-02-04" calcext:value-type="date">
            <text:p>Friday, <text:s/>04-02-2022</text:p>
          </table:table-cell>
          <table:table-cell table:style-name="ce1" table:formula="of:=SUMIF([Sheet1.A$1:.A$1048576];[.A15];[Sheet1.E$1:.E$1048576])" office:value-type="float" office:value="0" calcext:value-type="float">
            <text:p>0</text:p>
          </table:table-cell>
          <table:table-cell table:style-name="ce1"/>
          <table:table-cell table:number-columns-repeated="26"/>
        </table:table-row>
        <table:table-row table:style-name="ro1">
          <table:table-cell table:formula="of:=[.A15]+1" office:value-type="date" office:date-value="2022-02-05" calcext:value-type="date">
            <text:p>Saturday, <text:s/>05-02-2022</text:p>
          </table:table-cell>
          <table:table-cell table:style-name="ce1" table:formula="of:=SUMIF([Sheet1.A$1:.A$1048576];[.A16];[Sheet1.E$1:.E$1048576])" office:value-type="float" office:value="0" calcext:value-type="float">
            <text:p>0</text:p>
          </table:table-cell>
          <table:table-cell table:style-name="ce1"/>
          <table:table-cell table:number-columns-repeated="26"/>
        </table:table-row>
        <table:table-row table:style-name="ro1">
          <table:table-cell table:formula="of:=[.A16]+1" office:value-type="date" office:date-value="2022-02-06" calcext:value-type="date">
            <text:p>Sunday, <text:s/>06-02-2022</text:p>
          </table:table-cell>
          <table:table-cell table:style-name="ce1" table:formula="of:=SUMIF([Sheet1.A$1:.A$1048576];[.A17];[Sheet1.E$1:.E$1048576])" office:value-type="float" office:value="0" calcext:value-type="float">
            <text:p>0</text:p>
          </table:table-cell>
          <table:table-cell table:style-name="ce1"/>
          <table:table-cell table:number-columns-repeated="26"/>
        </table:table-row>
        <table:table-row table:style-name="ro1">
          <table:table-cell table:formula="of:=[.A17]+1" office:value-type="date" office:date-value="2022-02-07" calcext:value-type="date">
            <text:p>Monday, <text:s/>07-02-2022</text:p>
          </table:table-cell>
          <table:table-cell table:style-name="ce1" table:formula="of:=SUMIF([Sheet1.A$1:.A$1048576];[.A18];[Sheet1.E$1:.E$104857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formula="of:=[.A18]+1" office:value-type="date" office:date-value="2022-02-08" calcext:value-type="date">
            <text:p>Tuesday, <text:s/>08-02-2022</text:p>
          </table:table-cell>
          <table:table-cell table:style-name="ce1" table:formula="of:=SUMIF([Sheet1.A$1:.A$1048576];[.A19];[Sheet1.E$1:.E$104857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formula="of:=[.A19]+1" office:value-type="date" office:date-value="2022-02-09" calcext:value-type="date">
            <text:p>Wednesday, <text:s/>09-02-2022</text:p>
          </table:table-cell>
          <table:table-cell table:style-name="ce1" table:formula="of:=SUMIF([Sheet1.A$1:.A$1048576];[.A20];[Sheet1.E$1:.E$104857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table:formula="of:=[.E1]" office:value-type="time" office:time-value="PT00H00M00S" calcext:value-type="time">
            <text:p>0:00</text:p>
          </table:table-cell>
          <table:table-cell table:style-name="ce3" table:formula="of:=[.F1]" office:value-type="time" office:time-value="PT01H00M00S" calcext:value-type="time">
            <text:p>1:00</text:p>
          </table:table-cell>
          <table:table-cell table:style-name="ce3" table:formula="of:=[.G1]" office:value-type="time" office:time-value="PT02H00M00S" calcext:value-type="time">
            <text:p>2:00</text:p>
          </table:table-cell>
          <table:table-cell table:style-name="ce3" table:formula="of:=[.H1]" office:value-type="time" office:time-value="PT03H00M00S" calcext:value-type="time">
            <text:p>3:00</text:p>
          </table:table-cell>
          <table:table-cell table:style-name="ce3" table:formula="of:=[.I1]" office:value-type="time" office:time-value="PT04H00M00S" calcext:value-type="time">
            <text:p>4:00</text:p>
          </table:table-cell>
          <table:table-cell table:style-name="ce3" table:formula="of:=[.J1]" office:value-type="time" office:time-value="PT05H00M00S" calcext:value-type="time">
            <text:p>5:00</text:p>
          </table:table-cell>
          <table:table-cell table:style-name="ce3" table:formula="of:=[.K1]" office:value-type="time" office:time-value="PT06H00M00S" calcext:value-type="time">
            <text:p>6:00</text:p>
          </table:table-cell>
          <table:table-cell table:style-name="ce3" table:formula="of:=[.L1]" office:value-type="time" office:time-value="PT07H00M00S" calcext:value-type="time">
            <text:p>7:00</text:p>
          </table:table-cell>
          <table:table-cell table:style-name="ce3" table:formula="of:=[.M1]" office:value-type="time" office:time-value="PT08H00M00S" calcext:value-type="time">
            <text:p>8:00</text:p>
          </table:table-cell>
          <table:table-cell table:style-name="ce3" table:formula="of:=[.N1]" office:value-type="time" office:time-value="PT09H00M00S" calcext:value-type="time">
            <text:p>9:00</text:p>
          </table:table-cell>
          <table:table-cell table:style-name="ce3" table:formula="of:=[.O1]" office:value-type="time" office:time-value="PT10H00M00S" calcext:value-type="time">
            <text:p>10:00</text:p>
          </table:table-cell>
          <table:table-cell table:style-name="ce3" table:formula="of:=[.P1]" office:value-type="time" office:time-value="PT11H00M00S" calcext:value-type="time">
            <text:p>11:00</text:p>
          </table:table-cell>
          <table:table-cell table:style-name="ce3" table:formula="of:=[.Q1]" office:value-type="time" office:time-value="PT12H00M00S" calcext:value-type="time">
            <text:p>12:00</text:p>
          </table:table-cell>
          <table:table-cell table:style-name="ce3" table:formula="of:=[.R1]" office:value-type="time" office:time-value="PT13H00M00S" calcext:value-type="time">
            <text:p>13:00</text:p>
          </table:table-cell>
          <table:table-cell table:style-name="ce3" table:formula="of:=[.S1]" office:value-type="time" office:time-value="PT14H00M00S" calcext:value-type="time">
            <text:p>14:00</text:p>
          </table:table-cell>
          <table:table-cell table:style-name="ce3" table:formula="of:=[.T1]" office:value-type="time" office:time-value="PT15H00M00S" calcext:value-type="time">
            <text:p>15:00</text:p>
          </table:table-cell>
          <table:table-cell table:style-name="ce3" table:formula="of:=[.U1]" office:value-type="time" office:time-value="PT16H00M00S" calcext:value-type="time">
            <text:p>16:00</text:p>
          </table:table-cell>
          <table:table-cell table:style-name="ce3" table:formula="of:=[.V1]" office:value-type="time" office:time-value="PT17H00M00S" calcext:value-type="time">
            <text:p>17:00</text:p>
          </table:table-cell>
          <table:table-cell table:style-name="ce3" table:formula="of:=[.W1]" office:value-type="time" office:time-value="PT18H00M00S" calcext:value-type="time">
            <text:p>18:00</text:p>
          </table:table-cell>
          <table:table-cell table:style-name="ce3" table:formula="of:=[.X1]" office:value-type="time" office:time-value="PT19H00M00S" calcext:value-type="time">
            <text:p>19:00</text:p>
          </table:table-cell>
          <table:table-cell table:style-name="ce3" table:formula="of:=[.Y1]" office:value-type="time" office:time-value="PT20H00M00S" calcext:value-type="time">
            <text:p>20:00</text:p>
          </table:table-cell>
          <table:table-cell table:style-name="ce3" table:formula="of:=[.Z1]" office:value-type="time" office:time-value="PT21H00M00S" calcext:value-type="time">
            <text:p>21:00</text:p>
          </table:table-cell>
          <table:table-cell table:style-name="ce3" table:formula="of:=[.AA1]" office:value-type="time" office:time-value="PT22H00M00S" calcext:value-type="time">
            <text:p>22:00</text:p>
          </table:table-cell>
          <table:table-cell table:style-name="ce3" table:formula="of:=[.AB1]" office:value-type="time" office:time-value="PT23H00M00S" calcext:value-type="time">
            <text:p>23:00</text:p>
          </table:table-cell>
          <table:table-cell/>
        </table:table-row>
        <table:table-row table:style-name="ro1">
          <table:table-cell table:number-columns-repeated="3"/>
          <table:table-cell table:formula="of:=&quot;Honeywell, ∑=&quot;&amp;TEXT([.AC22];&quot;0.00&quot;)" office:value-type="string" office:string-value="Honeywell, ∑=6.12" calcext:value-type="string">
            <text:p>Honeywell, ∑=6.12</text:p>
          </table:table-cell>
          <table:table-cell table:formula="of:=AVERAGE([.E2:.E4])" office:value-type="float" office:value="0.00333333333333333" calcext:value-type="float">
            <text:p>0.00333333333333333</text:p>
          </table:table-cell>
          <table:table-cell table:formula="of:=AVERAGE([.F2:.F4])" office:value-type="float" office:value="0.006" calcext:value-type="float">
            <text:p>0.006</text:p>
          </table:table-cell>
          <table:table-cell table:formula="of:=AVERAGE([.G2:.G4])" office:value-type="float" office:value="0.00166666666666667" calcext:value-type="float">
            <text:p>0.00166666666666667</text:p>
          </table:table-cell>
          <table:table-cell table:formula="of:=AVERAGE([.H2:.H4])" office:value-type="float" office:value="0.00566666666666667" calcext:value-type="float">
            <text:p>0.00566666666666667</text:p>
          </table:table-cell>
          <table:table-cell table:formula="of:=AVERAGE([.I2:.I4])" office:value-type="float" office:value="0.00366666666666667" calcext:value-type="float">
            <text:p>0.00366666666666667</text:p>
          </table:table-cell>
          <table:table-cell table:formula="of:=AVERAGE([.J2:.J4])" office:value-type="float" office:value="0.309666666666667" calcext:value-type="float">
            <text:p>0.309666666666667</text:p>
          </table:table-cell>
          <table:table-cell table:formula="of:=AVERAGE([.K2:.K4])" office:value-type="float" office:value="0.078" calcext:value-type="float">
            <text:p>0.078</text:p>
          </table:table-cell>
          <table:table-cell table:formula="of:=AVERAGE([.L2:.L4])" office:value-type="float" office:value="0.522" calcext:value-type="float">
            <text:p>0.522</text:p>
          </table:table-cell>
          <table:table-cell table:formula="of:=AVERAGE([.M2:.M4])" office:value-type="float" office:value="0.007" calcext:value-type="float">
            <text:p>0.007</text:p>
          </table:table-cell>
          <table:table-cell table:formula="of:=AVERAGE([.N2:.N4])" office:value-type="float" office:value="0.536333333333333" calcext:value-type="float">
            <text:p>0.536333333333333</text:p>
          </table:table-cell>
          <table:table-cell table:formula="of:=AVERAGE([.O2:.O4])" office:value-type="float" office:value="0.854333333333333" calcext:value-type="float">
            <text:p>0.854333333333333</text:p>
          </table:table-cell>
          <table:table-cell table:formula="of:=AVERAGE([.P2:.P4])" office:value-type="float" office:value="0.785333333333333" calcext:value-type="float">
            <text:p>0.785333333333333</text:p>
          </table:table-cell>
          <table:table-cell table:formula="of:=AVERAGE([.Q2:.Q4])" office:value-type="float" office:value="0.342" calcext:value-type="float">
            <text:p>0.342</text:p>
          </table:table-cell>
          <table:table-cell table:formula="of:=AVERAGE([.R2:.R4])" office:value-type="float" office:value="0.398" calcext:value-type="float">
            <text:p>0.398</text:p>
          </table:table-cell>
          <table:table-cell table:formula="of:=AVERAGE([.S2:.S4])" office:value-type="float" office:value="0.349" calcext:value-type="float">
            <text:p>0.349</text:p>
          </table:table-cell>
          <table:table-cell table:formula="of:=AVERAGE([.T2:.T4])" office:value-type="float" office:value="0.418333333333333" calcext:value-type="float">
            <text:p>0.418333333333333</text:p>
          </table:table-cell>
          <table:table-cell table:formula="of:=AVERAGE([.U2:.U4])" office:value-type="float" office:value="0.274333333333333" calcext:value-type="float">
            <text:p>0.274333333333333</text:p>
          </table:table-cell>
          <table:table-cell table:formula="of:=AVERAGE([.V2:.V4])" office:value-type="float" office:value="0.265666666666667" calcext:value-type="float">
            <text:p>0.265666666666667</text:p>
          </table:table-cell>
          <table:table-cell table:formula="of:=AVERAGE([.W2:.W4])" office:value-type="float" office:value="0.157" calcext:value-type="float">
            <text:p>0.157</text:p>
          </table:table-cell>
          <table:table-cell table:formula="of:=AVERAGE([.X2:.X4])" office:value-type="float" office:value="0.202333333333333" calcext:value-type="float">
            <text:p>0.202333333333333</text:p>
          </table:table-cell>
          <table:table-cell table:formula="of:=AVERAGE([.Y2:.Y4])" office:value-type="float" office:value="0.163333333333333" calcext:value-type="float">
            <text:p>0.163333333333333</text:p>
          </table:table-cell>
          <table:table-cell table:formula="of:=AVERAGE([.Z2:.Z4])" office:value-type="float" office:value="0.156" calcext:value-type="float">
            <text:p>0.156</text:p>
          </table:table-cell>
          <table:table-cell table:formula="of:=AVERAGE([.AA2:.AA4])" office:value-type="float" office:value="0.276" calcext:value-type="float">
            <text:p>0.276</text:p>
          </table:table-cell>
          <table:table-cell table:formula="of:=AVERAGE([.AB2:.AB4])" office:value-type="float" office:value="0.00833333333333333" calcext:value-type="float">
            <text:p>0.00833333333333333</text:p>
          </table:table-cell>
          <table:table-cell table:style-name="ce13" table:formula="of:=SUM([.E22:.AB22])" office:value-type="float" office:value="6.12333333333333" calcext:value-type="float">
            <text:p>6.12</text:p>
          </table:table-cell>
        </table:table-row>
        <table:table-row table:style-name="ro1">
          <table:table-cell table:number-columns-repeated="3"/>
          <table:table-cell table:formula="of:=&quot;Roomthermostat, ∑=&quot;&amp;TEXT([.AC23];&quot;0.00&quot;)" office:value-type="string" office:string-value="Roomthermostat, ∑=5.83" calcext:value-type="string">
            <text:p>Roomthermostat, ∑=5.83</text:p>
          </table:table-cell>
          <table:table-cell table:formula="of:=AVERAGE([.E6:.E20])" office:value-type="float" office:value="0.004625" calcext:value-type="float">
            <text:p>0.004625</text:p>
          </table:table-cell>
          <table:table-cell table:formula="of:=AVERAGE([.F6:.F20])" office:value-type="float" office:value="0.003875" calcext:value-type="float">
            <text:p>0.003875</text:p>
          </table:table-cell>
          <table:table-cell table:formula="of:=AVERAGE([.G6:.G20])" office:value-type="float" office:value="0.004375" calcext:value-type="float">
            <text:p>0.004375</text:p>
          </table:table-cell>
          <table:table-cell table:formula="of:=AVERAGE([.H6:.H20])" office:value-type="float" office:value="0.00375" calcext:value-type="float">
            <text:p>0.00375</text:p>
          </table:table-cell>
          <table:table-cell table:formula="of:=AVERAGE([.I6:.I20])" office:value-type="float" office:value="0.003875" calcext:value-type="float">
            <text:p>0.003875</text:p>
          </table:table-cell>
          <table:table-cell table:formula="of:=AVERAGE([.J6:.J20])" office:value-type="float" office:value="0.004625" calcext:value-type="float">
            <text:p>0.004625</text:p>
          </table:table-cell>
          <table:table-cell table:formula="of:=AVERAGE([.K6:.K20])" office:value-type="float" office:value="0.50475" calcext:value-type="float">
            <text:p>0.50475</text:p>
          </table:table-cell>
          <table:table-cell table:formula="of:=AVERAGE([.L6:.L20])" office:value-type="float" office:value="0.943" calcext:value-type="float">
            <text:p>0.943</text:p>
          </table:table-cell>
          <table:table-cell table:formula="of:=AVERAGE([.M6:.M20])" office:value-type="float" office:value="0.24425" calcext:value-type="float">
            <text:p>0.24425</text:p>
          </table:table-cell>
          <table:table-cell table:formula="of:=AVERAGE([.N6:.N20])" office:value-type="float" office:value="0.60425" calcext:value-type="float">
            <text:p>0.60425</text:p>
          </table:table-cell>
          <table:table-cell table:formula="of:=AVERAGE([.O6:.O20])" office:value-type="float" office:value="0.274875" calcext:value-type="float">
            <text:p>0.274875</text:p>
          </table:table-cell>
          <table:table-cell table:formula="of:=AVERAGE([.P6:.P20])" office:value-type="float" office:value="0.160125" calcext:value-type="float">
            <text:p>0.160125</text:p>
          </table:table-cell>
          <table:table-cell table:formula="of:=AVERAGE([.Q6:.Q20])" office:value-type="float" office:value="0.363875" calcext:value-type="float">
            <text:p>0.363875</text:p>
          </table:table-cell>
          <table:table-cell table:formula="of:=AVERAGE([.R6:.R20])" office:value-type="float" office:value="0.133875" calcext:value-type="float">
            <text:p>0.133875</text:p>
          </table:table-cell>
          <table:table-cell table:formula="of:=AVERAGE([.S6:.S20])" office:value-type="float" office:value="0.3605" calcext:value-type="float">
            <text:p>0.3605</text:p>
          </table:table-cell>
          <table:table-cell table:formula="of:=AVERAGE([.T6:.T20])" office:value-type="float" office:value="0.231625" calcext:value-type="float">
            <text:p>0.231625</text:p>
          </table:table-cell>
          <table:table-cell table:formula="of:=AVERAGE([.U6:.U20])" office:value-type="float" office:value="0.383" calcext:value-type="float">
            <text:p>0.383</text:p>
          </table:table-cell>
          <table:table-cell table:formula="of:=AVERAGE([.V6:.V20])" office:value-type="float" office:value="0.43675" calcext:value-type="float">
            <text:p>0.43675</text:p>
          </table:table-cell>
          <table:table-cell table:formula="of:=AVERAGE([.W6:.W20])" office:value-type="float" office:value="0.0975" calcext:value-type="float">
            <text:p>0.0975</text:p>
          </table:table-cell>
          <table:table-cell table:formula="of:=AVERAGE([.X6:.X20])" office:value-type="float" office:value="0.350125" calcext:value-type="float">
            <text:p>0.350125</text:p>
          </table:table-cell>
          <table:table-cell table:formula="of:=AVERAGE([.Y6:.Y20])" office:value-type="float" office:value="0.294125" calcext:value-type="float">
            <text:p>0.294125</text:p>
          </table:table-cell>
          <table:table-cell table:formula="of:=AVERAGE([.Z6:.Z20])" office:value-type="float" office:value="0.2565" calcext:value-type="float">
            <text:p>0.2565</text:p>
          </table:table-cell>
          <table:table-cell table:formula="of:=AVERAGE([.AA6:.AA20])" office:value-type="float" office:value="0.162125" calcext:value-type="float">
            <text:p>0.162125</text:p>
          </table:table-cell>
          <table:table-cell table:formula="of:=AVERAGE([.AB6:.AB20])" office:value-type="float" office:value="0.00725" calcext:value-type="float">
            <text:p>0.00725</text:p>
          </table:table-cell>
          <table:table-cell table:style-name="ce13" table:formula="of:=SUM([.E23:.AB23])" office:value-type="float" office:value="5.833625" calcext:value-type="float">
            <text:p>5.83</text:p>
          </table:table-cell>
        </table:table-row>
        <table:table-row table:style-name="ro1" table:number-rows-repeated="104855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</number:time-style>
    <number:date-style style:name="N122">
      <number:day-of-week number:style="long"/>
      <number:text>,  </number:text>
      <number:day number:style="long"/>
      <number:text>-</number:text>
      <number:month number:style="long"/>
      <number:text>-</number:text>
      <number:year number:style="long"/>
    </number:date-style>
    <number:date-style style:name="N123">
      <number:day number:style="long"/>
      <number:text>-</number:text>
      <number:month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0:13:30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initial-creator>HenkJan van der Pol | Bond3D</meta:initial-creator>
    <meta:creation-date>2022-01-31T07:40:51Z</meta:creation-date>
    <dc:date>2022-02-03T20:17:40.790000000</dc:date>
    <meta:editing-duration>PT24M42S</meta:editing-duration>
    <meta:editing-cycles>5</meta:editing-cycles>
    <meta:document-statistic meta:table-count="3" meta:cell-count="174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21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121">
      <style:chart-properties chart:display-label="true" chart:logarithmic="false" chart:minimum="0" chart:maximum="1" chart:interval-major="0.1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7d7" draw:fill-color="#ffd7d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aa95" draw:fill-color="#ffaa95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e0c2cd" draw:fill-color="#e0c2cd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bb6" draw:fill-color="#ffdbb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562cm" svg:height="14.255cm" xlink:href=".." xlink:type="simple" chart:class="chart:scatter" chart:style-name="ch1">
        <chart:title svg:x="11.961cm" svg:y="0.421cm" chart:style-name="ch2">
          <text:p>Gas consumption during the day</text:p>
        </chart:title>
        <chart:legend chart:legend-position="end" svg:x="25.479cm" svg:y="4.627cm" style:legend-expansion="high" chart:style-name="ch3"/>
        <chart:plot-area chart:style-name="ch4" table:cell-range-address="Check.E1:Check.AB4 Check.D2:Check.D4 Check.D6:Check.AB12" chart:data-source-has-labels="column" svg:x="1.605cm" svg:y="1.511cm" svg:width="23.263cm" svg:height="11.495cm">
          <chart:coordinate-region svg:x="2.35cm" svg:y="1.706cm" svg:width="22.173cm" svg:height="10.661cm"/>
          <chart:axis chart:dimension="x" chart:name="primary-x" chart:style-name="ch5">
            <chart:title svg:x="12.826cm" svg:y="13.292cm" chart:style-name="ch6">
              <text:p>Time</text:p>
            </chart:title>
          </chart:axis>
          <chart:axis chart:dimension="y" chart:name="primary-y" chart:style-name="ch7">
            <chart:title svg:x="0.451cm" svg:y="7.589cm" chart:style-name="ch8">
              <text:p>[m³]</text:p>
            </chart:title>
            <chart:grid chart:style-name="ch9" chart:class="major"/>
          </chart:axis>
          <chart:series chart:style-name="ch10" chart:values-cell-range-address="Check.E2:Check.AB2" chart:label-cell-address="Check.D2:Check.D2" chart:class="chart:scatter">
            <chart:domain table:cell-range-address="Check.E1:Check.AB1"/>
            <chart:data-point chart:repeated="24"/>
          </chart:series>
          <chart:series chart:style-name="ch11" chart:values-cell-range-address="Check.E3:Check.AB3" chart:label-cell-address="Check.D3:Check.D3" chart:class="chart:scatter">
            <chart:data-point chart:repeated="24"/>
          </chart:series>
          <chart:series chart:style-name="ch12" chart:values-cell-range-address="Check.E4:Check.AB4" chart:label-cell-address="Check.D4:Check.D4" chart:class="chart:scatter">
            <chart:data-point chart:repeated="24"/>
          </chart:series>
          <chart:series chart:style-name="ch13" chart:values-cell-range-address="Check.E6:Check.AB6" chart:label-cell-address="Check.D6:Check.D6" chart:class="chart:scatter">
            <chart:data-point chart:repeated="24"/>
          </chart:series>
          <chart:series chart:style-name="ch14" chart:values-cell-range-address="Check.E7:Check.AB7" chart:label-cell-address="Check.D7:Check.D7" chart:class="chart:scatter">
            <chart:data-point chart:repeated="24"/>
          </chart:series>
          <chart:series chart:style-name="ch15" chart:values-cell-range-address="Check.E8:Check.AB8" chart:label-cell-address="Check.D8:Check.D8" chart:class="chart:scatter">
            <chart:data-point chart:repeated="24"/>
          </chart:series>
          <chart:series chart:style-name="ch16" chart:values-cell-range-address="Check.E9:Check.AB9" chart:label-cell-address="Check.D9:Check.D9" chart:class="chart:scatter">
            <chart:data-point chart:repeated="24"/>
          </chart:series>
          <chart:series chart:style-name="ch17" chart:values-cell-range-address="Check.E10:Check.AB10" chart:label-cell-address="Check.D10:Check.D10" chart:class="chart:scatter">
            <chart:data-point chart:repeated="24"/>
          </chart:series>
          <chart:series chart:style-name="ch18" chart:values-cell-range-address="Check.E11:Check.AB11" chart:label-cell-address="Check.D11:Check.D11" chart:class="chart:scatter">
            <chart:data-point chart:repeated="24"/>
          </chart:series>
          <chart:series chart:style-name="ch19" chart:values-cell-range-address="Check.E12:Check.AB12" chart:label-cell-address="Check.D12:Check.D12" chart:class="chart:scatter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heck.E1:Check.AB1</svg:desc>
                </draw:g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5">
                <text:p>0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5">
                <text:p>0.8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oneywell, 04-01</text:p>
                <draw:g>
                  <svg:desc>Check.D2:Check.D2</svg:desc>
                </draw:g>
              </table:table-cell>
              <table:table-cell office:value-type="float" office:value="0">
                <text:p>0</text:p>
                <draw:g>
                  <svg:desc>Check.E2:Check.AB2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1.089">
                <text:p>1.089</text:p>
              </table:table-cell>
              <table:table-cell office:value-type="float" office:value="0">
                <text:p>0</text:p>
              </table:table-cell>
              <table:table-cell office:value-type="float" office:value="0.983">
                <text:p>0.983</text:p>
              </table:table-cell>
              <table:table-cell office:value-type="float" office:value="0.461">
                <text:p>0.461</text:p>
              </table:table-cell>
              <table:table-cell office:value-type="float" office:value="0.663">
                <text:p>0.663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  <table:table-cell office:value-type="float" office:value="0.381">
                <text:p>0.38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well, 05-01</text:p>
                <draw:g>
                  <svg:desc>Check.D3:Check.D3</svg:desc>
                </draw:g>
              </table:table-cell>
              <table:table-cell office:value-type="float" office:value="0.005">
                <text:p>0.005</text:p>
                <draw:g>
                  <svg:desc>Check.E3:Check.AB3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62">
                <text:p>0.62</text:p>
              </table:table-cell>
              <table:table-cell office:value-type="float" office:value="1.106">
                <text:p>1.106</text:p>
              </table:table-cell>
              <table:table-cell office:value-type="float" office:value="1.172">
                <text:p>1.172</text:p>
              </table:table-cell>
              <table:table-cell office:value-type="float" office:value="0.7">
                <text:p>0.7</text:p>
              </table:table-cell>
              <table:table-cell office:value-type="float" office:value="0.802">
                <text:p>0.802</text:p>
              </table:table-cell>
              <table:table-cell office:value-type="float" office:value="0.586">
                <text:p>0.586</text:p>
              </table:table-cell>
              <table:table-cell office:value-type="float" office:value="0.532">
                <text:p>0.532</text:p>
              </table:table-cell>
              <table:table-cell office:value-type="float" office:value="0.492">
                <text:p>0.492</text:p>
              </table:table-cell>
              <table:table-cell office:value-type="float" office:value="0.47">
                <text:p>0.47</text:p>
              </table:table-cell>
              <table:table-cell office:value-type="float" office:value="0.108">
                <text:p>0.10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6">
                <text:p>0.49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Honeywell, 06-01</text:p>
                <draw:g>
                  <svg:desc>Check.D4:Check.D4</svg:desc>
                </draw:g>
              </table:table-cell>
              <table:table-cell office:value-type="float" office:value="0.005">
                <text:p>0.005</text:p>
                <draw:g>
                  <svg:desc>Check.E4:Check.AB4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917">
                <text:p>0.917</text:p>
              </table:table-cell>
              <table:table-cell office:value-type="float" office:value="0.229">
                <text:p>0.229</text:p>
              </table:table-cell>
              <table:table-cell office:value-type="float" office:value="0.47">
                <text:p>0.47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996">
                <text:p>0.996</text:p>
              </table:table-cell>
              <table:table-cell office:value-type="float" office:value="0.521">
                <text:p>0.521</text:p>
              </table:table-cell>
              <table:table-cell office:value-type="float" office:value="0.326">
                <text:p>0.326</text:p>
              </table:table-cell>
              <table:table-cell office:value-type="float" office:value="0.334">
                <text:p>0.334</text:p>
              </table:table-cell>
              <table:table-cell office:value-type="float" office:value="0.422">
                <text:p>0.422</text:p>
              </table:table-cell>
              <table:table-cell office:value-type="float" office:value="0.342">
                <text:p>0.342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59">
                <text:p>0.359</text:p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  <table:table-cell office:value-type="float" office:value="0.398">
                <text:p>0.398</text:p>
              </table:table-cell>
              <table:table-cell office:value-type="float" office:value="0.33">
                <text:p>0.3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oomthermostat, 26-01</text:p>
                <draw:g>
                  <svg:desc>Check.D6:Check.D6</svg:desc>
                </draw:g>
              </table:table-cell>
              <table:table-cell office:value-type="float" office:value="0">
                <text:p>0</text:p>
                <draw:g>
                  <svg:desc>Check.E6:Check.AB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">
                <text:p>0.076</text:p>
              </table:table-cell>
              <table:table-cell office:value-type="float" office:value="1.465">
                <text:p>1.465</text:p>
              </table:table-cell>
              <table:table-cell office:value-type="float" office:value="0.298">
                <text:p>0.298</text:p>
              </table:table-cell>
              <table:table-cell office:value-type="float" office:value="0.219">
                <text:p>0.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1.68">
                <text:p>1.68</text:p>
              </table:table-cell>
              <table:table-cell office:value-type="float" office:value="0.168">
                <text:p>0.168</text:p>
              </table:table-cell>
              <table:table-cell office:value-type="float" office:value="0.945">
                <text:p>0.945</text:p>
              </table:table-cell>
              <table:table-cell office:value-type="float" office:value="0.521">
                <text:p>0.521</text:p>
              </table:table-cell>
              <table:table-cell office:value-type="float" office:value="0.669">
                <text:p>0.669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Roomthermostat, 27-01</text:p>
                <draw:g>
                  <svg:desc>Check.D7:Check.D7</svg:desc>
                </draw:g>
              </table:table-cell>
              <table:table-cell office:value-type="float" office:value="0.005">
                <text:p>0.005</text:p>
                <draw:g>
                  <svg:desc>Check.E7:Check.AB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1.399">
                <text:p>1.399</text:p>
              </table:table-cell>
              <table:table-cell office:value-type="float" office:value="1.053">
                <text:p>1.05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237">
                <text:p>0.237</text:p>
              </table:table-cell>
              <table:table-cell office:value-type="float" office:value="0.307">
                <text:p>0.307</text:p>
              </table:table-cell>
              <table:table-cell office:value-type="float" office:value="1.378">
                <text:p>1.378</text:p>
              </table:table-cell>
              <table:table-cell office:value-type="float" office:value="0.221">
                <text:p>0.221</text:p>
              </table:table-cell>
              <table:table-cell office:value-type="float" office:value="0.425">
                <text:p>0.425</text:p>
              </table:table-cell>
              <table:table-cell office:value-type="float" office:value="0.184">
                <text:p>0.184</text:p>
              </table:table-cell>
              <table:table-cell office:value-type="float" office:value="0.006">
                <text:p>0.006</text:p>
              </table:table-cell>
              <table:table-cell office:value-type="float" office:value="0.452">
                <text:p>0.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397">
                <text:p>0.39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Roomthermostat, 28-01</text:p>
                <draw:g>
                  <svg:desc>Check.D8:Check.D8</svg:desc>
                </draw:g>
              </table:table-cell>
              <table:table-cell office:value-type="float" office:value="0.014">
                <text:p>0.014</text:p>
                <draw:g>
                  <svg:desc>Check.E8:Check.AB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1.324">
                <text:p>1.324</text:p>
              </table:table-cell>
              <table:table-cell office:value-type="float" office:value="0.782">
                <text:p>0.782</text:p>
              </table:table-cell>
              <table:table-cell office:value-type="float" office:value="0.692">
                <text:p>0.692</text:p>
              </table:table-cell>
              <table:table-cell office:value-type="float" office:value="0.579">
                <text:p>0.579</text:p>
              </table:table-cell>
              <table:table-cell office:value-type="float" office:value="0.359">
                <text:p>0.359</text:p>
              </table:table-cell>
              <table:table-cell office:value-type="float" office:value="0.349">
                <text:p>0.349</text:p>
              </table:table-cell>
              <table:table-cell office:value-type="float" office:value="0.627">
                <text:p>0.627</text:p>
              </table:table-cell>
              <table:table-cell office:value-type="float" office:value="0.152">
                <text:p>0.152</text:p>
              </table:table-cell>
              <table:table-cell office:value-type="float" office:value="0.526">
                <text:p>0.526</text:p>
              </table:table-cell>
              <table:table-cell office:value-type="float" office:value="0.337">
                <text:p>0.337</text:p>
              </table:table-cell>
              <table:table-cell office:value-type="float" office:value="0.239">
                <text:p>0.239</text:p>
              </table:table-cell>
              <table:table-cell office:value-type="float" office:value="0.236">
                <text:p>0.236</text:p>
              </table:table-cell>
              <table:table-cell office:value-type="float" office:value="0.181">
                <text:p>0.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">
                <text:p>0.03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Roomthermostat, 29-01</text:p>
                <draw:g>
                  <svg:desc>Check.D9:Check.D9</svg:desc>
                </draw:g>
              </table:table-cell>
              <table:table-cell office:value-type="float" office:value="0.007">
                <text:p>0.007</text:p>
                <draw:g>
                  <svg:desc>Check.E9:Check.AB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1.646">
                <text:p>1.646</text:p>
              </table:table-cell>
              <table:table-cell office:value-type="float" office:value="0.517">
                <text:p>0.517</text:p>
              </table:table-cell>
              <table:table-cell office:value-type="float" office:value="0.154">
                <text:p>0.154</text:p>
              </table:table-cell>
              <table:table-cell office:value-type="float" office:value="0.452">
                <text:p>0.452</text:p>
              </table:table-cell>
              <table:table-cell office:value-type="float" office:value="0.631">
                <text:p>0.631</text:p>
              </table:table-cell>
              <table:table-cell office:value-type="float" office:value="0">
                <text:p>0</text:p>
              </table:table-cell>
              <table:table-cell office:value-type="float" office:value="0.559">
                <text:p>0.559</text:p>
              </table:table-cell>
              <table:table-cell office:value-type="float" office:value="0.514">
                <text:p>0.514</text:p>
              </table:table-cell>
              <table:table-cell office:value-type="float" office:value="0.33">
                <text:p>0.33</text:p>
              </table:table-cell>
              <table:table-cell office:value-type="float" office:value="0.113">
                <text:p>0.113</text:p>
              </table:table-cell>
              <table:table-cell office:value-type="float" office:value="0.759">
                <text:p>0.759</text:p>
              </table:table-cell>
              <table:table-cell office:value-type="float" office:value="0.052">
                <text:p>0.052</text:p>
              </table:table-cell>
              <table:table-cell office:value-type="float" office:value="0.059">
                <text:p>0.059</text:p>
              </table:table-cell>
              <table:table-cell office:value-type="float" office:value="0.481">
                <text:p>0.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omthermostat, 30-01</text:p>
                <draw:g>
                  <svg:desc>Check.D10:Check.D10</svg:desc>
                </draw:g>
              </table:table-cell>
              <table:table-cell office:value-type="float" office:value="0.006">
                <text:p>0.006</text:p>
                <draw:g>
                  <svg:desc>Check.E10:Check.AB10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87">
                <text:p>0.087</text:p>
              </table:table-cell>
              <table:table-cell office:value-type="float" office:value="0.313">
                <text:p>0.313</text:p>
              </table:table-cell>
              <table:table-cell office:value-type="float" office:value="0.191">
                <text:p>0.191</text:p>
              </table:table-cell>
              <table:table-cell office:value-type="float" office:value="0.521">
                <text:p>0.521</text:p>
              </table:table-cell>
              <table:table-cell office:value-type="float" office:value="0.146">
                <text:p>0.146</text:p>
              </table:table-cell>
              <table:table-cell office:value-type="float" office:value="0.436">
                <text:p>0.436</text:p>
              </table:table-cell>
              <table:table-cell office:value-type="float" office:value="0.067">
                <text:p>0.067</text:p>
              </table:table-cell>
              <table:table-cell office:value-type="float" office:value="0.372">
                <text:p>0.372</text:p>
              </table:table-cell>
              <table:table-cell office:value-type="float" office:value="0.361">
                <text:p>0.361</text:p>
              </table:table-cell>
              <table:table-cell office:value-type="float" office:value="0.088">
                <text:p>0.088</text:p>
              </table:table-cell>
              <table:table-cell office:value-type="float" office:value="0.368">
                <text:p>0.368</text:p>
              </table:table-cell>
              <table:table-cell office:value-type="float" office:value="0">
                <text:p>0</text:p>
              </table:table-cell>
              <table:table-cell office:value-type="float" office:value="0.094">
                <text:p>0.094</text:p>
              </table:table-cell>
              <table:table-cell office:value-type="float" office:value="0.797">
                <text:p>0.797</text:p>
              </table:table-cell>
              <table:table-cell office:value-type="float" office:value="0.435">
                <text:p>0.435</text:p>
              </table:table-cell>
              <table:table-cell office:value-type="float" office:value="0.039">
                <text:p>0.03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oomthermostat, 31-01</text:p>
                <draw:g>
                  <svg:desc>Check.D11:Check.D11</svg:desc>
                </draw:g>
              </table:table-cell>
              <table:table-cell office:value-type="float" office:value="0">
                <text:p>0</text:p>
                <draw:g>
                  <svg:desc>Check.E11:Check.AB11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41">
                <text:p>0.41</text:p>
              </table:table-cell>
              <table:table-cell office:value-type="float" office:value="0.939">
                <text:p>0.939</text:p>
              </table:table-cell>
              <table:table-cell office:value-type="float" office:value="0.641">
                <text:p>0.641</text:p>
              </table:table-cell>
              <table:table-cell office:value-type="float" office:value="1.008">
                <text:p>1.008</text:p>
              </table:table-cell>
              <table:table-cell office:value-type="float" office:value="0.516">
                <text:p>0.516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362">
                <text:p>0.362</text:p>
              </table:table-cell>
              <table:table-cell office:value-type="float" office:value="0.263">
                <text:p>0.26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522">
                <text:p>0.522</text:p>
              </table:table-cell>
              <table:table-cell office:value-type="float" office:value="0.197">
                <text:p>0.197</text:p>
              </table:table-cell>
              <table:table-cell office:value-type="float" office:value="0.065">
                <text:p>0.065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omthermostat, 01-02</text:p>
                <draw:g>
                  <svg:desc>Check.D12:Check.D12</svg:desc>
                </draw:g>
              </table:table-cell>
              <table:table-cell office:value-type="float" office:value="0.005">
                <text:p>0.005</text:p>
                <draw:g>
                  <svg:desc>Check.E12:Check.AB12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408">
                <text:p>0.408</text:p>
              </table:table-cell>
              <table:table-cell office:value-type="float" office:value="1.569">
                <text:p>1.569</text:p>
              </table:table-cell>
              <table:table-cell office:value-type="float" office:value="0">
                <text:p>0</text:p>
              </table:table-cell>
              <table:table-cell office:value-type="float" office:value="0.208">
                <text:p>0.20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977">
                <text:p>0.977</text:p>
              </table:table-cell>
              <table:table-cell office:value-type="float" office:value="0">
                <text:p>0</text:p>
              </table:table-cell>
              <table:table-cell office:value-type="float" office:value="1.326">
                <text:p>1.326</text:p>
              </table:table-cell>
              <table:table-cell office:value-type="float" office:value="0.124">
                <text:p>0.124</text:p>
              </table:table-cell>
              <table:table-cell office:value-type="float" office:value="0.145">
                <text:p>0.145</text:p>
              </table:table-cell>
              <table:table-cell office:value-type="float" office:value="0.225">
                <text:p>0.225</text:p>
              </table:table-cell>
              <table:table-cell office:value-type="float" office:value="0.523">
                <text:p>0.523</text:p>
              </table:table-cell>
              <table:table-cell office:value-type="float" office:value="0.3">
                <text:p>0.3</text:p>
              </table:table-cell>
              <table:table-cell office:value-type="float" office:value="0.46">
                <text:p>0.46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21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121">
      <style:chart-properties chart:display-label="true" chart:logarithmic="false" chart:minimum="0" chart:maximum="1" chart:interval-major="0.1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04cm" svg:height="9cm" xlink:href=".." xlink:type="simple" chart:class="chart:scatter" chart:style-name="ch1">
        <chart:title svg:x="5.785cm" svg:y="0.316cm" chart:style-name="ch2">
          <text:p>Average gas consumption during the day</text:p>
        </chart:title>
        <chart:legend chart:legend-position="bottom" svg:x="5.352cm" svg:y="8.409cm" style:legend-expansion="wide" chart:style-name="ch3"/>
        <chart:plot-area chart:style-name="ch4" table:cell-range-address="Check.E21:Check.AB23 Check.D22:Check.D23" chart:data-source-has-labels="column" svg:x="1.392cm" svg:y="1.301cm" svg:width="18.114cm" svg:height="5.78cm">
          <chart:coordinate-region svg:x="2.137cm" svg:y="1.496cm" svg:width="17.023cm" svg:height="4.946cm"/>
          <chart:axis chart:dimension="x" chart:name="primary-x" chart:style-name="ch5">
            <chart:title svg:x="10.039cm" svg:y="7.262cm" chart:style-name="ch6">
              <text:p>Time</text:p>
            </chart:title>
          </chart:axis>
          <chart:axis chart:dimension="y" chart:name="primary-y" chart:style-name="ch7">
            <chart:title svg:x="0.451cm" svg:y="5.8cm" chart:style-name="ch8">
              <text:p>Gas consumption [m³]</text:p>
            </chart:title>
            <chart:grid chart:style-name="ch9" chart:class="major"/>
          </chart:axis>
          <chart:series chart:style-name="ch10" chart:values-cell-range-address="Check.E22:Check.AB22" chart:label-cell-address="Check.D22:Check.D22" chart:class="chart:scatter">
            <chart:domain table:cell-range-address="Check.E21:Check.AB21"/>
            <chart:data-point chart:repeated="24"/>
          </chart:series>
          <chart:series chart:style-name="ch11" chart:values-cell-range-address="Check.E23:Check.AB23" chart:label-cell-address="Check.D23:Check.D2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heck.E21:Check.AB21</svg:desc>
                </draw:g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5">
                <text:p>0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5">
                <text:p>0.8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Honeywell, ∑=6.12</text:p>
                <draw:g>
                  <svg:desc>Check.D22:Check.D22</svg:desc>
                </draw:g>
              </table:table-cell>
              <table:table-cell office:value-type="float" office:value="0.00333333333333333">
                <text:p>0.00333333333333333</text:p>
                <draw:g>
                  <svg:desc>Check.E22:Check.AB2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566666666666667">
                <text:p>0.00566666666666667</text:p>
              </table:table-cell>
              <table:table-cell office:value-type="float" office:value="0.00366666666666667">
                <text:p>0.00366666666666667</text:p>
              </table:table-cell>
              <table:table-cell office:value-type="float" office:value="0.309666666666667">
                <text:p>0.309666666666667</text:p>
              </table:table-cell>
              <table:table-cell office:value-type="float" office:value="0.078">
                <text:p>0.078</text:p>
              </table:table-cell>
              <table:table-cell office:value-type="float" office:value="0.522">
                <text:p>0.522</text:p>
              </table:table-cell>
              <table:table-cell office:value-type="float" office:value="0.007">
                <text:p>0.007</text:p>
              </table:table-cell>
              <table:table-cell office:value-type="float" office:value="0.536333333333333">
                <text:p>0.536333333333333</text:p>
              </table:table-cell>
              <table:table-cell office:value-type="float" office:value="0.854333333333333">
                <text:p>0.854333333333333</text:p>
              </table:table-cell>
              <table:table-cell office:value-type="float" office:value="0.785333333333333">
                <text:p>0.785333333333333</text:p>
              </table:table-cell>
              <table:table-cell office:value-type="float" office:value="0.342">
                <text:p>0.342</text:p>
              </table:table-cell>
              <table:table-cell office:value-type="float" office:value="0.398">
                <text:p>0.398</text:p>
              </table:table-cell>
              <table:table-cell office:value-type="float" office:value="0.349">
                <text:p>0.349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274333333333333">
                <text:p>0.274333333333333</text:p>
              </table:table-cell>
              <table:table-cell office:value-type="float" office:value="0.265666666666667">
                <text:p>0.265666666666667</text:p>
              </table:table-cell>
              <table:table-cell office:value-type="float" office:value="0.157">
                <text:p>0.157</text:p>
              </table:table-cell>
              <table:table-cell office:value-type="float" office:value="0.202333333333333">
                <text:p>0.202333333333333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156">
                <text:p>0.156</text:p>
              </table:table-cell>
              <table:table-cell office:value-type="float" office:value="0.276">
                <text:p>0.276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>
                <text:p>Roomthermostat, ∑=5.83</text:p>
                <draw:g>
                  <svg:desc>Check.D23:Check.D23</svg:desc>
                </draw:g>
              </table:table-cell>
              <table:table-cell office:value-type="float" office:value="0.004625">
                <text:p>0.004625</text:p>
                <draw:g>
                  <svg:desc>Check.E23:Check.AB23</svg:desc>
                </draw:g>
              </table:table-cell>
              <table:table-cell office:value-type="float" office:value="0.003875">
                <text:p>0.003875</text:p>
              </table:table-cell>
              <table:table-cell office:value-type="float" office:value="0.004375">
                <text:p>0.004375</text:p>
              </table:table-cell>
              <table:table-cell office:value-type="float" office:value="0.00375">
                <text:p>0.00375</text:p>
              </table:table-cell>
              <table:table-cell office:value-type="float" office:value="0.003875">
                <text:p>0.003875</text:p>
              </table:table-cell>
              <table:table-cell office:value-type="float" office:value="0.004625">
                <text:p>0.004625</text:p>
              </table:table-cell>
              <table:table-cell office:value-type="float" office:value="0.50475">
                <text:p>0.50475</text:p>
              </table:table-cell>
              <table:table-cell office:value-type="float" office:value="0.943">
                <text:p>0.943</text:p>
              </table:table-cell>
              <table:table-cell office:value-type="float" office:value="0.24425">
                <text:p>0.24425</text:p>
              </table:table-cell>
              <table:table-cell office:value-type="float" office:value="0.60425">
                <text:p>0.60425</text:p>
              </table:table-cell>
              <table:table-cell office:value-type="float" office:value="0.274875">
                <text:p>0.274875</text:p>
              </table:table-cell>
              <table:table-cell office:value-type="float" office:value="0.160125">
                <text:p>0.160125</text:p>
              </table:table-cell>
              <table:table-cell office:value-type="float" office:value="0.363875">
                <text:p>0.363875</text:p>
              </table:table-cell>
              <table:table-cell office:value-type="float" office:value="0.133875">
                <text:p>0.133875</text:p>
              </table:table-cell>
              <table:table-cell office:value-type="float" office:value="0.3605">
                <text:p>0.3605</text:p>
              </table:table-cell>
              <table:table-cell office:value-type="float" office:value="0.231625">
                <text:p>0.231625</text:p>
              </table:table-cell>
              <table:table-cell office:value-type="float" office:value="0.383">
                <text:p>0.383</text:p>
              </table:table-cell>
              <table:table-cell office:value-type="float" office:value="0.43675">
                <text:p>0.43675</text:p>
              </table:table-cell>
              <table:table-cell office:value-type="float" office:value="0.0975">
                <text:p>0.0975</text:p>
              </table:table-cell>
              <table:table-cell office:value-type="float" office:value="0.350125">
                <text:p>0.350125</text:p>
              </table:table-cell>
              <table:table-cell office:value-type="float" office:value="0.294125">
                <text:p>0.294125</text:p>
              </table:table-cell>
              <table:table-cell office:value-type="float" office:value="0.2565">
                <text:p>0.2565</text:p>
              </table:table-cell>
              <table:table-cell office:value-type="float" office:value="0.162125">
                <text:p>0.162125</text:p>
              </table:table-cell>
              <table:table-cell office:value-type="float" office:value="0.00725">
                <text:p>0.00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